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945in"/>
    </style:style>
    <style:style style:name="co3" style:family="table-column">
      <style:table-column-properties fo:break-before="auto" style:column-width="1.1236in"/>
    </style:style>
    <style:style style:name="co4" style:family="table-column">
      <style:table-column-properties fo:break-before="auto" style:column-width="3.2728in"/>
    </style:style>
    <style:style style:name="co5" style:family="table-column">
      <style:table-column-properties fo:break-before="auto" style:column-width="0.6138in"/>
    </style:style>
    <style:style style:name="co6" style:family="table-column">
      <style:table-column-properties fo:break-before="auto" style:column-width="2.2547in"/>
    </style:style>
    <style:style style:name="co7" style:family="table-column">
      <style:table-column-properties fo:break-before="auto" style:column-width="4.2311in"/>
    </style:style>
    <style:style style:name="co8" style:family="table-column">
      <style:table-column-properties fo:break-before="auto" style:column-width="4.1492in"/>
    </style:style>
    <style:style style:name="co9" style:family="table-column">
      <style:table-column-properties fo:break-before="auto" style:column-width="3.1626in"/>
    </style:style>
    <style:style style:name="co10" style:family="table-column">
      <style:table-column-properties fo:break-before="auto" style:column-width="2.198in"/>
    </style:style>
    <style:style style:name="co11" style:family="table-column">
      <style:table-column-properties fo:break-before="auto" style:column-width="2.8626in"/>
    </style:style>
    <style:style style:name="co12" style:family="table-column">
      <style:table-column-properties fo:break-before="auto" style:column-width="0.9217in"/>
    </style:style>
    <style:style style:name="co13" style:family="table-column">
      <style:table-column-properties fo:break-before="auto" style:column-width="2.2618in"/>
    </style:style>
    <style:style style:name="co14" style:family="table-column">
      <style:table-column-properties fo:break-before="auto" style:column-width="3.3661in"/>
    </style:style>
    <style:style style:name="co15" style:family="table-column">
      <style:table-column-properties fo:break-before="auto" style:column-width="1.2008in"/>
    </style:style>
    <style:style style:name="co16" style:family="table-column">
      <style:table-column-properties fo:break-before="auto" style:column-width="0.9429in"/>
    </style:style>
    <style:style style:name="co17" style:family="table-column">
      <style:table-column-properties fo:break-before="auto" style:column-width="2.990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size="12pt" style:font-size-asian="12pt" style:font-size-complex="12pt"/>
    </style:style>
    <style:style style:name="ce19" style:family="table-cell" style:parent-style-name="Default">
      <style:text-properties style:font-name="Liberation Sans" fo:font-size="12pt" style:font-name-asian="Noto Sans CJK SC Regular" style:font-size-asian="12pt" style:font-name-complex="FreeSans" style:font-size-complex="12pt"/>
    </style:style>
    <style:style style:name="ce20" style:family="table-cell" style:parent-style-name="Default">
      <style:text-properties style:font-name="Liberation Sans" style:font-name-asian="Noto Sans CJK SC Regular" style:font-name-complex="FreeSans"/>
    </style:style>
    <style:style style:name="ce21" style:family="table-cell" style:parent-style-name="Default" style:data-style-name="N36"/>
    <style:style style:name="ce22" style:family="table-cell" style:parent-style-name="Default">
      <style:text-properties style:font-name="Liberation Sans" style:text-underline-style="none" style:font-name-asian="Noto Sans CJK SC Regular" style:font-name-complex="FreeSans"/>
    </style:style>
    <style:style style:name="ce23" style:family="table-cell" style:parent-style-name="Default" style:data-style-name="N0"/>
    <style:style style:name="ce2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5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2pt" style:font-size-asian="12pt" style:font-size-complex="12pt"/>
    </style:style>
    <style:style style:name="ce26" style:family="table-cell" style:parent-style-name="Default" style:data-style-name="N49">
      <style:text-properties fo:font-size="12pt" style:font-size-asian="12pt" style:font-size-complex="12pt"/>
    </style:style>
    <style:style style:name="ce30" style:family="table-cell" style:parent-style-name="Default" style:data-style-name="N49"/>
  </office:automatic-styles>
  <office:body>
    <office:spreadsheet>
      <table:calculation-settings table:automatic-find-labels="false"/>
      <table:table table:name="totals" table:style-name="ta1">
        <table:table-column table:style-name="co1" table:number-columns-repeated="3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1" table:number-columns-repeated="1019" table:default-cell-style-name="ce1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expenses</text:p>
          </table:table-cell>
          <table:table-cell office:value-type="string" calcext:value-type="string">
            <text:p>income</text:p>
          </table:table-cell>
          <table:table-cell office:value-type="string" calcext:value-type="string">
            <text:p>KA donated</text:p>
          </table:table-cell>
          <table:table-cell table:style-name="ce19" office:value-type="string" calcext:value-type="string">
            <text:p>net</text:p>
          </table:table-cell>
          <table:table-cell office:value-type="string" calcext:value-type="string">
            <text:p>KA net income</text:p>
          </table:table-cell>
          <table:table-cell table:number-columns-repeated="1019"/>
        </table:table-row>
        <table:table-row table:style-name="ro1">
          <table:table-cell office:value-type="float" office:value="2016" calcext:value-type="float">
            <text:p>2016</text:p>
          </table:table-cell>
          <table:table-cell table:style-name="ce19" office:value-type="float" office:value="6146" calcext:value-type="float">
            <text:p>6146</text:p>
          </table:table-cell>
          <table:table-cell office:value-type="float" office:value="-4363" calcext:value-type="float">
            <text:p>-4363</text:p>
          </table:table-cell>
          <table:table-cell office:value-type="float" office:value="-500" calcext:value-type="float">
            <text:p>-500</text:p>
          </table:table-cell>
          <table:table-cell table:style-name="ce19" table:formula="of:=SUM([.B2:.D2])" office:value-type="float" office:value="1283" calcext:value-type="float">
            <text:p>1283</text:p>
          </table:table-cell>
          <table:table-cell table:number-columns-repeated="1020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363" calcext:value-type="float">
            <text:p>2363</text:p>
          </table:table-cell>
          <table:table-cell office:value-type="float" office:value="-7307" calcext:value-type="float">
            <text:p>-7307</text:p>
          </table:table-cell>
          <table:table-cell/>
          <table:table-cell table:style-name="ce19" table:formula="of:=SUM([.B3:.D3])" office:value-type="float" office:value="-4944" calcext:value-type="float">
            <text:p>-4944</text:p>
          </table:table-cell>
          <table:table-cell table:number-columns-repeated="1020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018" calcext:value-type="float">
            <text:p>5018</text:p>
          </table:table-cell>
          <table:table-cell office:value-type="float" office:value="-2196" calcext:value-type="float">
            <text:p>-2196</text:p>
          </table:table-cell>
          <table:table-cell/>
          <table:table-cell table:style-name="ce19" table:formula="of:=SUM([.B4:.D4])" office:value-type="float" office:value="2822" calcext:value-type="float">
            <text:p>2822</text:p>
          </table:table-cell>
          <table:table-cell table:number-columns-repeated="1020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5658" calcext:value-type="float">
            <text:p>5658</text:p>
          </table:table-cell>
          <table:table-cell office:value-type="float" office:value="-5844" calcext:value-type="float">
            <text:p>-5844</text:p>
          </table:table-cell>
          <table:table-cell/>
          <table:table-cell table:formula="of:=SUM([.B5:.D5])" office:value-type="float" office:value="-186" calcext:value-type="float">
            <text:p>-186</text:p>
          </table:table-cell>
          <table:table-cell office:value-type="float" office:value="-500" calcext:value-type="float">
            <text:p>-500</text:p>
          </table:table-cell>
          <table:table-cell table:number-columns-repeated="1019"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3208" calcext:value-type="float">
            <text:p>3208</text:p>
          </table:table-cell>
          <table:table-cell office:value-type="float" office:value="-1119" calcext:value-type="float">
            <text:p>-1119</text:p>
          </table:table-cell>
          <table:table-cell/>
          <table:table-cell table:formula="of:=SUM([.B6:.D6])" office:value-type="float" office:value="2089" calcext:value-type="float">
            <text:p>2089</text:p>
          </table:table-cell>
          <table:table-cell table:number-columns-repeated="1020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9860" calcext:value-type="float">
            <text:p>9860</text:p>
          </table:table-cell>
          <table:table-cell office:value-type="float" office:value="-9581" calcext:value-type="float">
            <text:p>-9581</text:p>
          </table:table-cell>
          <table:table-cell office:value-type="float" office:value="-1300" calcext:value-type="float">
            <text:p>-1300</text:p>
          </table:table-cell>
          <table:table-cell table:formula="of:=SUM([.B7:.D7])" office:value-type="float" office:value="-1021" calcext:value-type="float">
            <text:p>-1021</text:p>
          </table:table-cell>
          <table:table-cell office:value-type="float" office:value="-200" calcext:value-type="float">
            <text:p>-200</text:p>
          </table:table-cell>
          <table:table-cell table:number-columns-repeated="1019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2233" calcext:value-type="float">
            <text:p>2233</text:p>
          </table:table-cell>
          <table:table-cell office:value-type="float" office:value="-2104" calcext:value-type="float">
            <text:p>-2104</text:p>
          </table:table-cell>
          <table:table-cell/>
          <table:table-cell table:formula="of:=SUM([.B8:.D8])" office:value-type="float" office:value="129" calcext:value-type="float">
            <text:p>129</text:p>
          </table:table-cell>
          <table:table-cell office:value-type="float" office:value="-100" calcext:value-type="float">
            <text:p>-100</text:p>
          </table:table-cell>
          <table:table-cell table:number-columns-repeated="1019"/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float" office:value="6510" calcext:value-type="float">
            <text:p>6510</text:p>
          </table:table-cell>
          <table:table-cell office:value-type="float" office:value="-4652" calcext:value-type="float">
            <text:p>-4652</text:p>
          </table:table-cell>
          <table:table-cell office:value-type="float" office:value="-2000" calcext:value-type="float">
            <text:p>-2000</text:p>
          </table:table-cell>
          <table:table-cell table:formula="of:=SUM([.B9:.D9])" office:value-type="float" office:value="-142" calcext:value-type="float">
            <text:p>-142</text:p>
          </table:table-cell>
          <table:table-cell office:value-type="float" office:value="-1300" calcext:value-type="float">
            <text:p>-13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otals</text:p>
          </table:table-cell>
          <table:table-cell table:number-columns-repeated="2"/>
          <table:table-cell table:formula="of:=SUM([.D2:.D9])" office:value-type="float" office:value="-3800" calcext:value-type="float">
            <text:p>-3800</text:p>
          </table:table-cell>
          <table:table-cell table:formula="of:=SUM([.E2:.E9])" office:value-type="float" office:value="30" calcext:value-type="float">
            <text:p>30</text:p>
          </table:table-cell>
          <table:table-cell table:formula="of:=SUM([.F2:.F9])" office:value-type="float" office:value="-2100" calcext:value-type="float">
            <text:p>-2100</text:p>
          </table:table-cell>
          <table:table-cell table:number-columns-repeated="1019"/>
        </table:table-row>
        <table:table-row table:style-name="ro1" table:number-rows-repeated="1048565">
          <table:table-cell table:number-columns-repeated="1025"/>
        </table:table-row>
        <table:table-row table:style-name="ro1">
          <table:table-cell table:number-columns-repeated="1025"/>
        </table:table-row>
      </table:table>
      <table:table table:name="expenses-2016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2">
          <table:table-cell office:value-type="string" calcext:value-type="string">
            <text:p>Hardware, supplie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inksys ATA x4</text:p>
          </table:table-cell>
          <table:table-cell office:value-type="float" office:value="75.52" calcext:value-type="float">
            <text:p>75.5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eeco SSW-321-F armored phone x5</text:p>
          </table:table-cell>
          <table:table-cell office:value-type="float" office:value="68.15" calcext:value-type="float">
            <text:p>68.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eeco SSP-361-F panel phone </text:p>
          </table:table-cell>
          <table:table-cell office:value-type="float" office:value="165.2" calcext:value-type="float">
            <text:p>165.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form factor coinless phone </text:p>
          </table:table-cell>
          <table:table-cell office:value-type="float" office:value="71.98" calcext:value-type="float">
            <text:p>71.9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lmart android phones x2</text:p>
          </table:table-cell>
          <table:table-cell office:value-type="float" office:value="24.8" calcext:value-type="float">
            <text:p>24.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llmount enclosures, pedestal with shell x3</text:p>
          </table:table-cell>
          <table:table-cell office:value-type="float" office:value="150" calcext:value-type="float">
            <text:p>1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otel batteries x2, Western lock &amp; key x2</text:p>
          </table:table-cell>
          <table:table-cell office:value-type="float" office:value="88.55" calcext:value-type="float">
            <text:p>88.5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estern payphone lock </text:p>
          </table:table-cell>
          <table:table-cell office:value-type="float" office:value="10.75" calcext:value-type="float">
            <text:p>10.7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furb payphone, phone board, keypad</text:p>
          </table:table-cell>
          <table:table-cell office:value-type="float" office:value="208.9" calcext:value-type="float">
            <text:p>208.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board, handset x3</text:p>
          </table:table-cell>
          <table:table-cell office:value-type="float" office:value="129.4" calcext:value-type="float">
            <text:p>129.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nlocked BasicTalk ATAs x10</text:p>
          </table:table-cell>
          <table:table-cell office:value-type="float" office:value="43.45" calcext:value-type="float">
            <text:p>43.4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locks x4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lock </text:p>
          </table:table-cell>
          <table:table-cell office:value-type="float" office:value="12.75" calcext:value-type="float">
            <text:p>12.7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lock </text:p>
          </table:table-cell>
          <table:table-cell office:value-type="float" office:value="15.75" calcext:value-type="float">
            <text:p>15.7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lock </text:p>
          </table:table-cell>
          <table:table-cell office:value-type="float" office:value="19.5" calcext:value-type="float">
            <text:p>19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furb payphone, phone board, keypad, hookswitch</text:p>
          </table:table-cell>
          <table:table-cell office:value-type="float" office:value="269" calcext:value-type="float">
            <text:p>26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ed desk phones </text:p>
          </table:table-cell>
          <table:table-cell office:value-type="float" office:value="4.99" calcext:value-type="float">
            <text:p>4.9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ed desk phones </text:p>
          </table:table-cell>
          <table:table-cell office:value-type="float" office:value="24.97" calcext:value-type="float">
            <text:p>24.9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 hardware </text:p>
          </table:table-cell>
          <table:table-cell office:value-type="float" office:value="2.79" calcext:value-type="float">
            <text:p>2.7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ndsets, hardware</text:p>
          </table:table-cell>
          <table:table-cell office:value-type="float" office:value="116.29" calcext:value-type="float">
            <text:p>116.2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 hardware </text:p>
          </table:table-cell>
          <table:table-cell office:value-type="float" office:value="53.89" calcext:value-type="float">
            <text:p>53.8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mall pedestals and enclosures x2</text:p>
          </table:table-cell>
          <table:table-cell office:value-type="float" office:value="300" calcext:value-type="float">
            <text:p>3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s x2</text:p>
          </table:table-cell>
          <table:table-cell office:value-type="float" office:value="350" calcext:value-type="float">
            <text:p>3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inksys DD-WRT router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uffalo WHR-300H P2D router x2</text:p>
          </table:table-cell>
          <table:table-cell office:value-type="float" office:value="122" calcext:value-type="float">
            <text:p>12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lastic phone display parts</text:p>
          </table:table-cell>
          <table:table-cell office:value-type="float" office:value="11.85" calcext:value-type="float">
            <text:p>11.8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</text:p>
          </table:table-cell>
          <table:table-cell office:value-type="float" office:value="162.55" calcext:value-type="float">
            <text:p>162.5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edestal and enclosur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Rob in Detroit</text:p>
          </table:table-cell>
        </table:table-row>
        <table:table-row table:style-name="ro2">
          <table:table-cell office:value-type="string" calcext:value-type="string">
            <text:p>AT&amp;T COCOT payphone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Rob in Detroit</text:p>
          </table:table-cell>
        </table:table-row>
        <table:table-row table:style-name="ro2">
          <table:table-cell office:value-type="string" calcext:value-type="string">
            <text:p>Hardware, supplies</text:p>
          </table:table-cell>
          <table:table-cell office:value-type="float" office:value="73.51" calcext:value-type="float">
            <text:p>73.51</text:p>
          </table:table-cell>
          <table:table-cell/>
          <table:table-cell office:value-type="string" calcext:value-type="string">
            <text:p>for Taylor installation</text:p>
          </table:table-cell>
        </table:table-row>
        <table:table-row table:style-name="ro2">
          <table:table-cell office:value-type="string" calcext:value-type="string">
            <text:p>plastic phone display parts</text:p>
          </table:table-cell>
          <table:table-cell office:value-type="float" office:value="8.6" calcext:value-type="float">
            <text:p>8.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lastic phone display parts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rdware, supplies</text:p>
          </table:table-cell>
          <table:table-cell office:value-type="float" office:value="20.95" calcext:value-type="float">
            <text:p>20.95</text:p>
          </table:table-cell>
          <table:table-cell/>
          <table:table-cell office:value-type="string" calcext:value-type="string">
            <text:p>for Taylor installation</text:p>
          </table:table-cell>
        </table:table-row>
        <table:table-row table:style-name="ro2">
          <table:table-cell office:value-type="string" calcext:value-type="string">
            <text:p>Hardware, supplies</text:p>
          </table:table-cell>
          <table:table-cell office:value-type="float" office:value="18.9" calcext:value-type="float">
            <text:p>18.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rdware, supplies</text:p>
          </table:table-cell>
          <table:table-cell office:value-type="float" office:value="147.65" calcext:value-type="float">
            <text:p>147.65</text:p>
          </table:table-cell>
          <table:table-cell/>
          <table:table-cell office:value-type="string" calcext:value-type="string">
            <text:p>for ctrlh installation</text:p>
          </table:table-cell>
        </table:table-row>
        <table:table-row table:style-name="ro2">
          <table:table-cell office:value-type="string" calcext:value-type="string">
            <text:p>Hardware, supplies</text:p>
          </table:table-cell>
          <table:table-cell office:value-type="float" office:value="39.32" calcext:value-type="float">
            <text:p>39.3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rdware, supplies</text:p>
          </table:table-cell>
          <table:table-cell office:value-type="float" office:value="23.35" calcext:value-type="float">
            <text:p>23.3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rdware, supplies</text:p>
          </table:table-cell>
          <table:table-cell office:value-type="float" office:value="8.5" calcext:value-type="float">
            <text:p>8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</text:p>
          </table:table-cell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2:.B40])" office:value-type="float" office:value="3130.81" calcext:value-type="float">
            <text:p>3130.81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Service provider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 Jan 1 </text:p>
          </table:table-cell>
          <table:table-cell office:value-type="float" office:value="17.05" calcext:value-type="float">
            <text:p>17.0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Feb 1 </text:p>
          </table:table-cell>
          <table:table-cell office:value-type="float" office:value="14.5" calcext:value-type="float">
            <text:p>14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Mar 1 </text:p>
          </table:table-cell>
          <table:table-cell office:value-type="float" office:value="14.92" calcext:value-type="float">
            <text:p>14.9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Apr 1 </text:p>
          </table:table-cell>
          <table:table-cell office:value-type="float" office:value="11.9" calcext:value-type="float">
            <text:p>11.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May 1 </text:p>
          </table:table-cell>
          <table:table-cell office:value-type="float" office:value="12.62" calcext:value-type="float">
            <text:p>12.6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Jun 1 </text:p>
          </table:table-cell>
          <table:table-cell office:value-type="float" office:value="13.71" calcext:value-type="float">
            <text:p>13.7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Jul 1 </text:p>
          </table:table-cell>
          <table:table-cell office:value-type="float" office:value="13.79" calcext:value-type="float">
            <text:p>13.7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Jul 5 </text:p>
          </table:table-cell>
          <table:table-cell office:value-type="float" office:value="13.79" calcext:value-type="float">
            <text:p>13.7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Aug 1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Sep 1 </text:p>
          </table:table-cell>
          <table:table-cell office:value-type="float" office:value="11.78" calcext:value-type="float">
            <text:p>11.7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Oct 1 </text:p>
          </table:table-cell>
          <table:table-cell office:value-type="float" office:value="11.61" calcext:value-type="float">
            <text:p>11.6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Jan 17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Mar 22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Apr 25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Jun 4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Jul 4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Aug 21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Oct 4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nov 26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llcentric Mar 29 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llcentric Jun 16 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llcentric Aug 28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amecheap.com domain name service Sep 17 </text:p>
          </table:table-cell>
          <table:table-cell office:value-type="float" office:value="13.06" calcext:value-type="float">
            <text:p>13.0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amecheap.com domain name service Sep 19 </text:p>
          </table:table-cell>
          <table:table-cell office:value-type="float" office:value="2.88" calcext:value-type="float">
            <text:p>2.8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df shell host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44:.B68])" office:value-type="float" office:value="704.61" calcext:value-type="float">
            <text:p>704.61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wages etc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rtist's fee and misc personal expenses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two site expenses $50 each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Reimbursement for tax on RACC grant</text:p>
          </table:table-cell>
          <table:table-cell office:value-type="float" office:value="275" calcext:value-type="float">
            <text:p>275</text:p>
          </table:table-cell>
          <table:table-cell/>
          <table:table-cell office:value-type="string" calcext:value-type="string">
            <text:p>Not deductible, based on $1100, if nothing was deductible, $1971</text:p>
          </table:table-cell>
        </table:table-row>
        <table:table-row table:style-name="ro2">
          <table:table-cell office:value-type="string" calcext:value-type="string">
            <text:p>party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designer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physical plant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content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ops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table:number-columns-repeated="2"/>
          <table:table-cell table:formula="of:=SUM([.B71:.B79])" office:value-type="float" office:value="1285" calcext:value-type="float">
            <text:p>1285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media, outreach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ickers Diesel Fuel Prints </text:p>
          </table:table-cell>
          <table:table-cell office:value-type="float" office:value="116.58" calcext:value-type="float">
            <text:p>116.5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lyer printing IPRC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Mar 2 </text:p>
          </table:table-cell>
          <table:table-cell office:value-type="float" office:value="3.5" calcext:value-type="float">
            <text:p>3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Mar 3 </text:p>
          </table:table-cell>
          <table:table-cell office:value-type="float" office:value="5.18" calcext:value-type="float">
            <text:p>5.1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Mar 4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Mar 6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Apr 6 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Jun 29 </text:p>
          </table:table-cell>
          <table:table-cell office:value-type="float" office:value="37.2" calcext:value-type="float">
            <text:p>37.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 printing IPRC Dec 1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-Line sign printing </text:p>
          </table:table-cell>
          <table:table-cell office:value-type="float" office:value="175" calcext:value-type="float">
            <text:p>17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stage </text:p>
          </table:table-cell>
          <table:table-cell office:value-type="float" office:value="2.72" calcext:value-type="float">
            <text:p>2.7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stage </text:p>
          </table:table-cell>
          <table:table-cell office:value-type="float" office:value="7.52" calcext:value-type="float">
            <text:p>7.5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stage </text:p>
          </table:table-cell>
          <table:table-cell office:value-type="float" office:value="2.3" calcext:value-type="float">
            <text:p>2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 Box 2017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83:.B96])" office:value-type="float" office:value="498" calcext:value-type="float">
            <text:p>498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othe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eth Nehil grant writing 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Umbrella cut of 1K donation 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Free Geek e-waste recycling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100:.B102])" office:value-type="float" office:value="528" calcext:value-type="float">
            <text:p>528</text:p>
          </table:table-cell>
          <table:table-cell table:style-name="ce20"/>
        </table:table-row>
        <table:table-row table:style-name="ro2">
          <table:table-cell table:number-columns-repeated="4"/>
        </table:table-row>
        <table:table-row table:style-name="ro2">
          <table:table-cell table:number-columns-repeated="3"/>
          <table:table-cell table:style-name="ce20"/>
        </table:table-row>
        <table:table-row table:style-name="ro2">
          <table:table-cell office:value-type="string" calcext:value-type="string">
            <text:p>total expenses</text:p>
          </table:table-cell>
          <table:table-cell table:style-name="ce20" table:formula="of:=SUM([.B1:.B104])" office:value-type="float" office:value="6146.42" calcext:value-type="float">
            <text:p>6146.42</text:p>
          </table:table-cell>
          <table:table-cell table:formula="of:=SUM([.C1:.C104])" office:value-type="float" office:value="6146.42" calcext:value-type="float">
            <text:p>6146.42</text:p>
          </table:table-cell>
          <table:table-cell table:style-name="ce20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incom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sales</text:p>
          </table:table-cell>
          <table:table-cell office:value-type="float" office:value="-24.77" calcext:value-type="float">
            <text:p>-24.7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lf RACC grant</text:p>
          </table:table-cell>
          <table:table-cell office:value-type="float" office:value="-3159" calcext:value-type="float">
            <text:p>-315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elson donation</text:p>
          </table:table-cell>
          <table:table-cell office:value-type="float" office:value="-1000" calcext:value-type="float">
            <text:p>-1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ita Leonard donation</text:p>
          </table:table-cell>
          <table:table-cell office:value-type="float" office:value="-20" calcext:value-type="float">
            <text:p>-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rect t-shirt sales</text:p>
          </table:table-cell>
          <table:table-cell office:value-type="float" office:value="-30" calcext:value-type="float">
            <text:p>-3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treon income</text:p>
          </table:table-cell>
          <table:table-cell office:value-type="float" office:value="-129.59" calcext:value-type="float">
            <text:p>-129.59</text:p>
          </table:table-cell>
          <table:table-cell table:number-columns-repeated="2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total income</text:p>
          </table:table-cell>
          <table:table-cell table:formula="of:=SUM([.B109:.B115])" office:value-type="float" office:value="-4363.36" calcext:value-type="float">
            <text:p>-4363.36</text:p>
          </table:table-cell>
          <table:table-cell table:number-columns-repeated="2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net</text:p>
          </table:table-cell>
          <table:table-cell table:formula="of:=SUM([.B106];[.B116])" office:value-type="float" office:value="1783.06" calcext:value-type="float">
            <text:p>1783.06</text:p>
          </table:table-cell>
          <table:table-cell table:number-columns-repeated="2"/>
        </table:table-row>
        <table:table-row table:style-name="ro2" table:number-rows-repeated="2"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<text:s/></text:p>
          </table:table-cell>
          <table:table-cell/>
        </table:table-row>
      </table:table>
      <table:table table:name="expenses-2017" table:style-name="ta1">
        <table:table-column table:style-name="co8" table:default-cell-style-name="Default"/>
        <table:table-column table:style-name="co1" table:number-columns-repeated="3" table:default-cell-style-name="Default"/>
        <table:table-row table:style-name="ro2">
          <table:table-cell office:value-type="string" calcext:value-type="string">
            <text:p>expenses</text:p>
          </table:table-cell>
          <table:table-cell table:number-columns-repeated="3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payments, reimbursement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ps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2">
          <table:table-cell office:value-type="string" calcext:value-type="string">
            <text:p>content/dev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2">
          <table:table-cell office:value-type="string" calcext:value-type="string">
            <text:p>content/dev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2">
          <table:table-cell office:value-type="string" calcext:value-type="string">
            <text:p>design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2">
          <table:table-cell table:number-columns-repeated="2"/>
          <table:table-cell table:formula="of:=SUM([.B4:.B7])" office:value-type="float" office:value="200" calcext:value-type="float">
            <text:p>200</text:p>
          </table:table-cell>
          <table:table-cell/>
        </table:table-row>
        <table:table-row table:style-name="ro2">
          <table:table-cell office:value-type="string" calcext:value-type="string">
            <text:p>Service provider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 2017-01-01</text:p>
          </table:table-cell>
          <table:table-cell office:value-type="float" office:value="10.14" calcext:value-type="float">
            <text:p>10.1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2-01</text:p>
          </table:table-cell>
          <table:table-cell office:value-type="float" office:value="12.15" calcext:value-type="float">
            <text:p>12.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3-01</text:p>
          </table:table-cell>
          <table:table-cell office:value-type="float" office:value="11.96" calcext:value-type="float">
            <text:p>11.9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4-01</text:p>
          </table:table-cell>
          <table:table-cell office:value-type="float" office:value="12.53" calcext:value-type="float">
            <text:p>12.5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5-01</text:p>
          </table:table-cell>
          <table:table-cell office:value-type="float" office:value="12.32" calcext:value-type="float">
            <text:p>12.3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5-31</text:p>
          </table:table-cell>
          <table:table-cell office:value-type="float" office:value="10.17" calcext:value-type="float">
            <text:p>10.1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6-30</text:p>
          </table:table-cell>
          <table:table-cell office:value-type="float" office:value="11.62" calcext:value-type="float">
            <text:p>11.6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8-01</text:p>
          </table:table-cell>
          <table:table-cell office:value-type="float" office:value="13.77" calcext:value-type="float">
            <text:p>13.7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9-01</text:p>
          </table:table-cell>
          <table:table-cell office:value-type="float" office:value="12.53" calcext:value-type="float">
            <text:p>12.5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10-01</text:p>
          </table:table-cell>
          <table:table-cell office:value-type="float" office:value="11.48" calcext:value-type="float">
            <text:p>11.4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11-01</text:p>
          </table:table-cell>
          <table:table-cell office:value-type="float" office:value="12.15" calcext:value-type="float">
            <text:p>12.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12-01</text:p>
          </table:table-cell>
          <table:table-cell office:value-type="float" office:value="13.74" calcext:value-type="float">
            <text:p>13.7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ilio 2017-01-17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ilio 2017-03-08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ilio 2017-03-14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ilio 2017-04-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ilio 2017-05-01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ilio 2017-07-24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ilio 2017-09-18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2017-06-1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llcentric 2017-06-08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llcentric 2017-08-26</text:p>
          </table:table-cell>
          <table:table-cell office:value-type="float" office:value="1.5" calcext:value-type="float">
            <text:p>1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amecheap 2017-09-18</text:p>
          </table:table-cell>
          <table:table-cell office:value-type="float" office:value="15.94" calcext:value-type="float">
            <text:p>15.94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10:.B32])" office:value-type="float" office:value="482" calcext:value-type="float">
            <text:p>482</text:p>
          </table:table-cell>
          <table:table-cell/>
        </table:table-row>
        <table:table-row table:style-name="ro2">
          <table:table-cell office:value-type="string" calcext:value-type="string">
            <text:p>hardwar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yphone, wall enclosure, parts 2017-02-04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0 ATAs</text:p>
          </table:table-cell>
          <table:table-cell office:value-type="float" office:value="195" calcext:value-type="float">
            <text:p>19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2017-09-13</text:p>
          </table:table-cell>
          <table:table-cell office:value-type="float" office:value="109.9" calcext:value-type="float">
            <text:p>109.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9 desk phones 2017-09-17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3 payphones 2017-09-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(refunded)</text:p>
          </table:table-cell>
        </table:table-row>
        <table:table-row table:style-name="ro2">
          <table:table-cell office:value-type="string" calcext:value-type="string">
            <text:p>power strip liberator 2017-02-16</text:p>
          </table:table-cell>
          <table:table-cell office:value-type="float" office:value="35.99" calcext:value-type="float">
            <text:p>35.9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PS 2017-08-17</text:p>
          </table:table-cell>
          <table:table-cell office:value-type="float" office:value="69.95" calcext:value-type="float">
            <text:p>69.9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rabber 2017-10-12</text:p>
          </table:table-cell>
          <table:table-cell office:value-type="float" office:value="2.38" calcext:value-type="float">
            <text:p>2.3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vision hardware 2017-10-21</text:p>
          </table:table-cell>
          <table:table-cell office:value-type="float" office:value="39.66" calcext:value-type="float">
            <text:p>39.6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vision hardware 2017-10-28</text:p>
          </table:table-cell>
          <table:table-cell office:value-type="float" office:value="27.47" calcext:value-type="float">
            <text:p>27.4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me depot</text:p>
          </table:table-cell>
          <table:table-cell office:value-type="float" office:value="263.88" calcext:value-type="float">
            <text:p>263.8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nkins hardware 2017-11-26</text:p>
          </table:table-cell>
          <table:table-cell office:value-type="float" office:value="40.57" calcext:value-type="float">
            <text:p>40.5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ustainable nw wood 2017-11-07</text:p>
          </table:table-cell>
          <table:table-cell office:value-type="float" office:value="95.7" calcext:value-type="float">
            <text:p>95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nkins hardware 2017-12-06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vision hardware 2017-12-16</text:p>
          </table:table-cell>
          <table:table-cell office:value-type="float" office:value="7.8" calcext:value-type="float">
            <text:p>7.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azon – phone hardware 2017-12-17</text:p>
          </table:table-cell>
          <table:table-cell office:value-type="float" office:value="51.07" calcext:value-type="float">
            <text:p>51.0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azon – recording equipment 2017-12-08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35:.B51])" office:value-type="float" office:value="1098.37" calcext:value-type="float">
            <text:p>1098.37</text:p>
          </table:table-cell>
          <table:table-cell/>
        </table:table-row>
        <table:table-row table:style-name="ro2">
          <table:table-cell office:value-type="string" calcext:value-type="string">
            <text:p>media, outreach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zine printing IPRC 2017–02-20</text:p>
          </table:table-cell>
          <table:table-cell office:value-type="float" office:value="9.36" calcext:value-type="float">
            <text:p>9.3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2017–02-25</text:p>
          </table:table-cell>
          <table:table-cell office:value-type="float" office:value="15.12" calcext:value-type="float">
            <text:p>15.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2017–06-11</text:p>
          </table:table-cell>
          <table:table-cell office:value-type="float" office:value="38.16" calcext:value-type="float">
            <text:p>38.1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stage 2017-03-29</text:p>
          </table:table-cell>
          <table:table-cell office:value-type="float" office:value="9.38" calcext:value-type="float">
            <text:p>9.3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stage 2017-07-11</text:p>
          </table:table-cell>
          <table:table-cell office:value-type="float" office:value="3.12" calcext:value-type="float">
            <text:p>3.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stage 2017-09-13</text:p>
          </table:table-cell>
          <table:table-cell office:value-type="float" office:value="1.19" calcext:value-type="float">
            <text:p>1.19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53:.B59])" office:value-type="float" office:value="76.33" calcext:value-type="float">
            <text:p>76.33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ffee – org dev consult meeting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coffee for volunteers 2017-12-0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coffee, lunch for volunteers 2017-12-17</text:p>
          </table:table-cell>
          <table:table-cell office:value-type="float" office:value="78" calcext:value-type="float">
            <text:p>78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fedex phone shipping to ypsi 2017-10-20</text:p>
          </table:table-cell>
          <table:table-cell office:value-type="float" office:value="193.61" calcext:value-type="float">
            <text:p>193.6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hipping – ypsi test phone 2017-09-13</text:p>
          </table:table-cell>
          <table:table-cell office:value-type="float" office:value="13.6" calcext:value-type="float">
            <text:p>13.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eth Nehil grantwriter 2017-06-11</text:p>
          </table:table-cell>
          <table:table-cell office:value-type="float" office:value="200" calcext:value-type="float">
            <text:p>200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63:.B68])" office:value-type="float" office:value="506.21" calcext:value-type="float">
            <text:p>506.21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total expenses</text:p>
          </table:table-cell>
          <table:table-cell table:formula="of:=SUM([.B1:.B69])" office:value-type="float" office:value="2362.91" calcext:value-type="float">
            <text:p>2362.91</text:p>
          </table:table-cell>
          <table:table-cell table:formula="of:=SUM([.C1:.C70])" office:value-type="float" office:value="2362.91" calcext:value-type="float">
            <text:p>2362.91</text:p>
          </table:table-cell>
          <table:table-cell/>
        </table:table-row>
        <table:table-row table:style-name="ro2" table:number-rows-repeated="2">
          <table:table-cell table:number-columns-repeated="4"/>
        </table:table-row>
        <table:table-row table:style-name="ro2">
          <table:table-cell office:value-type="string" calcext:value-type="string">
            <text:p>incom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2017-01-16</text:p>
          </table:table-cell>
          <table:table-cell office:value-type="float" office:value="-15.26" calcext:value-type="float">
            <text:p>-15.2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preadshirt 2017-06-15</text:p>
          </table:table-cell>
          <table:table-cell office:value-type="float" office:value="-12.38" calcext:value-type="float">
            <text:p>-12.3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lf RACC grant</text:p>
          </table:table-cell>
          <table:table-cell office:value-type="float" office:value="-3159" calcext:value-type="float">
            <text:p>-315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ecipice grant</text:p>
          </table:table-cell>
          <table:table-cell office:value-type="float" office:value="-3100" calcext:value-type="float">
            <text:p>-3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wesome ann arbor grant 2017</text:p>
          </table:table-cell>
          <table:table-cell office:value-type="float" office:value="-1000" calcext:value-type="float">
            <text:p>-1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-shirt donation 2017-01-26</text:p>
          </table:table-cell>
          <table:table-cell office:value-type="float" office:value="-20" calcext:value-type="float">
            <text:p>-20</text:p>
          </table:table-cell>
          <table:table-cell table:number-columns-repeated="2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total income</text:p>
          </table:table-cell>
          <table:table-cell table:formula="of:=SUM([.B75:.B80])" office:value-type="float" office:value="-7306.64" calcext:value-type="float">
            <text:p>-7306.64</text:p>
          </table:table-cell>
          <table:table-cell table:number-columns-repeated="2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net</text:p>
          </table:table-cell>
          <table:table-cell table:formula="of:=SUM([.B71];[.B82])" office:value-type="float" office:value="-4943.73" calcext:value-type="float">
            <text:p>-4943.73</text:p>
          </table:table-cell>
          <table:table-cell table:number-columns-repeated="2"/>
        </table:table-row>
        <table:table-row table:style-name="ro2" table:number-rows-repeated="3">
          <table:table-cell table:number-columns-repeated="4"/>
        </table:table-row>
        <table:table-row table:style-name="ro2">
          <table:table-cell/>
          <table:table-cell table:style-name="ce20"/>
          <table:table-cell table:number-columns-repeated="2"/>
        </table:table-row>
      </table:table>
      <table:table table:name="expenses-2018" table:style-name="ta1">
        <table:table-column table:style-name="co9" table:default-cell-style-name="Default"/>
        <table:table-column table:style-name="co1" table:default-cell-style-name="ce21"/>
        <table:table-column table:style-name="co1" table:number-columns-repeated="2" table:default-cell-style-name="Default"/>
        <table:table-row table:style-name="ro2">
          <table:table-cell office:value-type="string" calcext:value-type="string">
            <text:p>expenses</text:p>
          </table:table-cell>
          <table:table-cell table:style-name="Default"/>
          <table:table-cell table:number-columns-repeated="2"/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payments, reimbursements</text:p>
          </table:table-cell>
          <table:table-cell table:style-name="Default"/>
          <table:table-cell table:number-columns-repeated="2"/>
        </table:table-row>
        <table:table-row table:style-name="ro2" table:number-rows-repeated="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service providers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PO box </text:p>
          </table:table-cell>
          <table:table-cell office:value-type="date" office:date-value="2018-01-03" calcext:value-type="date">
            <text:p>01/03/2018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2">
          <table:table-cell office:value-type="string" calcext:value-type="string">
            <text:p>PO box </text:p>
          </table:table-cell>
          <table:table-cell office:value-type="date" office:date-value="2018-06-23" calcext:value-type="date">
            <text:p>06/23/2018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1-01" calcext:value-type="date">
            <text:p>01/01/2018</text:p>
          </table:table-cell>
          <table:table-cell office:value-type="float" office:value="10.42" calcext:value-type="float">
            <text:p>10.42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2-01" calcext:value-type="date">
            <text:p>02/01/2018</text:p>
          </table:table-cell>
          <table:table-cell office:value-type="float" office:value="11.76" calcext:value-type="float">
            <text:p>11.76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3-01" calcext:value-type="date">
            <text:p>03/01/2018</text:p>
          </table:table-cell>
          <table:table-cell office:value-type="float" office:value="11.1" calcext:value-type="float">
            <text:p>11.1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4-01" calcext:value-type="date">
            <text:p>04/01/2018</text:p>
          </table:table-cell>
          <table:table-cell office:value-type="float" office:value="10.27" calcext:value-type="float">
            <text:p>10.27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5-01" calcext:value-type="date">
            <text:p>05/01/2018</text:p>
          </table:table-cell>
          <table:table-cell office:value-type="float" office:value="13.36" calcext:value-type="float">
            <text:p>13.36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6-01" calcext:value-type="date">
            <text:p>06/01/2018</text:p>
          </table:table-cell>
          <table:table-cell office:value-type="float" office:value="11.23" calcext:value-type="float">
            <text:p>11.23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7-01" calcext:value-type="date">
            <text:p>07/01/2018</text:p>
          </table:table-cell>
          <table:table-cell office:value-type="float" office:value="13.83" calcext:value-type="float">
            <text:p>13.83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8-01" calcext:value-type="date">
            <text:p>08/01/2018</text:p>
          </table:table-cell>
          <table:table-cell office:value-type="float" office:value="10.27" calcext:value-type="float">
            <text:p>10.27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9-01" calcext:value-type="date">
            <text:p>09/01/2018</text:p>
          </table:table-cell>
          <table:table-cell office:value-type="float" office:value="12.09" calcext:value-type="float">
            <text:p>12.09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10-01" calcext:value-type="date">
            <text:p>10/01/2018</text:p>
          </table:table-cell>
          <table:table-cell office:value-type="float" office:value="10.28" calcext:value-type="float">
            <text:p>10.28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11-01" calcext:value-type="date">
            <text:p>11/01/2018</text:p>
          </table:table-cell>
          <table:table-cell office:value-type="float" office:value="10.28" calcext:value-type="float">
            <text:p>10.28</text:p>
          </table:table-cell>
          <table:table-cell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18-01-05" calcext:value-type="date">
            <text:p>01/05/2018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18-11-16" calcext:value-type="date">
            <text:p>11/16/2018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2">
          <table:table-cell office:value-type="string" calcext:value-type="string">
            <text:p>namecheap</text:p>
          </table:table-cell>
          <table:table-cell office:value-type="date" office:date-value="2018-04-08" calcext:value-type="date">
            <text:p>04/08/2018</text:p>
          </table:table-cell>
          <table:table-cell office:value-type="float" office:value="16.06" calcext:value-type="float">
            <text:p>16.06</text:p>
          </table:table-cell>
          <table:table-cell/>
        </table:table-row>
        <table:table-row table:style-name="ro2">
          <table:table-cell office:value-type="string" calcext:value-type="string">
            <text:p>Mobile Beacon – 12 mo internet service</text:p>
          </table:table-cell>
          <table:table-cell office:value-type="date" office:date-value="2018-11-21" calcext:value-type="date">
            <text:p>11/21/2018</text:p>
          </table:table-cell>
          <table:table-cell office:value-type="float" office:value="120" calcext:value-type="float">
            <text:p>120</text:p>
          </table:table-cell>
          <table:table-cell/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/>
          <table:table-cell table:style-name="Default"/>
          <table:table-cell/>
          <table:table-cell table:formula="of:=SUM([.C7:.C24])" office:value-type="float" office:value="439.95" calcext:value-type="float">
            <text:p>439.95</text:p>
          </table:table-cell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hardware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paypal Mykle Hansen</text:p>
          </table:table-cell>
          <table:table-cell office:value-type="date" office:date-value="2018-01-26" calcext:value-type="date">
            <text:p>01/26/2018</text:p>
          </table:table-cell>
          <table:table-cell office:value-type="float" office:value="486.05" calcext:value-type="float">
            <text:p>486.05</text:p>
          </table:table-cell>
          <table:table-cell/>
        </table:table-row>
        <table:table-row table:style-name="ro2">
          <table:table-cell office:value-type="string" calcext:value-type="string">
            <text:p>goodwill phone</text:p>
          </table:table-cell>
          <table:table-cell office:value-type="date" office:date-value="2018-03-25" calcext:value-type="date">
            <text:p>03/25/2018</text:p>
          </table:table-cell>
          <table:table-cell office:value-type="float" office:value="4.99" calcext:value-type="float">
            <text:p>4.99</text:p>
          </table:table-cell>
          <table:table-cell/>
        </table:table-row>
        <table:table-row table:style-name="ro2">
          <table:table-cell office:value-type="string" calcext:value-type="string">
            <text:p>Pedestals – Richard Fisher</text:p>
          </table:table-cell>
          <table:table-cell office:value-type="date" office:date-value="2018-04-28" calcext:value-type="date">
            <text:p>04/28/2018</text:p>
          </table:table-cell>
          <table:table-cell office:value-type="float" office:value="500" calcext:value-type="float">
            <text:p>500</text:p>
          </table:table-cell>
          <table:table-cell/>
        </table:table-row>
        <table:table-row table:style-name="ro2">
          <table:table-cell office:value-type="string" calcext:value-type="string">
            <text:p>division hardware – pedestal hardware</text:p>
          </table:table-cell>
          <table:table-cell office:value-type="date" office:date-value="2018-05-08" calcext:value-type="date">
            <text:p>05/08/2018</text:p>
          </table:table-cell>
          <table:table-cell office:value-type="float" office:value="17.1" calcext:value-type="float">
            <text:p>17.1</text:p>
          </table:table-cell>
          <table:table-cell/>
        </table:table-row>
        <table:table-row table:style-name="ro2">
          <table:table-cell office:value-type="string" calcext:value-type="string">
            <text:p>sustainable northwest wood</text:p>
          </table:table-cell>
          <table:table-cell office:value-type="date" office:date-value="2018-08-03" calcext:value-type="date">
            <text:p>08/03/2018</text:p>
          </table:table-cell>
          <table:table-cell office:value-type="float" office:value="65.25" calcext:value-type="float">
            <text:p>65.25</text:p>
          </table:table-cell>
          <table:table-cell/>
        </table:table-row>
        <table:table-row table:style-name="ro2">
          <table:table-cell office:value-type="string" calcext:value-type="string">
            <text:p>division hardware – pedestal hardware</text:p>
          </table:table-cell>
          <table:table-cell office:value-type="date" office:date-value="2018-08-03" calcext:value-type="date">
            <text:p>08/03/2018</text:p>
          </table:table-cell>
          <table:table-cell office:value-type="float" office:value="58.98" calcext:value-type="float">
            <text:p>58.98</text:p>
          </table:table-cell>
          <table:table-cell/>
        </table:table-row>
        <table:table-row table:style-name="ro2">
          <table:table-cell office:value-type="string" calcext:value-type="string">
            <text:p>A&amp;S Estate Sale Clackamas OR – phones, enclosures</text:p>
          </table:table-cell>
          <table:table-cell office:value-type="date" office:date-value="2018-07-29" calcext:value-type="date">
            <text:p>07/29/2018</text:p>
          </table:table-cell>
          <table:table-cell office:value-type="float" office:value="153.47" calcext:value-type="float">
            <text:p>153.47</text:p>
          </table:table-cell>
          <table:table-cell/>
        </table:table-row>
        <table:table-row table:style-name="ro2">
          <table:table-cell office:value-type="string" calcext:value-type="string">
            <text:p>Brown Lumber</text:p>
          </table:table-cell>
          <table:table-cell office:value-type="date" office:date-value="2018-09-20" calcext:value-type="date">
            <text:p>09/20/2018</text:p>
          </table:table-cell>
          <table:table-cell office:value-type="float" office:value="58.1" calcext:value-type="float">
            <text:p>58.1</text:p>
          </table:table-cell>
          <table:table-cell/>
        </table:table-row>
        <table:table-row table:style-name="ro2">
          <table:table-cell office:value-type="string" calcext:value-type="string">
            <text:p>true value – installation hardware, supplies</text:p>
          </table:table-cell>
          <table:table-cell office:value-type="date" office:date-value="2018-09-23" calcext:value-type="date">
            <text:p>09/23/2018</text:p>
          </table:table-cell>
          <table:table-cell office:value-type="float" office:value="80.14" calcext:value-type="float">
            <text:p>80.14</text:p>
          </table:table-cell>
          <table:table-cell/>
        </table:table-row>
        <table:table-row table:style-name="ro2">
          <table:table-cell office:value-type="string" calcext:value-type="string">
            <text:p>true value – installation hardware, supplies</text:p>
          </table:table-cell>
          <table:table-cell office:value-type="date" office:date-value="2018-10-06" calcext:value-type="date">
            <text:p>10/06/2018</text:p>
          </table:table-cell>
          <table:table-cell office:value-type="float" office:value="27.75" calcext:value-type="float">
            <text:p>27.75</text:p>
          </table:table-cell>
          <table:table-cell/>
        </table:table-row>
        <table:table-row table:style-name="ro2">
          <table:table-cell office:value-type="string" calcext:value-type="string">
            <text:p>Ebay – handset</text:p>
          </table:table-cell>
          <table:table-cell office:value-type="date" office:date-value="2018-11-02" calcext:value-type="date">
            <text:p>11/02/2018</text:p>
          </table:table-cell>
          <table:table-cell office:value-type="float" office:value="32.98" calcext:value-type="float">
            <text:p>32.98</text:p>
          </table:table-cell>
          <table:table-cell/>
        </table:table-row>
        <table:table-row table:style-name="ro2">
          <table:table-cell office:value-type="string" calcext:value-type="string">
            <text:p>John Seekins 3 payphones, handsets</text:p>
          </table:table-cell>
          <table:table-cell office:value-type="date" office:date-value="2018-11-06" calcext:value-type="date">
            <text:p>11/06/2018</text:p>
          </table:table-cell>
          <table:table-cell office:value-type="float" office:value="700" calcext:value-type="float">
            <text:p>700</text:p>
          </table:table-cell>
          <table:table-cell/>
        </table:table-row>
        <table:table-row table:style-name="ro2">
          <table:table-cell office:value-type="string" calcext:value-type="string">
            <text:p>division hardware – site hardware</text:p>
          </table:table-cell>
          <table:table-cell office:value-type="date" office:date-value="2018-11-16" calcext:value-type="date">
            <text:p>11/16/2018</text:p>
          </table:table-cell>
          <table:table-cell office:value-type="float" office:value="23.45" calcext:value-type="float">
            <text:p>23.45</text:p>
          </table:table-cell>
          <table:table-cell/>
        </table:table-row>
        <table:table-row table:style-name="ro2">
          <table:table-cell office:value-type="string" calcext:value-type="string">
            <text:p>TechSoup – mobile beacon router and service</text:p>
          </table:table-cell>
          <table:table-cell office:value-type="date" office:date-value="2011-11-16" calcext:value-type="date">
            <text:p>11/16/2011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2">
          <table:table-cell office:value-type="string" calcext:value-type="string">
            <text:p>moble beacon – router and service</text:p>
          </table:table-cell>
          <table:table-cell office:value-type="date" office:date-value="2018-12-06" calcext:value-type="date">
            <text:p>12/06/2018</text:p>
          </table:table-cell>
          <table:table-cell office:value-type="float" office:value="199.99" calcext:value-type="float">
            <text:p>199.99</text:p>
          </table:table-cell>
          <table:table-cell/>
        </table:table-row>
        <table:table-row table:style-name="ro2">
          <table:table-cell office:value-type="string" calcext:value-type="string">
            <text:p>true value – installation hardware, supplies</text:p>
          </table:table-cell>
          <table:table-cell office:value-type="date" office:date-value="2018-12-04" calcext:value-type="date">
            <text:p>12/04/2018</text:p>
          </table:table-cell>
          <table:table-cell office:value-type="float" office:value="38.65" calcext:value-type="float">
            <text:p>38.65</text:p>
          </table:table-cell>
          <table:table-cell/>
        </table:table-row>
        <table:table-row table:style-name="ro2">
          <table:table-cell office:value-type="string" calcext:value-type="string">
            <text:p>division hardware – jack covers</text:p>
          </table:table-cell>
          <table:table-cell office:value-type="date" office:date-value="2018-12-28" calcext:value-type="date">
            <text:p>12/28/2018</text:p>
          </table:table-cell>
          <table:table-cell office:value-type="float" office:value="9.58" calcext:value-type="float">
            <text:p>9.58</text:p>
          </table:table-cell>
          <table:table-cell/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/>
          <table:table-cell table:style-name="Default"/>
          <table:table-cell/>
          <table:table-cell table:formula="of:=SUM([.C28:.C45])" office:value-type="float" office:value="2474.48" calcext:value-type="float">
            <text:p>2474.48</text:p>
          </table:table-cell>
        </table:table-row>
        <table:table-row table:style-name="ro2">
          <table:table-cell/>
          <table:table-cell table:style-name="Default"/>
          <table:table-cell/>
          <table:table-cell office:value-type="string" calcext:value-type="string">
            <text:p>`</text:p>
          </table:table-cell>
        </table:table-row>
        <table:table-row table:style-name="ro2">
          <table:table-cell office:value-type="string" calcext:value-type="string">
            <text:p>media, outreach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USPS – zines</text:p>
          </table:table-cell>
          <table:table-cell office:value-type="date" office:date-value="2018-04-26" calcext:value-type="date">
            <text:p>04/26/2018</text:p>
          </table:table-cell>
          <table:table-cell office:value-type="float" office:value="13.31" calcext:value-type="float">
            <text:p>13.31</text:p>
          </table:table-cell>
          <table:table-cell/>
        </table:table-row>
        <table:table-row table:style-name="ro2">
          <table:table-cell office:value-type="string" calcext:value-type="string">
            <text:p>Documart – zine printing</text:p>
          </table:table-cell>
          <table:table-cell office:value-type="date" office:date-value="2018-04-17" calcext:value-type="date">
            <text:p>04/17/2018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2">
          <table:table-cell office:value-type="string" calcext:value-type="string">
            <text:p>Documart – zine printing</text:p>
          </table:table-cell>
          <table:table-cell office:value-type="date" office:date-value="2018-07-16" calcext:value-type="date">
            <text:p>07/16/2018</text:p>
          </table:table-cell>
          <table:table-cell office:value-type="float" office:value="82.86" calcext:value-type="float">
            <text:p>82.86</text:p>
          </table:table-cell>
          <table:table-cell/>
        </table:table-row>
        <table:table-row table:style-name="ro2">
          <table:table-cell office:value-type="string" calcext:value-type="string">
            <text:p>Jiffyshirt – t-shirts</text:p>
          </table:table-cell>
          <table:table-cell office:value-type="string" calcext:value-type="string">
            <text:p>2018–08-04</text:p>
          </table:table-cell>
          <table:table-cell office:value-type="float" office:value="84.22" calcext:value-type="float">
            <text:p>84.22</text:p>
          </table:table-cell>
          <table:table-cell/>
        </table:table-row>
        <table:table-row table:style-name="ro2">
          <table:table-cell office:value-type="string" calcext:value-type="string">
            <text:p>USPS – LPC tribute</text:p>
          </table:table-cell>
          <table:table-cell office:value-type="date" office:date-value="2018-11-13" calcext:value-type="date">
            <text:p>11/13/2018</text:p>
          </table:table-cell>
          <table:table-cell office:value-type="float" office:value="5.15" calcext:value-type="float">
            <text:p>5.15</text:p>
          </table:table-cell>
          <table:table-cell/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/>
          <table:table-cell table:style-name="Default"/>
          <table:table-cell/>
          <table:table-cell table:formula="of:=SUM([.C49:.C54])" office:value-type="float" office:value="219.54" calcext:value-type="float">
            <text:p>219.54</text:p>
          </table:table-cell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Umbrella, Paypal expenses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Carl Larson donation umbrella</text:p>
          </table:table-cell>
          <table:table-cell office:value-type="date" office:date-value="2018-05-19" calcext:value-type="date">
            <text:p>05/19/2018</text:p>
          </table:table-cell>
          <table:table-cell office:value-type="float" office:value="1.88" calcext:value-type="float">
            <text:p>1.88</text:p>
          </table:table-cell>
          <table:table-cell/>
        </table:table-row>
        <table:table-row table:style-name="ro2">
          <table:table-cell office:value-type="string" calcext:value-type="string">
            <text:p>Patreon umbrella</text:p>
          </table:table-cell>
          <table:table-cell office:value-type="date" office:date-value="2018-05-25" calcext:value-type="date">
            <text:p>05/25/2018</text:p>
          </table:table-cell>
          <table:table-cell office:value-type="float" office:value="36.04" calcext:value-type="float">
            <text:p>36.04</text:p>
          </table:table-cell>
          <table:table-cell/>
        </table:table-row>
        <table:table-row table:style-name="ro2">
          <table:table-cell office:value-type="string" calcext:value-type="string">
            <text:p>Teardown conf installation umbrella</text:p>
          </table:table-cell>
          <table:table-cell office:value-type="date" office:date-value="2018-05-26" calcext:value-type="date">
            <text:p>05/26/2018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2">
          <table:table-cell office:value-type="string" calcext:value-type="string">
            <text:p>Nelson Minar donation umbrella</text:p>
          </table:table-cell>
          <table:table-cell office:value-type="date" office:date-value="2018-06-28" calcext:value-type="date">
            <text:p>06/28/2018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2">
          <table:table-cell office:value-type="string" calcext:value-type="string">
            <text:p>Mykle Hansen donation umbrella</text:p>
          </table:table-cell>
          <table:table-cell office:value-type="date" office:date-value="2018-06-29" calcext:value-type="date">
            <text:p>06/29/2018</text:p>
          </table:table-cell>
          <table:table-cell office:value-type="float" office:value="200" calcext:value-type="float">
            <text:p>200</text:p>
          </table:table-cell>
          <table:table-cell/>
        </table:table-row>
        <table:table-row table:style-name="ro2">
          <table:table-cell office:value-type="string" calcext:value-type="string">
            <text:p>Mykle Hansen donation paypal</text:p>
          </table:table-cell>
          <table:table-cell office:value-type="date" office:date-value="2018-06-29" calcext:value-type="date">
            <text:p>06/29/2018</text:p>
          </table:table-cell>
          <table:table-cell office:value-type="float" office:value="4.7" calcext:value-type="float">
            <text:p>4.7</text:p>
          </table:table-cell>
          <table:table-cell/>
        </table:table-row>
        <table:table-row table:style-name="ro2">
          <table:table-cell office:value-type="string" calcext:value-type="string">
            <text:p>Sharron Raffer donation umbrella</text:p>
          </table:table-cell>
          <table:table-cell office:value-type="date" office:date-value="2018-07-15" calcext:value-type="date">
            <text:p>07/15/2018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2">
          <table:table-cell office:value-type="string" calcext:value-type="string">
            <text:p>Sharron Raffer donation paypal</text:p>
          </table:table-cell>
          <table:table-cell office:value-type="date" office:date-value="2018-07-15" calcext:value-type="date">
            <text:p>07/15/2018</text:p>
          </table:table-cell>
          <table:table-cell office:value-type="float" office:value="2.5" calcext:value-type="float">
            <text:p>2.5</text:p>
          </table:table-cell>
          <table:table-cell/>
        </table:table-row>
        <table:table-row table:style-name="ro2">
          <table:table-cell office:value-type="string" calcext:value-type="string">
            <text:p>Mary Locke donation umbrella</text:p>
          </table:table-cell>
          <table:table-cell office:value-type="date" office:date-value="2018-10-03" calcext:value-type="date">
            <text:p>10/03/201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Mary Locke donation paypal</text:p>
          </table:table-cell>
          <table:table-cell office:value-type="date" office:date-value="2018-10-03" calcext:value-type="date">
            <text:p>10/03/2018</text:p>
          </table:table-cell>
          <table:table-cell office:value-type="float" office:value="0.52" calcext:value-type="float">
            <text:p>0.52</text:p>
          </table:table-cell>
          <table:table-cell/>
        </table:table-row>
        <table:table-row table:style-name="ro2">
          <table:table-cell table:number-columns-repeated="3"/>
          <table:table-cell table:style-name="ce22" table:formula="of:=SUM([.C57:.C67])" office:value-type="float" office:value="381.64" calcext:value-type="float">
            <text:p>381.64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misc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2017 income tax on $3100</text:p>
          </table:table-cell>
          <table:table-cell office:value-type="date" office:date-value="2018-04-17" calcext:value-type="date">
            <text:p>04/17/2018</text:p>
          </table:table-cell>
          <table:table-cell office:value-type="float" office:value="868" calcext:value-type="float">
            <text:p>868</text:p>
          </table:table-cell>
          <table:table-cell/>
        </table:table-row>
        <table:table-row table:style-name="ro2">
          <table:table-cell office:value-type="string" calcext:value-type="string">
            <text:p>end of year party</text:p>
          </table:table-cell>
          <table:table-cell office:value-type="date" office:date-value="2018-01-27" calcext:value-type="date">
            <text:p>01/27/2018</text:p>
          </table:table-cell>
          <table:table-cell office:value-type="float" office:value="179.5" calcext:value-type="float">
            <text:p>179.5</text:p>
          </table:table-cell>
          <table:table-cell/>
        </table:table-row>
        <table:table-row table:style-name="ro2">
          <table:table-cell office:value-type="string" calcext:value-type="string">
            <text:p>Seth Nehil – grantwriting</text:p>
          </table:table-cell>
          <table:table-cell office:value-type="date" office:date-value="2018-02-20" calcext:value-type="date">
            <text:p>02/20/2018</text:p>
          </table:table-cell>
          <table:table-cell office:value-type="float" office:value="150" calcext:value-type="float">
            <text:p>150</text:p>
          </table:table-cell>
          <table:table-cell/>
        </table:table-row>
        <table:table-row table:style-name="ro2">
          <table:table-cell office:value-type="string" calcext:value-type="string">
            <text:p>USPS – phone shipping to ypsi</text:p>
          </table:table-cell>
          <table:table-cell office:value-type="date" office:date-value="2018-04-09" calcext:value-type="date">
            <text:p>04/09/2018</text:p>
          </table:table-cell>
          <table:table-cell office:value-type="float" office:value="102.93" calcext:value-type="float">
            <text:p>102.93</text:p>
          </table:table-cell>
          <table:table-cell/>
        </table:table-row>
        <table:table-row table:style-name="ro2">
          <table:table-cell office:value-type="string" calcext:value-type="string">
            <text:p>division hardware – recycling</text:p>
          </table:table-cell>
          <table:table-cell office:value-type="date" office:date-value="2018-04-14" calcext:value-type="date">
            <text:p>04/14/2018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2">
          <table:table-cell office:value-type="string" calcext:value-type="string">
            <text:p>free geek – recycling</text:p>
          </table:table-cell>
          <table:table-cell office:value-type="date" office:date-value="2018-07-25" calcext:value-type="date">
            <text:p>07/25/2018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2">
          <table:table-cell office:value-type="string" calcext:value-type="string">
            <text:p>teardown conf installation expenses</text:p>
          </table:table-cell>
          <table:table-cell office:value-type="date" office:date-value="2018-05-11" calcext:value-type="date">
            <text:p>05/11/2018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2">
          <table:table-cell office:value-type="string" calcext:value-type="string">
            <text:p>USPS – hardware shipping to ypsi</text:p>
          </table:table-cell>
          <table:table-cell office:value-type="date" office:date-value="2018-05-17" calcext:value-type="date">
            <text:p>05/17/2018</text:p>
          </table:table-cell>
          <table:table-cell office:value-type="float" office:value="7.2" calcext:value-type="float">
            <text:p>7.2</text:p>
          </table:table-cell>
          <table:table-cell/>
        </table:table-row>
        <table:table-row table:style-name="ro2">
          <table:table-cell office:value-type="string" calcext:value-type="string">
            <text:p>USPS – hardware shipping to ypsi</text:p>
          </table:table-cell>
          <table:table-cell office:value-type="date" office:date-value="2018-06-08" calcext:value-type="date">
            <text:p>06/08/2018</text:p>
          </table:table-cell>
          <table:table-cell office:value-type="float" office:value="13.65" calcext:value-type="float">
            <text:p>13.65</text:p>
          </table:table-cell>
          <table:table-cell/>
        </table:table-row>
        <table:table-row table:style-name="ro2">
          <table:table-cell office:value-type="string" calcext:value-type="string">
            <text:p>Longmont Potion Castle donation</text:p>
          </table:table-cell>
          <table:table-cell office:value-type="date" office:date-value="2018-08-01" calcext:value-type="date">
            <text:p>08/01/2018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2">
          <table:table-cell office:value-type="string" calcext:value-type="string">
            <text:p>breakfast for installers</text:p>
          </table:table-cell>
          <table:table-cell office:value-type="date" office:date-value="2018-12-04" calcext:value-type="date">
            <text:p>12/04/2018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/>
          <table:table-cell table:style-name="Default"/>
          <table:table-cell/>
          <table:table-cell table:formula="of:=SUM([.C72:.C83])" office:value-type="float" office:value="1502.28" calcext:value-type="float">
            <text:p>1502.28</text:p>
          </table:table-cell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total expenses</text:p>
          </table:table-cell>
          <table:table-cell table:style-name="Default"/>
          <table:table-cell table:formula="of:=SUM([.C1:.C85])" office:value-type="float" office:value="5017.89" calcext:value-type="float">
            <text:p>5017.89</text:p>
          </table:table-cell>
          <table:table-cell table:formula="of:=SUM([.D1:.D85])" office:value-type="float" office:value="5017.89" calcext:value-type="float">
            <text:p>5017.89</text:p>
          </table:table-cell>
        </table:table-row>
        <table:table-row table:style-name="ro2" table:number-rows-repeated="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income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T-shirt and zine donations</text:p>
          </table:table-cell>
          <table:table-cell office:value-type="date" office:date-value="2018-01-27" calcext:value-type="date">
            <text:p>01/27/2018</text:p>
          </table:table-cell>
          <table:table-cell office:value-type="float" office:value="-61" calcext:value-type="float">
            <text:p>-61</text:p>
          </table:table-cell>
          <table:table-cell/>
        </table:table-row>
        <table:table-row table:style-name="ro2">
          <table:table-cell office:value-type="string" calcext:value-type="string">
            <text:p>zine donation</text:p>
          </table:table-cell>
          <table:table-cell office:value-type="date" office:date-value="2018-05-12" calcext:value-type="date">
            <text:p>05/12/2018</text:p>
          </table:table-cell>
          <table:table-cell office:value-type="float" office:value="-3" calcext:value-type="float">
            <text:p>-3</text:p>
          </table:table-cell>
          <table:table-cell/>
        </table:table-row>
        <table:table-row table:style-name="ro2">
          <table:table-cell office:value-type="string" calcext:value-type="string">
            <text:p>Carl Larson donation</text:p>
          </table:table-cell>
          <table:table-cell office:value-type="date" office:date-value="2018-05-19" calcext:value-type="date">
            <text:p>05/19/2018</text:p>
          </table:table-cell>
          <table:table-cell office:value-type="float" office:value="-18.76" calcext:value-type="float">
            <text:p>-18.76</text:p>
          </table:table-cell>
          <table:table-cell/>
        </table:table-row>
        <table:table-row table:style-name="ro2">
          <table:table-cell office:value-type="string" calcext:value-type="string">
            <text:p>Nelson Minar donation</text:p>
          </table:table-cell>
          <table:table-cell office:value-type="date" office:date-value="2018-06-28" calcext:value-type="date">
            <text:p>06/28/2018</text:p>
          </table:table-cell>
          <table:table-cell office:value-type="float" office:value="-1000" calcext:value-type="float">
            <text:p>-1000</text:p>
          </table:table-cell>
          <table:table-cell/>
        </table:table-row>
        <table:table-row table:style-name="ro2">
          <table:table-cell office:value-type="string" calcext:value-type="string">
            <text:p>Mykle Hansen donation</text:p>
          </table:table-cell>
          <table:table-cell office:value-type="date" office:date-value="2018-06-29" calcext:value-type="date">
            <text:p>06/29/2018</text:p>
          </table:table-cell>
          <table:table-cell office:value-type="float" office:value="-200" calcext:value-type="float">
            <text:p>-200</text:p>
          </table:table-cell>
          <table:table-cell/>
        </table:table-row>
        <table:table-row table:style-name="ro2">
          <table:table-cell office:value-type="string" calcext:value-type="string">
            <text:p>Sharron Raffer donation</text:p>
          </table:table-cell>
          <table:table-cell office:value-type="date" office:date-value="2018-07-15" calcext:value-type="date">
            <text:p>07/15/2018</text:p>
          </table:table-cell>
          <table:table-cell office:value-type="float" office:value="-100" calcext:value-type="float">
            <text:p>-100</text:p>
          </table:table-cell>
          <table:table-cell/>
        </table:table-row>
        <table:table-row table:style-name="ro2">
          <table:table-cell office:value-type="string" calcext:value-type="string">
            <text:p>Mary Locke donation</text:p>
          </table:table-cell>
          <table:table-cell office:value-type="date" office:date-value="2018-10-03" calcext:value-type="date">
            <text:p>10/03/2018</text:p>
          </table:table-cell>
          <table:table-cell office:value-type="float" office:value="-10" calcext:value-type="float">
            <text:p>-10</text:p>
          </table:table-cell>
          <table:table-cell/>
        </table:table-row>
        <table:table-row table:style-name="ro2">
          <table:table-cell office:value-type="string" calcext:value-type="string">
            <text:p>microcosm zine sales</text:p>
          </table:table-cell>
          <table:table-cell office:value-type="date" office:date-value="2018-07-20" calcext:value-type="date">
            <text:p>07/20/2018</text:p>
          </table:table-cell>
          <table:table-cell office:value-type="float" office:value="-54" calcext:value-type="float">
            <text:p>-54</text:p>
          </table:table-cell>
          <table:table-cell/>
        </table:table-row>
        <table:table-row table:style-name="ro2">
          <table:table-cell office:value-type="string" calcext:value-type="string">
            <text:p>spreadshirt t-shirt sales</text:p>
          </table:table-cell>
          <table:table-cell office:value-type="date" office:date-value="2018-05-25" calcext:value-type="date">
            <text:p>05/25/2018</text:p>
          </table:table-cell>
          <table:table-cell office:value-type="float" office:value="-12.38" calcext:value-type="float">
            <text:p>-12.38</text:p>
          </table:table-cell>
          <table:table-cell/>
        </table:table-row>
        <table:table-row table:style-name="ro2">
          <table:table-cell office:value-type="string" calcext:value-type="string">
            <text:p>spreadshirt t-shirt sales</text:p>
          </table:table-cell>
          <table:table-cell office:value-type="date" office:date-value="2018-12-17" calcext:value-type="date">
            <text:p>12/17/2018</text:p>
          </table:table-cell>
          <table:table-cell office:value-type="float" office:value="-7.6" calcext:value-type="float">
            <text:p>-7.6</text:p>
          </table:table-cell>
          <table:table-cell/>
        </table:table-row>
        <table:table-row table:style-name="ro2">
          <table:table-cell office:value-type="string" calcext:value-type="string">
            <text:p>Patreon</text:p>
          </table:table-cell>
          <table:table-cell office:value-type="date" office:date-value="2018-05-25" calcext:value-type="date">
            <text:p>05/25/2018</text:p>
          </table:table-cell>
          <table:table-cell office:value-type="float" office:value="-360.38" calcext:value-type="float">
            <text:p>-360.38</text:p>
          </table:table-cell>
          <table:table-cell/>
        </table:table-row>
        <table:table-row table:style-name="ro2">
          <table:table-cell office:value-type="string" calcext:value-type="string">
            <text:p>Teardown conf installation</text:p>
          </table:table-cell>
          <table:table-cell office:value-type="date" office:date-value="2018-05-26" calcext:value-type="date">
            <text:p>05/26/2018</text:p>
          </table:table-cell>
          <table:table-cell office:value-type="float" office:value="-250" calcext:value-type="float">
            <text:p>-250</text:p>
          </table:table-cell>
          <table:table-cell/>
        </table:table-row>
        <table:table-row table:style-name="ro2">
          <table:table-cell office:value-type="string" calcext:value-type="string">
            <text:p>HOPE zine sales</text:p>
          </table:table-cell>
          <table:table-cell office:value-type="date" office:date-value="2018-07-19" calcext:value-type="date">
            <text:p>07/19/2018</text:p>
          </table:table-cell>
          <table:table-cell office:value-type="float" office:value="-19" calcext:value-type="float">
            <text:p>-19</text:p>
          </table:table-cell>
          <table:table-cell/>
        </table:table-row>
        <table:table-row table:style-name="ro2">
          <table:table-cell office:value-type="string" calcext:value-type="string">
            <text:p>Longmont Potion Castle donation payment from xnor</text:p>
          </table:table-cell>
          <table:table-cell office:value-type="date" office:date-value="2018-08-01" calcext:value-type="date">
            <text:p>08/01/2018</text:p>
          </table:table-cell>
          <table:table-cell office:value-type="float" office:value="-100" calcext:value-type="float">
            <text:p>-100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total income</text:p>
          </table:table-cell>
          <table:table-cell table:style-name="Default"/>
          <table:table-cell/>
          <table:table-cell table:formula="of:=SUM([.C90:.C105])" office:value-type="float" office:value="-2196.12" calcext:value-type="float">
            <text:p>-2196.12</text:p>
          </table:table-cell>
        </table:table-row>
        <table:table-row table:style-name="ro2" table:number-rows-repeated="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net</text:p>
          </table:table-cell>
          <table:table-cell table:style-name="Default"/>
          <table:table-cell/>
          <table:table-cell table:formula="of:=SUM([.D86];[.D106])" office:value-type="float" office:value="2821.77" calcext:value-type="float">
            <text:p>2821.77</text:p>
          </table:table-cell>
        </table:table-row>
      </table:table>
      <table:table table:name="expenses-2019" table:style-name="ta1">
        <table:table-column table:style-name="co9" table:default-cell-style-name="Default"/>
        <table:table-column table:style-name="co1" table:default-cell-style-name="ce21"/>
        <table:table-column table:style-name="co1" table:number-columns-repeated="2" table:default-cell-style-name="Default"/>
        <table:table-column table:style-name="co10" table:default-cell-style-name="Default"/>
        <table:table-column table:style-name="co1" table:number-columns-repeated="2" table:default-cell-style-name="Default"/>
        <table:table-row table:style-name="ro2">
          <table:table-cell office:value-type="string" calcext:value-type="string">
            <text:p>expenses</text:p>
          </table:table-cell>
          <table:table-cell table:style-name="Default"/>
          <table:table-cell table:number-columns-repeated="3"/>
          <table:table-cell office:value-type="string" calcext:value-type="string">
            <text:p>RACC eligible?</text:p>
          </table:table-cell>
          <table:table-cell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payments, reimbursements</text:p>
          </table:table-cell>
          <table:table-cell table:style-name="Default"/>
          <table:table-cell table:number-columns-repeated="2"/>
          <table:table-cell office:value-type="string" calcext:value-type="string">
            <text:p>should pay myself for souwest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arl Anderson – Sharita Towne humboldt show</text:p>
          </table:table-cell>
          <table:table-cell office:value-type="date" office:date-value="2019-10-31" calcext:value-type="date">
            <text:p>10/31/2019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string" calcext:value-type="string">
            <text:p>half total paymen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arnaby Casey – installation labor</text:p>
          </table:table-cell>
          <table:table-cell office:value-type="date" office:date-value="2019-10-08" calcext:value-type="date">
            <text:p>10/08/201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RACC grant project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Portland Community Media dba Open Signal </text:p>
          </table:table-cell>
          <table:table-cell office:value-type="string" calcext:value-type="string">
            <text:p>2019-18-29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RACC grant project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Karl Anderson – Patricia Vasquez installation</text:p>
          </table:table-cell>
          <table:table-cell office:value-type="date" office:date-value="2019-12-18" calcext:value-type="date">
            <text:p>12/18/2019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half total payment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/>
          <table:table-cell table:formula="of:=SUM([.C3:.C7])" office:value-type="float" office:value="2600" calcext:value-type="float">
            <text:p>2600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service providers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PO box </text:p>
          </table:table-cell>
          <table:table-cell office:value-type="date" office:date-value="2019-01-07" calcext:value-type="date">
            <text:p>01/07/2019</text:p>
          </table:table-cell>
          <table:table-cell office:value-type="float" office:value="41" calcext:value-type="float">
            <text:p>4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O box </text:p>
          </table:table-cell>
          <table:table-cell office:value-type="date" office:date-value="2019-05-15" calcext:value-type="date">
            <text:p>05/15/2019</text:p>
          </table:table-cell>
          <table:table-cell office:value-type="float" office:value="92" calcext:value-type="float">
            <text:p>9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1-01" calcext:value-type="date">
            <text:p>01/01/2019</text:p>
          </table:table-cell>
          <table:table-cell office:value-type="float" office:value="11.72" calcext:value-type="float">
            <text:p>11.7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2-01" calcext:value-type="date">
            <text:p>02/01/2019</text:p>
          </table:table-cell>
          <table:table-cell office:value-type="float" office:value="10.28" calcext:value-type="float">
            <text:p>10.2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3-01" calcext:value-type="date">
            <text:p>03/01/2019</text:p>
          </table:table-cell>
          <table:table-cell office:value-type="float" office:value="10.42" calcext:value-type="float">
            <text:p>10.4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4-01" calcext:value-type="date">
            <text:p>04/01/2019</text:p>
          </table:table-cell>
          <table:table-cell office:value-type="float" office:value="17.18" calcext:value-type="float">
            <text:p>17.1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5-01" calcext:value-type="date">
            <text:p>05/01/2019</text:p>
          </table:table-cell>
          <table:table-cell office:value-type="float" office:value="12.83" calcext:value-type="float">
            <text:p>12.8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6-01" calcext:value-type="date">
            <text:p>06/01/2019</text:p>
          </table:table-cell>
          <table:table-cell office:value-type="float" office:value="12.8" calcext:value-type="float">
            <text:p>12.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7-01" calcext:value-type="date">
            <text:p>07/01/2019</text:p>
          </table:table-cell>
          <table:table-cell office:value-type="float" office:value="11.44" calcext:value-type="float">
            <text:p>11.4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8-01" calcext:value-type="date">
            <text:p>08/01/2019</text:p>
          </table:table-cell>
          <table:table-cell office:value-type="float" office:value="11.41" calcext:value-type="float">
            <text:p>11.4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9-01" calcext:value-type="date">
            <text:p>09/01/2019</text:p>
          </table:table-cell>
          <table:table-cell office:value-type="float" office:value="11.22" calcext:value-type="float">
            <text:p>11.2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10-01" calcext:value-type="date">
            <text:p>10/01/2019</text:p>
          </table:table-cell>
          <table:table-cell office:value-type="float" office:value="10.26" calcext:value-type="float">
            <text:p>10.2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11-01" calcext:value-type="date">
            <text:p>11/01/2019</text:p>
          </table:table-cell>
          <table:table-cell office:value-type="float" office:value="13.31" calcext:value-type="float">
            <text:p>13.3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12-01" calcext:value-type="date">
            <text:p>12/01/2019</text:p>
          </table:table-cell>
          <table:table-cell office:value-type="float" office:value="11.66" calcext:value-type="float">
            <text:p>11.6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19-04-08" calcext:value-type="date">
            <text:p>04/08/2019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19-10-22" calcext:value-type="date">
            <text:p>10/22/2019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amecheap – domain name</text:p>
          </table:table-cell>
          <table:table-cell office:value-type="date" office:date-value="2019-09-17" calcext:value-type="date">
            <text:p>09/17/2019</text:p>
          </table:table-cell>
          <table:table-cell office:value-type="float" office:value="15.16" calcext:value-type="float">
            <text:p>15.1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19-08-31" calcext:value-type="date">
            <text:p>08/31/2019</text:p>
          </table:table-cell>
          <table:table-cell office:value-type="float" office:value="124.54" calcext:value-type="float">
            <text:p>124.5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wilio</text:p>
          </table:table-cell>
          <table:table-cell office:value-type="string" calcext:value-type="string">
            <text:p>2019-09-31</text:p>
          </table:table-cell>
          <table:table-cell office:value-type="float" office:value="48.56" calcext:value-type="float">
            <text:p>48.5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19-10-31" calcext:value-type="date">
            <text:p>10/31/2019</text:p>
          </table:table-cell>
          <table:table-cell office:value-type="float" office:value="44.98" calcext:value-type="float">
            <text:p>44.9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wilio</text:p>
          </table:table-cell>
          <table:table-cell office:value-type="string" calcext:value-type="string">
            <text:p>2019-11-31</text:p>
          </table:table-cell>
          <table:table-cell office:value-type="float" office:value="43.92" calcext:value-type="float">
            <text:p>43.9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19-12-31" calcext:value-type="date">
            <text:p>12/31/2019</text:p>
          </table:table-cell>
          <table:table-cell office:value-type="float" office:value="35.71" calcext:value-type="float">
            <text:p>35.71</text:p>
          </table:table-cell>
          <table:table-cell table:number-columns-repeated="4"/>
        </table:table-row>
        <table:table-row table:style-name="ro2">
          <table:table-cell/>
          <table:table-cell table:style-name="Default"/>
          <table:table-cell/>
          <table:table-cell table:formula="of:=SUM([.C11:.C32])" office:value-type="float" office:value="740.4" calcext:value-type="float">
            <text:p>740.4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hardware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division hardware</text:p>
          </table:table-cell>
          <table:table-cell office:value-type="date" office:date-value="2019-03-01" calcext:value-type="date">
            <text:p>03/01/2019</text:p>
          </table:table-cell>
          <table:table-cell office:value-type="float" office:value="25.65" calcext:value-type="float">
            <text:p>25.6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rue value</text:p>
          </table:table-cell>
          <table:table-cell office:value-type="date" office:date-value="2019-02-26" calcext:value-type="date">
            <text:p>02/26/2019</text:p>
          </table:table-cell>
          <table:table-cell office:value-type="float" office:value="35.03" calcext:value-type="float">
            <text:p>35.0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ap plastics – enclosure parts</text:p>
          </table:table-cell>
          <table:table-cell office:value-type="date" office:date-value="2019-06-12" calcext:value-type="date">
            <text:p>06/12/2019</text:p>
          </table:table-cell>
          <table:table-cell office:value-type="float" office:value="30.65" calcext:value-type="float">
            <text:p>30.6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rew Anderson – decals</text:p>
          </table:table-cell>
          <table:table-cell office:value-type="date" office:date-value="2019-06-24" calcext:value-type="date">
            <text:p>06/24/2019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ap plastics – enclosure parts</text:p>
          </table:table-cell>
          <table:table-cell office:value-type="date" office:date-value="2019-08-28" calcext:value-type="date">
            <text:p>08/28/2019</text:p>
          </table:table-cell>
          <table:table-cell office:value-type="float" office:value="26.1" calcext:value-type="float">
            <text:p>26.1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division hardware</text:p>
          </table:table-cell>
          <table:table-cell office:value-type="date" office:date-value="2019-09-09" calcext:value-type="date">
            <text:p>09/09/2019</text:p>
          </table:table-cell>
          <table:table-cell office:value-type="float" office:value="48.48" calcext:value-type="float">
            <text:p>48.48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Amazon – microphones</text:p>
          </table:table-cell>
          <table:table-cell office:value-type="date" office:date-value="2019-05-02" calcext:value-type="date">
            <text:p>05/02/2019</text:p>
          </table:table-cell>
          <table:table-cell office:value-type="float" office:value="20.12" calcext:value-type="float">
            <text:p>20.12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Amazon – ethernet cable</text:p>
          </table:table-cell>
          <table:table-cell office:value-type="date" office:date-value="2018-11-03" calcext:value-type="date">
            <text:p>11/03/2018</text:p>
          </table:table-cell>
          <table:table-cell office:value-type="float" office:value="7.99" calcext:value-type="float">
            <text:p>7.99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Amazon – drill bits</text:p>
          </table:table-cell>
          <table:table-cell office:value-type="date" office:date-value="2019-09-03" calcext:value-type="date">
            <text:p>09/03/2019</text:p>
          </table:table-cell>
          <table:table-cell office:value-type="float" office:value="12.99" calcext:value-type="float">
            <text:p>12.99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ebay/Paypal – payphone</text:p>
          </table:table-cell>
          <table:table-cell office:value-type="date" office:date-value="2019-10-20" calcext:value-type="date">
            <text:p>10/20/2019</text:p>
          </table:table-cell>
          <table:table-cell office:value-type="float" office:value="306.81" calcext:value-type="float">
            <text:p>306.81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tap plastics – payphone parts</text:p>
          </table:table-cell>
          <table:table-cell office:value-type="date" office:date-value="2019-11-05" calcext:value-type="date">
            <text:p>11/05/2019</text:p>
          </table:table-cell>
          <table:table-cell office:value-type="float" office:value="2.15" calcext:value-type="float">
            <text:p>2.15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Ebay – payphone</text:p>
          </table:table-cell>
          <table:table-cell office:value-type="date" office:date-value="2019-10-20" calcext:value-type="date">
            <text:p>10/20/2019</text:p>
          </table:table-cell>
          <table:table-cell office:value-type="float" office:value="306.81" calcext:value-type="float">
            <text:p>306.81</text:p>
          </table:table-cell>
          <table:table-cell/>
          <table:table-cell office:value-type="string" calcext:value-type="string">
            <text:p>for sebastian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office depot – raspberry pi parts</text:p>
          </table:table-cell>
          <table:table-cell office:value-type="date" office:date-value="2019-12-03" calcext:value-type="date">
            <text:p>12/03/2019</text:p>
          </table:table-cell>
          <table:table-cell office:value-type="float" office:value="9.99" calcext:value-type="float">
            <text:p>9.9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dafruit – raspberry pi parts</text:p>
          </table:table-cell>
          <table:table-cell office:value-type="date" office:date-value="2019-11-25" calcext:value-type="date">
            <text:p>11/25/2019</text:p>
          </table:table-cell>
          <table:table-cell office:value-type="float" office:value="94.12" calcext:value-type="float">
            <text:p>94.12</text:p>
          </table:table-cell>
          <table:table-cell/>
          <table:table-cell office:value-type="string" calcext:value-type="string">
            <text:p>vasquez installatoi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azon – audio parts</text:p>
          </table:table-cell>
          <table:table-cell office:value-type="date" office:date-value="2019-11-25" calcext:value-type="date">
            <text:p>11/25/2019</text:p>
          </table:table-cell>
          <table:table-cell office:value-type="float" office:value="4.39" calcext:value-type="float">
            <text:p>4.3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azon – audio parts</text:p>
          </table:table-cell>
          <table:table-cell office:value-type="date" office:date-value="2019-12-06" calcext:value-type="date">
            <text:p>12/06/2019</text:p>
          </table:table-cell>
          <table:table-cell office:value-type="float" office:value="20.57" calcext:value-type="float">
            <text:p>20.57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azon – audio parts</text:p>
          </table:table-cell>
          <table:table-cell office:value-type="date" office:date-value="2019-12-05" calcext:value-type="date">
            <text:p>12/05/2019</text:p>
          </table:table-cell>
          <table:table-cell office:value-type="float" office:value="14.99" calcext:value-type="float">
            <text:p>14.9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azon – audio parts</text:p>
          </table:table-cell>
          <table:table-cell office:value-type="date" office:date-value="2019-12-07" calcext:value-type="date">
            <text:p>12/07/2019</text:p>
          </table:table-cell>
          <table:table-cell office:value-type="float" office:value="47.84" calcext:value-type="float">
            <text:p>47.84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ree geek</text:p>
          </table:table-cell>
          <table:table-cell office:value-type="date" office:date-value="2019-12-06" calcext:value-type="date">
            <text:p>12/06/2019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rs</text:p>
          </table:table-cell>
          <table:table-cell office:value-type="date" office:date-value="2019-12-04" calcext:value-type="date">
            <text:p>12/04/2019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rs</text:p>
          </table:table-cell>
          <table:table-cell office:value-type="date" office:date-value="2019-12-09" calcext:value-type="date">
            <text:p>12/09/2019</text:p>
          </table:table-cell>
          <table:table-cell office:value-type="float" office:value="10.29" calcext:value-type="float">
            <text:p>10.2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azon – audio parts</text:p>
          </table:table-cell>
          <table:table-cell office:value-type="date" office:date-value="2019-12-05" calcext:value-type="date">
            <text:p>12/05/2019</text:p>
          </table:table-cell>
          <table:table-cell office:value-type="float" office:value="13.99" calcext:value-type="float">
            <text:p>13.99</text:p>
          </table:table-cell>
          <table:table-cell/>
          <table:table-cell office:value-type="string" calcext:value-type="string">
            <text:p>for sebastian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Amazon – grant writing book</text:p>
          </table:table-cell>
          <table:table-cell office:value-type="date" office:date-value="2019-10-11" calcext:value-type="date">
            <text:p>10/11/2019</text:p>
          </table:table-cell>
          <table:table-cell office:value-type="float" office:value="17.6" calcext:value-type="float">
            <text:p>17.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mazon – phone hardware</text:p>
          </table:table-cell>
          <table:table-cell office:value-type="date" office:date-value="2019-09-24" calcext:value-type="date">
            <text:p>09/24/2019</text:p>
          </table:table-cell>
          <table:table-cell office:value-type="float" office:value="10.99" calcext:value-type="float">
            <text:p>10.99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23" table:formula="of:=SUM([.C45:.C59])" office:value-type="float" office:value="884.54" calcext:value-type="float">
            <text:p>884.54</text:p>
          </table:table-cell>
        </table:table-row>
        <table:table-row table:style-name="ro2">
          <table:table-cell/>
          <table:table-cell table:style-name="Default"/>
          <table:table-cell/>
          <table:table-cell table:formula="of:=SUM([.C36:.C59])" office:value-type="float" office:value="1111.55" calcext:value-type="float">
            <text:p>1111.55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/>
          <table:table-cell office:value-type="string" calcext:value-type="string">
            <text:p>`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edia, outreach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USPS – LPC tribute</text:p>
          </table:table-cell>
          <table:table-cell office:value-type="date" office:date-value="2019-01-04" calcext:value-type="date">
            <text:p>01/04/2019</text:p>
          </table:table-cell>
          <table:table-cell office:value-type="float" office:value="7.45" calcext:value-type="float">
            <text:p>7.4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SPS – zine distribution</text:p>
          </table:table-cell>
          <table:table-cell office:value-type="date" office:date-value="2019-05-15" calcext:value-type="date">
            <text:p>05/15/2019</text:p>
          </table:table-cell>
          <table:table-cell office:value-type="float" office:value="6.6" calcext:value-type="float">
            <text:p>6.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SPS – zine distribution</text:p>
          </table:table-cell>
          <table:table-cell office:value-type="date" office:date-value="2019-05-15" calcext:value-type="date">
            <text:p>05/15/2019</text:p>
          </table:table-cell>
          <table:table-cell office:value-type="float" office:value="3.27" calcext:value-type="float">
            <text:p>3.2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umart – zine printing</text:p>
          </table:table-cell>
          <table:table-cell office:value-type="date" office:date-value="2019-02-22" calcext:value-type="date">
            <text:p>02/22/2019</text:p>
          </table:table-cell>
          <table:table-cell office:value-type="float" office:value="66.08" calcext:value-type="float">
            <text:p>66.0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umart – zine printing</text:p>
          </table:table-cell>
          <table:table-cell office:value-type="date" office:date-value="2019-05-02" calcext:value-type="date">
            <text:p>05/02/2019</text:p>
          </table:table-cell>
          <table:table-cell office:value-type="float" office:value="94.16" calcext:value-type="float">
            <text:p>94.16</text:p>
          </table:table-cell>
          <table:table-cell table:number-columns-repeated="4"/>
        </table:table-row>
        <table:table-row table:style-name="ro2">
          <table:table-cell/>
          <table:table-cell table:style-name="Default"/>
          <table:table-cell/>
          <table:table-cell table:formula="of:=SUM([.C63:.C67])" office:value-type="float" office:value="177.56" calcext:value-type="float">
            <text:p>177.56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Umbrella, CTRLH expenses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Nelson Minar donation</text:p>
          </table:table-cell>
          <table:table-cell office:value-type="date" office:date-value="2019-12-29" calcext:value-type="date">
            <text:p>12/29/2019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2">
          <table:table-cell table:number-columns-repeated="3"/>
          <table:table-cell table:style-name="ce20" table:formula="of:=SUM([.C70:.C71])"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misc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volunteer appreciation party</text:p>
          </table:table-cell>
          <table:table-cell office:value-type="date" office:date-value="2019-01-27" calcext:value-type="date">
            <text:p>01/27/2019</text:p>
          </table:table-cell>
          <table:table-cell office:value-type="float" office:value="90" calcext:value-type="float">
            <text:p>9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installer lunch</text:p>
          </table:table-cell>
          <table:table-cell office:value-type="date" office:date-value="2019-04-12" calcext:value-type="date">
            <text:p>04/12/2019</text:p>
          </table:table-cell>
          <table:table-cell office:value-type="float" office:value="28.25" calcext:value-type="float">
            <text:p>28.2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SPS – ship to detroit bus co</text:p>
          </table:table-cell>
          <table:table-cell office:value-type="date" office:date-value="2019-05-15" calcext:value-type="date">
            <text:p>05/15/2019</text:p>
          </table:table-cell>
          <table:table-cell office:value-type="float" office:value="14.35" calcext:value-type="float">
            <text:p>14.3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SPS – ship to sebastian</text:p>
          </table:table-cell>
          <table:table-cell office:value-type="date" office:date-value="2019-11-08" calcext:value-type="date">
            <text:p>11/08/2019</text:p>
          </table:table-cell>
          <table:table-cell office:value-type="float" office:value="1.3" calcext:value-type="float">
            <text:p>1.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SPS – ship to sebastian</text:p>
          </table:table-cell>
          <table:table-cell office:value-type="date" office:date-value="2019-10-29" calcext:value-type="date">
            <text:p>10/29/2019</text:p>
          </table:table-cell>
          <table:table-cell office:value-type="float" office:value="14.2" calcext:value-type="float">
            <text:p>14.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ree Geek recycling</text:p>
          </table:table-cell>
          <table:table-cell office:value-type="date" office:date-value="2019-12-06" calcext:value-type="date">
            <text:p>12/06/2019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Sam Bunn painting</text:p>
          </table:table-cell>
          <table:table-cell office:value-type="date" office:date-value="2019-10-01" calcext:value-type="date">
            <text:p>10/01/2019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ax from half RACC grant</text:p>
          </table:table-cell>
          <table:table-cell office:value-type="date" office:date-value="2019-07-08" calcext:value-type="date">
            <text:p>07/08/2019</text:p>
          </table:table-cell>
          <table:table-cell office:value-type="float" office:value="750" calcext:value-type="float">
            <text:p>750</text:p>
          </table:table-cell>
          <table:table-cell table:number-columns-repeated="4"/>
        </table:table-row>
        <table:table-row table:style-name="ro2">
          <table:table-cell/>
          <table:table-cell table:style-name="Default"/>
          <table:table-cell/>
          <table:table-cell table:formula="of:=SUM([.C75:.C82])" office:value-type="float" office:value="978.1" calcext:value-type="float">
            <text:p>978.1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total expenses</text:p>
          </table:table-cell>
          <table:table-cell table:style-name="Default"/>
          <table:table-cell table:formula="of:=SUM([.C1:.C84])" office:value-type="float" office:value="5657.61" calcext:value-type="float">
            <text:p>5657.61</text:p>
          </table:table-cell>
          <table:table-cell table:formula="of:=SUM([.D1:.D84])" office:value-type="float" office:value="5657.61" calcext:value-type="float">
            <text:p>5657.61</text:p>
          </table:table-cell>
          <table:table-cell table:number-columns-repeated="3"/>
        </table:table-row>
        <table:table-row table:style-name="ro2" table:number-rows-repeated="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income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zines</text:p>
          </table:table-cell>
          <table:table-cell office:value-type="date" office:date-value="2019-01-27" calcext:value-type="date">
            <text:p>01/27/2019</text:p>
          </table:table-cell>
          <table:table-cell office:value-type="float" office:value="-5" calcext:value-type="float">
            <text:p>-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-shirts</text:p>
          </table:table-cell>
          <table:table-cell office:value-type="date" office:date-value="2019-01-17" calcext:value-type="date">
            <text:p>01/17/2019</text:p>
          </table:table-cell>
          <table:table-cell office:value-type="float" office:value="-25" calcext:value-type="float">
            <text:p>-2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-shirts</text:p>
          </table:table-cell>
          <table:table-cell office:value-type="date" office:date-value="2019-09-02" calcext:value-type="date">
            <text:p>09/02/2019</text:p>
          </table:table-cell>
          <table:table-cell office:value-type="float" office:value="-20" calcext:value-type="float">
            <text:p>-2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paceness</text:p>
          </table:table-cell>
          <table:table-cell office:value-type="date" office:date-value="2019-03-03" calcext:value-type="date">
            <text:p>03/03/2019</text:p>
          </table:table-cell>
          <table:table-cell office:value-type="float" office:value="-250" calcext:value-type="float">
            <text:p>-25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Zines – microcosm</text:p>
          </table:table-cell>
          <table:table-cell office:value-type="date" office:date-value="2019-04-01" calcext:value-type="date">
            <text:p>04/01/2019</text:p>
          </table:table-cell>
          <table:table-cell office:value-type="float" office:value="-67.5" calcext:value-type="float">
            <text:p>-67.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ake productions payphone rental</text:p>
          </table:table-cell>
          <table:table-cell office:value-type="date" office:date-value="2019-04-16" calcext:value-type="date">
            <text:p>04/16/2019</text:p>
          </table:table-cell>
          <table:table-cell office:value-type="float" office:value="-100" calcext:value-type="float">
            <text:p>-1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preadshirt</text:p>
          </table:table-cell>
          <table:table-cell office:value-type="date" office:date-value="2019-06-19" calcext:value-type="date">
            <text:p>06/19/2019</text:p>
          </table:table-cell>
          <table:table-cell office:value-type="float" office:value="-9.73" calcext:value-type="float">
            <text:p>-9.7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preadshirt</text:p>
          </table:table-cell>
          <table:table-cell office:value-type="date" office:date-value="2019-10-15" calcext:value-type="date">
            <text:p>10/15/2019</text:p>
          </table:table-cell>
          <table:table-cell office:value-type="float" office:value="-15.9" calcext:value-type="float">
            <text:p>-15.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half RACC grant 2020</text:p>
          </table:table-cell>
          <table:table-cell office:value-type="date" office:date-value="2019-07-08" calcext:value-type="date">
            <text:p>07/08/2019</text:p>
          </table:table-cell>
          <table:table-cell office:value-type="float" office:value="-3000" calcext:value-type="float">
            <text:p>-30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ouwester</text:p>
          </table:table-cell>
          <table:table-cell office:value-type="date" office:date-value="2019-09-12" calcext:value-type="date">
            <text:p>09/12/2019</text:p>
          </table:table-cell>
          <table:table-cell office:value-type="float" office:value="-250" calcext:value-type="float">
            <text:p>-25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LERG humboldt show</text:p>
          </table:table-cell>
          <table:table-cell office:value-type="date" office:date-value="2019-10-31" calcext:value-type="date">
            <text:p>10/31/2019</text:p>
          </table:table-cell>
          <table:table-cell office:value-type="float" office:value="-600" calcext:value-type="float">
            <text:p>-6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various umbrella donations, net</text:p>
          </table:table-cell>
          <table:table-cell office:value-type="date" office:date-value="2019-11-01" calcext:value-type="date">
            <text:p>11/01/2019</text:p>
          </table:table-cell>
          <table:table-cell office:value-type="float" office:value="-101" calcext:value-type="float">
            <text:p>-10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atricia Vasquez installation</text:p>
          </table:table-cell>
          <table:table-cell office:value-type="date" office:date-value="2019-12-18" calcext:value-type="date">
            <text:p>12/18/2019</text:p>
          </table:table-cell>
          <table:table-cell office:value-type="float" office:value="-400" calcext:value-type="float">
            <text:p>-4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elson Minar donation</text:p>
          </table:table-cell>
          <table:table-cell office:value-type="date" office:date-value="2019-12-29" calcext:value-type="date">
            <text:p>12/29/2019</text:p>
          </table:table-cell>
          <table:table-cell office:value-type="float" office:value="-1000" calcext:value-type="float">
            <text:p>-1000</text:p>
          </table:table-cell>
          <table:table-cell table:number-columns-repeated="4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total income</text:p>
          </table:table-cell>
          <table:table-cell table:style-name="Default"/>
          <table:table-cell/>
          <table:table-cell table:formula="of:=SUM([.C89:.C103])" office:value-type="float" office:value="-5844.13" calcext:value-type="float">
            <text:p>-5844.13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net real and expected</text:p>
          </table:table-cell>
          <table:table-cell table:style-name="Default"/>
          <table:table-cell/>
          <table:table-cell table:formula="of:=SUM([.D85];[.D104])" office:value-type="float" office:value="-186.52" calcext:value-type="float">
            <text:p>-186.52</text:p>
          </table:table-cell>
          <table:table-cell table:number-columns-repeated="3"/>
        </table:table-row>
      </table:table>
      <table:table table:name="expenses-2020" table:style-name="ta1">
        <table:table-column table:style-name="co11" table:default-cell-style-name="Default"/>
        <table:table-column table:style-name="co1" table:default-cell-style-name="ce21"/>
        <table:table-column table:style-name="co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default-cell-style-name="Default"/>
        <table:table-row table:style-name="ro2">
          <table:table-cell office:value-type="string" calcext:value-type="string">
            <text:p>expenses</text:p>
          </table:table-cell>
          <table:table-cell table:style-name="Default"/>
          <table:table-cell table:number-columns-repeated="3"/>
          <table:table-cell office:value-type="string" calcext:value-type="string">
            <text:p>racc eligible?</text:p>
          </table:table-cell>
        </table:table-row>
        <table:table-row table:style-name="ro2" table:number-rows-repeated="3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payments, reimbusements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Karl Anderson – Sharita Towne project</text:p>
          </table:table-cell>
          <table:table-cell office:value-type="date" office:date-value="2020-05-19" calcext:value-type="date">
            <text:p>05/19/202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half of total project payment</text:p>
          </table:table-cell>
          <table:table-cell/>
        </table:table-row>
        <table:table-row table:style-name="ro2" table:number-rows-repeated="3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service providers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1-01" calcext:value-type="date">
            <text:p>01/01/2020</text:p>
          </table:table-cell>
          <table:table-cell office:value-type="float" office:value="10.29" calcext:value-type="float">
            <text:p>10.2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2-01" calcext:value-type="date">
            <text:p>02/01/2020</text:p>
          </table:table-cell>
          <table:table-cell office:value-type="float" office:value="10.94" calcext:value-type="float">
            <text:p>10.9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3-01" calcext:value-type="date">
            <text:p>03/01/2020</text:p>
          </table:table-cell>
          <table:table-cell office:value-type="float" office:value="15.09" calcext:value-type="float">
            <text:p>15.0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4-01" calcext:value-type="date">
            <text:p>04/01/2020</text:p>
          </table:table-cell>
          <table:table-cell office:value-type="float" office:value="19.84" calcext:value-type="float">
            <text:p>19.8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5-01" calcext:value-type="date">
            <text:p>05/01/2020</text:p>
          </table:table-cell>
          <table:table-cell office:value-type="float" office:value="22.15" calcext:value-type="float">
            <text:p>22.1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6-01" calcext:value-type="date">
            <text:p>06/01/2020</text:p>
          </table:table-cell>
          <table:table-cell office:value-type="float" office:value="18.74" calcext:value-type="float">
            <text:p>18.7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7-01" calcext:value-type="date">
            <text:p>07/01/2020</text:p>
          </table:table-cell>
          <table:table-cell office:value-type="float" office:value="19.96" calcext:value-type="float">
            <text:p>19.9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8-01" calcext:value-type="date">
            <text:p>08/01/2020</text:p>
          </table:table-cell>
          <table:table-cell office:value-type="float" office:value="15.4" calcext:value-type="float">
            <text:p>15.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9-01" calcext:value-type="date">
            <text:p>09/01/2020</text:p>
          </table:table-cell>
          <table:table-cell office:value-type="float" office:value="16.16" calcext:value-type="float">
            <text:p>16.1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10-01" calcext:value-type="date">
            <text:p>10/01/2020</text:p>
          </table:table-cell>
          <table:table-cell office:value-type="float" office:value="16.31" calcext:value-type="float">
            <text:p>16.31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11-01" calcext:value-type="date">
            <text:p>11/01/2020</text:p>
          </table:table-cell>
          <table:table-cell office:value-type="float" office:value="16.35" calcext:value-type="float">
            <text:p>16.3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12-01" calcext:value-type="date">
            <text:p>12/01/2020</text:p>
          </table:table-cell>
          <table:table-cell office:value-type="float" office:value="16.56" calcext:value-type="float">
            <text:p>16.5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esel fuel prints stickers</text:p>
          </table:table-cell>
          <table:table-cell office:value-type="date" office:date-value="2020-07-01" calcext:value-type="date">
            <text:p>07/01/2020</text:p>
          </table:table-cell>
          <table:table-cell office:value-type="float" office:value="19.96" calcext:value-type="float">
            <text:p>19.9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0-01-31" calcext:value-type="date">
            <text:p>01/31/2020</text:p>
          </table:table-cell>
          <table:table-cell office:value-type="float" office:value="36.45" calcext:value-type="float">
            <text:p>36.4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ilio</text:p>
          </table:table-cell>
          <table:table-cell office:value-type="date" office:date-value="2020-02-29" calcext:value-type="date">
            <text:p>02/29/2020</text:p>
          </table:table-cell>
          <table:table-cell office:value-type="float" office:value="36.56" calcext:value-type="float">
            <text:p>36.5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ilio</text:p>
          </table:table-cell>
          <table:table-cell office:value-type="date" office:date-value="2020-03-31" calcext:value-type="date">
            <text:p>03/31/2020</text:p>
          </table:table-cell>
          <table:table-cell office:value-type="float" office:value="40.75" calcext:value-type="float">
            <text:p>40.7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ilio</text:p>
          </table:table-cell>
          <table:table-cell office:value-type="date" office:date-value="2020-04-30" calcext:value-type="date">
            <text:p>04/30/2020</text:p>
          </table:table-cell>
          <table:table-cell office:value-type="float" office:value="51.29" calcext:value-type="float">
            <text:p>51.2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 kraid</text:p>
          </table:table-cell>
          <table:table-cell office:value-type="date" office:date-value="2020-04-30" calcext:value-type="date">
            <text:p>04/30/202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0-05-31" calcext:value-type="date">
            <text:p>05/31/2020</text:p>
          </table:table-cell>
          <table:table-cell office:value-type="float" office:value="47.93" calcext:value-type="float">
            <text:p>47.93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0-06-30" calcext:value-type="date">
            <text:p>06/30/2020</text:p>
          </table:table-cell>
          <table:table-cell office:value-type="float" office:value="71.73" calcext:value-type="float">
            <text:p>71.73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0-07-31" calcext:value-type="date">
            <text:p>07/31/2020</text:p>
          </table:table-cell>
          <table:table-cell office:value-type="float" office:value="64.72" calcext:value-type="float">
            <text:p>64.72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0-08-31" calcext:value-type="date">
            <text:p>08/31/2020</text:p>
          </table:table-cell>
          <table:table-cell office:value-type="float" office:value="145.17" calcext:value-type="float">
            <text:p>145.17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ilio</text:p>
          </table:table-cell>
          <table:table-cell office:value-type="date" office:date-value="2020-09-30" calcext:value-type="date">
            <text:p>09/30/2020</text:p>
          </table:table-cell>
          <table:table-cell office:value-type="float" office:value="50.75" calcext:value-type="float">
            <text:p>50.7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0-10-31" calcext:value-type="date">
            <text:p>10/31/2020</text:p>
          </table:table-cell>
          <table:table-cell office:value-type="float" office:value="50.24" calcext:value-type="float">
            <text:p>50.2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</text:p>
          </table:table-cell>
          <table:table-cell office:value-type="string" calcext:value-type="string">
            <text:p>2020-11-31</text:p>
          </table:table-cell>
          <table:table-cell office:value-type="float" office:value="51.81" calcext:value-type="float">
            <text:p>51.81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0-12-06" calcext:value-type="date">
            <text:p>12/06/2020</text:p>
          </table:table-cell>
          <table:table-cell office:value-type="float" office:value="50.07" calcext:value-type="float">
            <text:p>50.07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namecheap</text:p>
          </table:table-cell>
          <table:table-cell office:value-type="date" office:date-value="2020-03-23" calcext:value-type="date">
            <text:p>03/23/2020</text:p>
          </table:table-cell>
          <table:table-cell office:value-type="float" office:value="15.16" calcext:value-type="float">
            <text:p>15.1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USPS – po box</text:p>
          </table:table-cell>
          <table:table-cell office:value-type="date" office:date-value="2020-11-05" calcext:value-type="date">
            <text:p>11/05/2020</text:p>
          </table:table-cell>
          <table:table-cell office:value-type="float" office:value="106" calcext:value-type="float">
            <text:p>1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20-11-23" calcext:value-type="date">
            <text:p>11/23/2020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hardware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Free Geek recycling</text:p>
          </table:table-cell>
          <table:table-cell office:value-type="date" office:date-value="2020-01-02" calcext:value-type="date">
            <text:p>01/02/202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paypal ebay tele-source payphone</text:p>
          </table:table-cell>
          <table:table-cell office:value-type="date" office:date-value="2020-01-31" calcext:value-type="date">
            <text:p>01/31/2020</text:p>
          </table:table-cell>
          <table:table-cell office:value-type="float" office:value="325.22" calcext:value-type="float">
            <text:p>325.22</text:p>
          </table:table-cell>
          <table:table-cell/>
          <table:table-cell office:value-type="string" calcext:value-type="string">
            <text:p>detroit bus co</text:p>
          </table:table-cell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east side steel pedestal part</text:p>
          </table:table-cell>
          <table:table-cell office:value-type="date" office:date-value="2020-07-23" calcext:value-type="date">
            <text:p>07/23/2020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battery hardware</text:p>
          </table:table-cell>
          <table:table-cell office:value-type="date" office:date-value="2020-07-21" calcext:value-type="date">
            <text:p>07/21/2020</text:p>
          </table:table-cell>
          <table:table-cell office:value-type="float" office:value="17.98" calcext:value-type="float">
            <text:p>17.9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mazon – label maker</text:p>
          </table:table-cell>
          <table:table-cell office:value-type="date" office:date-value="2020-07-17" calcext:value-type="date">
            <text:p>07/17/2020</text:p>
          </table:table-cell>
          <table:table-cell office:value-type="float" office:value="66.42" calcext:value-type="float">
            <text:p>66.4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mazon – microphone</text:p>
          </table:table-cell>
          <table:table-cell office:value-type="date" office:date-value="2020-07-27" calcext:value-type="date">
            <text:p>07/27/2020</text:p>
          </table:table-cell>
          <table:table-cell office:value-type="float" office:value="12.99" calcext:value-type="float">
            <text:p>12.9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vision hardware</text:p>
          </table:table-cell>
          <table:table-cell office:value-type="date" office:date-value="2020-08-10" calcext:value-type="date">
            <text:p>08/10/2020</text:p>
          </table:table-cell>
          <table:table-cell office:value-type="float" office:value="24.07" calcext:value-type="float">
            <text:p>24.07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vision hardware</text:p>
          </table:table-cell>
          <table:table-cell office:value-type="date" office:date-value="2020-09-25" calcext:value-type="date">
            <text:p>09/25/2020</text:p>
          </table:table-cell>
          <table:table-cell office:value-type="float" office:value="35.62" calcext:value-type="float">
            <text:p>35.62</text:p>
          </table:table-cell>
          <table:table-cell/>
          <table:table-cell office:value-type="string" calcext:value-type="string">
            <text:p>jesse</text:p>
          </table:table-cell>
          <table:table-cell office:value-type="string" calcext:value-type="string">
            <text:p>y</text:p>
          </table:table-cell>
        </table:table-row>
        <table:table-row table:style-name="ro2">
          <table:table-cell/>
          <table:table-cell table:style-name="Default"/>
          <table:table-cell/>
          <table:table-cell table:formula="of:=SUM([.C41:.C49])" office:value-type="float" office:value="495.3" calcext:value-type="float">
            <text:p>495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dia, outreach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diesel fuel prints stickers</text:p>
          </table:table-cell>
          <table:table-cell office:value-type="date" office:date-value="2020-01-03" calcext:value-type="date">
            <text:p>01/03/2020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ocumart – zines</text:p>
          </table:table-cell>
          <table:table-cell office:value-type="date" office:date-value="2020-02-10" calcext:value-type="date">
            <text:p>02/10/2020</text:p>
          </table:table-cell>
          <table:table-cell office:value-type="float" office:value="145.27" calcext:value-type="float">
            <text:p>145.2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SPS – zines</text:p>
          </table:table-cell>
          <table:table-cell office:value-type="date" office:date-value="2020-02-24" calcext:value-type="date">
            <text:p>02/24/2020</text:p>
          </table:table-cell>
          <table:table-cell office:value-type="float" office:value="19.4" calcext:value-type="float">
            <text:p>19.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SPS – zines</text:p>
          </table:table-cell>
          <table:table-cell office:value-type="date" office:date-value="2020-04-06" calcext:value-type="date">
            <text:p>04/06/2020</text:p>
          </table:table-cell>
          <table:table-cell office:value-type="float" office:value="2.95" calcext:value-type="float">
            <text:p>2.9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SPS – detroit IT equipment</text:p>
          </table:table-cell>
          <table:table-cell office:value-type="date" office:date-value="2020-10-22" calcext:value-type="date">
            <text:p>10/22/2020</text:p>
          </table:table-cell>
          <table:table-cell office:value-type="float" office:value="5.75" calcext:value-type="float">
            <text:p>5.75</text:p>
          </table:table-cell>
          <table:table-cell/>
          <table:table-cell office:value-type="string" calcext:value-type="string">
            <text:p>detroit breckenridge</text:p>
          </table:table-cell>
          <table:table-cell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fiscal sponsor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patreon payout</text:p>
          </table:table-cell>
          <table:table-cell office:value-type="date" office:date-value="2019-01-17" calcext:value-type="date">
            <text:p>01/17/2019</text:p>
          </table:table-cell>
          <table:table-cell office:value-type="float" office:value="30.33" calcext:value-type="float">
            <text:p>30.33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sanitation and hand washing stations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Amazon – bleach</text:p>
          </table:table-cell>
          <table:table-cell office:value-type="date" office:date-value="2020-03-27" calcext:value-type="date">
            <text:p>03/27/2020</text:p>
          </table:table-cell>
          <table:table-cell office:value-type="float" office:value="37.34" calcext:value-type="float">
            <text:p>37.3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Uline – cleaning and station supplies and parts</text:p>
          </table:table-cell>
          <table:table-cell office:value-type="date" office:date-value="2020-03-27" calcext:value-type="date">
            <text:p>03/27/2020</text:p>
          </table:table-cell>
          <table:table-cell office:value-type="float" office:value="191.38" calcext:value-type="float">
            <text:p>191.38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valves</text:p>
          </table:table-cell>
          <table:table-cell office:value-type="date" office:date-value="2020-03-27" calcext:value-type="date">
            <text:p>03/27/2020</text:p>
          </table:table-cell>
          <table:table-cell office:value-type="float" office:value="66.66" calcext:value-type="float">
            <text:p>66.6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spray bottles</text:p>
          </table:table-cell>
          <table:table-cell office:value-type="date" office:date-value="2020-03-27" calcext:value-type="date">
            <text:p>03/27/2020</text:p>
          </table:table-cell>
          <table:table-cell office:value-type="float" office:value="19.98" calcext:value-type="float">
            <text:p>19.98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station parts</text:p>
          </table:table-cell>
          <table:table-cell office:value-type="date" office:date-value="2020-03-27" calcext:value-type="date">
            <text:p>03/27/2020</text:p>
          </table:table-cell>
          <table:table-cell office:value-type="float" office:value="17.99" calcext:value-type="float">
            <text:p>17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home depot – station parts</text:p>
          </table:table-cell>
          <table:table-cell office:value-type="date" office:date-value="2020-03-27" calcext:value-type="date">
            <text:p>03/27/2020</text:p>
          </table:table-cell>
          <table:table-cell office:value-type="float" office:value="92.94" calcext:value-type="float">
            <text:p>92.9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gloves</text:p>
          </table:table-cell>
          <table:table-cell office:value-type="date" office:date-value="2020-02-28" calcext:value-type="date">
            <text:p>02/28/2020</text:p>
          </table:table-cell>
          <table:table-cell office:value-type="float" office:value="11.25" calcext:value-type="float">
            <text:p>11.2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gloves</text:p>
          </table:table-cell>
          <table:table-cell office:value-type="date" office:date-value="2020-03-28" calcext:value-type="date">
            <text:p>03/28/2020</text:p>
          </table:table-cell>
          <table:table-cell office:value-type="float" office:value="30.3" calcext:value-type="float">
            <text:p>30.3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cleaning supplies</text:p>
          </table:table-cell>
          <table:table-cell office:value-type="date" office:date-value="2020-03-28" calcext:value-type="date">
            <text:p>03/28/2020</text:p>
          </table:table-cell>
          <table:table-cell office:value-type="float" office:value="46.99" calcext:value-type="float">
            <text:p>46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station supplies</text:p>
          </table:table-cell>
          <table:table-cell office:value-type="date" office:date-value="2020-03-28" calcext:value-type="date">
            <text:p>03/28/2020</text:p>
          </table:table-cell>
          <table:table-cell office:value-type="float" office:value="9.99" calcext:value-type="float">
            <text:p>9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station parts</text:p>
          </table:table-cell>
          <table:table-cell office:value-type="date" office:date-value="2020-03-29" calcext:value-type="date">
            <text:p>03/29/2020</text:p>
          </table:table-cell>
          <table:table-cell office:value-type="float" office:value="7.99" calcext:value-type="float">
            <text:p>7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home depot – station parts</text:p>
          </table:table-cell>
          <table:table-cell office:value-type="date" office:date-value="2020-04-01" calcext:value-type="date">
            <text:p>04/01/2020</text:p>
          </table:table-cell>
          <table:table-cell office:value-type="float" office:value="61.39" calcext:value-type="float">
            <text:p>61.3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Walmart – station supplies</text:p>
          </table:table-cell>
          <table:table-cell office:value-type="date" office:date-value="2020-04-06" calcext:value-type="date">
            <text:p>04/06/2020</text:p>
          </table:table-cell>
          <table:table-cell office:value-type="float" office:value="17.64" calcext:value-type="float">
            <text:p>17.6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mr plywood – station parts</text:p>
          </table:table-cell>
          <table:table-cell office:value-type="date" office:date-value="2020-04-08" calcext:value-type="date">
            <text:p>04/08/2020</text:p>
          </table:table-cell>
          <table:table-cell office:value-type="float" office:value="105.13" calcext:value-type="float">
            <text:p>105.13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rue value – station parts</text:p>
          </table:table-cell>
          <table:table-cell office:value-type="string" calcext:value-type="string">
            <text:p>2020-14-15</text:p>
          </table:table-cell>
          <table:table-cell office:value-type="float" office:value="66.5" calcext:value-type="float">
            <text:p>66.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home depot – station parts</text:p>
          </table:table-cell>
          <table:table-cell office:value-type="date" office:date-value="2020-04-29" calcext:value-type="date">
            <text:p>04/29/2020</text:p>
          </table:table-cell>
          <table:table-cell office:value-type="float" office:value="71.66" calcext:value-type="float">
            <text:p>71.6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station parts</text:p>
          </table:table-cell>
          <table:table-cell office:value-type="date" office:date-value="2020-04-29" calcext:value-type="date">
            <text:p>04/29/2020</text:p>
          </table:table-cell>
          <table:table-cell office:value-type="float" office:value="14.99" calcext:value-type="float">
            <text:p>14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station parts</text:p>
          </table:table-cell>
          <table:table-cell office:value-type="date" office:date-value="2020-05-14" calcext:value-type="date">
            <text:p>05/14/2020</text:p>
          </table:table-cell>
          <table:table-cell office:value-type="float" office:value="7.29" calcext:value-type="float">
            <text:p>7.2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station parts</text:p>
          </table:table-cell>
          <table:table-cell office:value-type="date" office:date-value="2020-05-14" calcext:value-type="date">
            <text:p>05/14/2020</text:p>
          </table:table-cell>
          <table:table-cell office:value-type="float" office:value="13.99" calcext:value-type="float">
            <text:p>13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table:number-columns-repeated="3"/>
          <table:table-cell table:formula="of:=SUM([.C61:.C80])" office:value-type="float" office:value="891.4" calcext:value-type="float">
            <text:p>891.4</text:p>
          </table:table-cell>
          <table:table-cell table:number-columns-repeated="2"/>
        </table:table-row>
        <table:table-row table:style-name="ro2" table:number-rows-repeated="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misc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Lucky horseshoe – editing session food</text:p>
          </table:table-cell>
          <table:table-cell office:value-type="date" office:date-value="2020-01-10" calcext:value-type="date">
            <text:p>01/10/2020</text:p>
          </table:table-cell>
          <table:table-cell office:value-type="float" office:value="26.5" calcext:value-type="float">
            <text:p>26.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SPS – ypsi test equipment</text:p>
          </table:table-cell>
          <table:table-cell office:value-type="date" office:date-value="2020-01-09" calcext:value-type="date">
            <text:p>01/09/2020</text:p>
          </table:table-cell>
          <table:table-cell office:value-type="float" office:value="19.05" calcext:value-type="float">
            <text:p>19.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ucky horseshoe – volunteer appreciation party</text:p>
          </table:table-cell>
          <table:table-cell office:value-type="date" office:date-value="2020-02-15" calcext:value-type="date">
            <text:p>02/15/2020</text:p>
          </table:table-cell>
          <table:table-cell office:value-type="float" office:value="149.5" calcext:value-type="float">
            <text:p>149.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edEx payphone enclosure shipping</text:p>
          </table:table-cell>
          <table:table-cell office:value-type="date" office:date-value="2020-03-09" calcext:value-type="date">
            <text:p>03/09/2020</text:p>
          </table:table-cell>
          <table:table-cell office:value-type="float" office:value="166.09" calcext:value-type="float">
            <text:p>166.09</text:p>
          </table:table-cell>
          <table:table-cell/>
          <table:table-cell office:value-type="string" calcext:value-type="string">
            <text:p>detroit bus co</text:p>
          </table:table-cell>
          <table:table-cell/>
        </table:table-row>
        <table:table-row table:style-name="ro2">
          <table:table-cell office:value-type="string" calcext:value-type="string">
            <text:p>Sofia Acosta – spanish translation</text:p>
          </table:table-cell>
          <table:table-cell office:value-type="date" office:date-value="2020-07-07" calcext:value-type="date">
            <text:p>07/07/2020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total expenses</text:p>
          </table:table-cell>
          <table:table-cell table:style-name="Default"/>
          <table:table-cell table:formula="of:=SUM([.C1:.C90])" office:value-type="float" office:value="3207.92" calcext:value-type="float">
            <text:p>3207.92</text:p>
          </table:table-cell>
          <table:table-cell table:number-columns-repeated="3"/>
        </table:table-row>
        <table:table-row table:style-name="ro2" table:number-rows-repeated="4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income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patreon payout</text:p>
          </table:table-cell>
          <table:table-cell office:value-type="date" office:date-value="2020-01-17" calcext:value-type="date">
            <text:p>01/17/2020</text:p>
          </table:table-cell>
          <table:table-cell office:value-type="float" office:value="-493.88" calcext:value-type="float">
            <text:p>-493.8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-shirt and zine sales</text:p>
          </table:table-cell>
          <table:table-cell office:value-type="date" office:date-value="2020-02-15" calcext:value-type="date">
            <text:p>02/15/2020</text:p>
          </table:table-cell>
          <table:table-cell office:value-type="float" office:value="-65" calcext:value-type="float">
            <text:p>-6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– t-shirt sales</text:p>
          </table:table-cell>
          <table:table-cell office:value-type="date" office:date-value="2020-03-22" calcext:value-type="date">
            <text:p>03/22/2020</text:p>
          </table:table-cell>
          <table:table-cell office:value-type="float" office:value="-12.5" calcext:value-type="float">
            <text:p>-12.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– t-shirt sales</text:p>
          </table:table-cell>
          <table:table-cell office:value-type="date" office:date-value="2020-05-20" calcext:value-type="date">
            <text:p>05/20/2020</text:p>
          </table:table-cell>
          <table:table-cell office:value-type="float" office:value="-10" calcext:value-type="float">
            <text:p>-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– t-shirt sales</text:p>
          </table:table-cell>
          <table:table-cell office:value-type="date" office:date-value="2020-08-20" calcext:value-type="date">
            <text:p>08/20/2020</text:p>
          </table:table-cell>
          <table:table-cell office:value-type="float" office:value="-20.82" calcext:value-type="float">
            <text:p>-20.8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– t-shirt sales</text:p>
          </table:table-cell>
          <table:table-cell office:value-type="date" office:date-value="2020-09-18" calcext:value-type="date">
            <text:p>09/18/2020</text:p>
          </table:table-cell>
          <table:table-cell office:value-type="float" office:value="-20" calcext:value-type="float">
            <text:p>-2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– t-shirt sales</text:p>
          </table:table-cell>
          <table:table-cell office:value-type="date" office:date-value="2020-11-19" calcext:value-type="date">
            <text:p>11/19/2020</text:p>
          </table:table-cell>
          <table:table-cell office:value-type="float" office:value="-14.25" calcext:value-type="float">
            <text:p>-14.2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wesome portland peoples choice award</text:p>
          </table:table-cell>
          <table:table-cell office:value-type="date" office:date-value="2020-05-20" calcext:value-type="date">
            <text:p>05/20/2020</text:p>
          </table:table-cell>
          <table:table-cell office:value-type="float" office:value="-250" calcext:value-type="float">
            <text:p>-2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harita Towne Kenton Otis project</text:p>
          </table:table-cell>
          <table:table-cell office:value-type="date" office:date-value="2020-05-19" calcext:value-type="date">
            <text:p>05/19/2020</text:p>
          </table:table-cell>
          <table:table-cell office:value-type="float" office:value="-100" calcext:value-type="float">
            <text:p>-1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icrocosm – zine sales</text:p>
          </table:table-cell>
          <table:table-cell office:value-type="date" office:date-value="2020-11-04" calcext:value-type="date">
            <text:p>11/04/2020</text:p>
          </table:table-cell>
          <table:table-cell office:value-type="float" office:value="-202.5" calcext:value-type="float">
            <text:p>-202.5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total income</text:p>
          </table:table-cell>
          <table:table-cell table:style-name="Default"/>
          <table:table-cell table:formula="of:=SUM([.C97:.C107])" office:value-type="float" office:value="-1188.95" calcext:value-type="float">
            <text:p>-1188.95</text:p>
          </table:table-cell>
          <table:table-cell table:number-columns-repeated="3"/>
        </table:table-row>
        <table:table-row table:style-name="ro2" table:number-rows-repeated="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net </text:p>
          </table:table-cell>
          <table:table-cell table:style-name="Default"/>
          <table:table-cell table:formula="of:=SUM([.C91]; [.C108])" office:value-type="float" office:value="2018.97" calcext:value-type="float">
            <text:p>2018.97</text:p>
          </table:table-cell>
          <table:table-cell table:number-columns-repeated="3"/>
        </table:table-row>
      </table:table>
      <table:table table:name="expenses-2021" table:style-name="ta1">
        <table:table-column table:style-name="co14" table:default-cell-style-name="Default"/>
        <table:table-column table:style-name="co1" table:default-cell-style-name="ce21"/>
        <table:table-column table:style-name="co1" table:number-columns-repeated="4" table:default-cell-style-name="Default"/>
        <table:table-row table:style-name="ro2">
          <table:table-cell office:value-type="string" calcext:value-type="string">
            <text:p>expenses</text:p>
          </table:table-cell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category total</text:p>
          </table:table-cell>
          <table:table-cell/>
          <table:table-cell office:value-type="string" calcext:value-type="string">
            <text:p>funding</text:p>
          </table:table-cell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payments, reimbursements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Barnaby Casey – handwashing station construction</text:p>
          </table:table-cell>
          <table:table-cell office:value-type="date" office:date-value="2021-01-16" calcext:value-type="date">
            <text:p>01/16/2021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RACC 2019</text:p>
          </table:table-cell>
        </table:table-row>
        <table:table-row table:style-name="ro2">
          <table:table-cell office:value-type="string" calcext:value-type="string">
            <text:p>Mathew Lippincott – sanitation design and impl</text:p>
          </table:table-cell>
          <table:table-cell office:value-type="date" office:date-value="2021-01-16" calcext:value-type="date">
            <text:p>01/16/2021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RACC 2019</text:p>
          </table:table-cell>
        </table:table-row>
        <table:table-row table:style-name="ro2">
          <table:table-cell office:value-type="string" calcext:value-type="string">
            <text:p>Karl Anderson – grantwriting</text:p>
          </table:table-cell>
          <table:table-cell office:value-type="date" office:date-value="2021-01-16" calcext:value-type="date">
            <text:p>01/16/2021</text:p>
          </table:table-cell>
          <table:table-cell office:value-type="float" office:value="250" calcext:value-type="float">
            <text:p>250</text:p>
          </table:table-cell>
          <table:table-cell table:number-columns-repeated="2"/>
          <table:table-cell office:value-type="string" calcext:value-type="string">
            <text:p>RACC 2019</text:p>
          </table:table-cell>
        </table:table-row>
        <table:table-row table:style-name="ro2">
          <table:table-cell office:value-type="string" calcext:value-type="string">
            <text:p>Karl Anderson – artist</text:p>
          </table:table-cell>
          <table:table-cell office:value-type="date" office:date-value="2021-01-16" calcext:value-type="date">
            <text:p>01/16/2021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office:value-type="string" calcext:value-type="string">
            <text:p>RACC 2019</text:p>
          </table:table-cell>
        </table:table-row>
        <table:table-row table:style-name="ro2">
          <table:table-cell office:value-type="string" calcext:value-type="string">
            <text:p>Karl Anderson – developer</text:p>
          </table:table-cell>
          <table:table-cell office:value-type="date" office:date-value="2021-01-16" calcext:value-type="date">
            <text:p>01/16/2021</text:p>
          </table:table-cell>
          <table:table-cell office:value-type="float" office:value="250" calcext:value-type="float">
            <text:p>250</text:p>
          </table:table-cell>
          <table:table-cell table:number-columns-repeated="2"/>
          <table:table-cell office:value-type="string" calcext:value-type="string">
            <text:p>RACC 2019</text:p>
          </table:table-cell>
        </table:table-row>
        <table:table-row table:style-name="ro2">
          <table:table-cell office:value-type="string" calcext:value-type="string">
            <text:p>Jason Plumb – installation, engineering</text:p>
          </table:table-cell>
          <table:table-cell office:value-type="string" calcext:value-type="string">
            <text:p>2020–01-16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RACC 2019</text:p>
          </table:table-cell>
        </table:table-row>
        <table:table-row table:style-name="ro2">
          <table:table-cell office:value-type="string" calcext:value-type="string">
            <text:p>Karl Anderson – admin, engineering</text:p>
          </table:table-cell>
          <table:table-cell office:value-type="date" office:date-value="2021-04-28" calcext:value-type="date">
            <text:p>04/28/2021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office:value-type="string" calcext:value-type="string">
            <text:p>audiofone</text:p>
          </table:table-cell>
        </table:table-row>
        <table:table-row table:style-name="ro2">
          <table:table-cell office:value-type="string" calcext:value-type="string">
            <text:p>Jason Plumb – engineering</text:p>
          </table:table-cell>
          <table:table-cell office:value-type="date" office:date-value="2021-04-28" calcext:value-type="date">
            <text:p>04/28/2021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office:value-type="string" calcext:value-type="string">
            <text:p>audiofone</text:p>
          </table:table-cell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service providers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Free Geek – ewaste recycling</text:p>
          </table:table-cell>
          <table:table-cell office:value-type="date" office:date-value="2021-02-24" calcext:value-type="date">
            <text:p>02/24/2021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vid gustafson – landline creative wiring</text:p>
          </table:table-cell>
          <table:table-cell office:value-type="date" office:date-value="2021-06-12" calcext:value-type="date">
            <text:p>06/12/2021</text:p>
          </table:table-cell>
          <table:table-cell office:value-type="float" office:value="377.15" calcext:value-type="float">
            <text:p>377.1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amecheap – futel.net</text:p>
          </table:table-cell>
          <table:table-cell office:value-type="date" office:date-value="2021-09-17" calcext:value-type="date">
            <text:p>09/17/2021</text:p>
          </table:table-cell>
          <table:table-cell office:value-type="float" office:value="15.16" calcext:value-type="float">
            <text:p>15.1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21-03-01" calcext:value-type="date">
            <text:p>03/01/2021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21-06-23" calcext:value-type="date">
            <text:p>06/23/2021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21-10-09" calcext:value-type="date">
            <text:p>10/09/2021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1-06" calcext:value-type="date">
            <text:p>01/06/2021</text:p>
          </table:table-cell>
          <table:table-cell office:value-type="float" office:value="63.93" calcext:value-type="float">
            <text:p>63.9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2-05" calcext:value-type="date">
            <text:p>02/05/2021</text:p>
          </table:table-cell>
          <table:table-cell office:value-type="float" office:value="50.47" calcext:value-type="float">
            <text:p>50.4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3-12" calcext:value-type="date">
            <text:p>03/12/2021</text:p>
          </table:table-cell>
          <table:table-cell office:value-type="float" office:value="50.74" calcext:value-type="float">
            <text:p>50.7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4-18" calcext:value-type="date">
            <text:p>04/18/2021</text:p>
          </table:table-cell>
          <table:table-cell office:value-type="float" office:value="50.1" calcext:value-type="float">
            <text:p>50.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5-26" calcext:value-type="date">
            <text:p>05/26/2021</text:p>
          </table:table-cell>
          <table:table-cell office:value-type="float" office:value="50.01" calcext:value-type="float">
            <text:p>50.0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7-28" calcext:value-type="date">
            <text:p>07/28/2021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7-01" calcext:value-type="date">
            <text:p>07/01/2021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8-24" calcext:value-type="date">
            <text:p>08/24/2021</text:p>
          </table:table-cell>
          <table:table-cell office:value-type="float" office:value="50.01" calcext:value-type="float">
            <text:p>50.0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9-20" calcext:value-type="date">
            <text:p>09/20/2021</text:p>
          </table:table-cell>
          <table:table-cell office:value-type="float" office:value="50.01" calcext:value-type="float">
            <text:p>50.0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10-14" calcext:value-type="date">
            <text:p>10/14/2021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11-11" calcext:value-type="date">
            <text:p>11/11/2021</text:p>
          </table:table-cell>
          <table:table-cell office:value-type="float" office:value="50.21" calcext:value-type="float">
            <text:p>50.2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10-09" calcext:value-type="date">
            <text:p>10/09/2021</text:p>
          </table:table-cell>
          <table:table-cell office:value-type="float" office:value="50.02" calcext:value-type="float">
            <text:p>50.0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1-01" calcext:value-type="date">
            <text:p>01/01/2021</text:p>
          </table:table-cell>
          <table:table-cell office:value-type="float" office:value="3.36" calcext:value-type="float">
            <text:p>3.3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2-01" calcext:value-type="date">
            <text:p>02/01/2021</text:p>
          </table:table-cell>
          <table:table-cell office:value-type="float" office:value="2.81" calcext:value-type="float">
            <text:p>2.8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3-01" calcext:value-type="date">
            <text:p>03/01/2021</text:p>
          </table:table-cell>
          <table:table-cell office:value-type="float" office:value="3.35" calcext:value-type="float">
            <text:p>3.3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4-01" calcext:value-type="date">
            <text:p>04/01/2021</text:p>
          </table:table-cell>
          <table:table-cell office:value-type="float" office:value="3.57" calcext:value-type="float">
            <text:p>3.5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5-01" calcext:value-type="date">
            <text:p>05/01/2021</text:p>
          </table:table-cell>
          <table:table-cell office:value-type="float" office:value="5.76" calcext:value-type="float">
            <text:p>5.7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6-01" calcext:value-type="date">
            <text:p>06/01/2021</text:p>
          </table:table-cell>
          <table:table-cell office:value-type="float" office:value="5.72" calcext:value-type="float">
            <text:p>5.7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7-01" calcext:value-type="date">
            <text:p>07/01/2021</text:p>
          </table:table-cell>
          <table:table-cell office:value-type="float" office:value="3.84" calcext:value-type="float">
            <text:p>3.8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8-01" calcext:value-type="date">
            <text:p>08/01/2021</text:p>
          </table:table-cell>
          <table:table-cell office:value-type="float" office:value="3.83" calcext:value-type="float">
            <text:p>3.8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9-01" calcext:value-type="date">
            <text:p>09/01/2021</text:p>
          </table:table-cell>
          <table:table-cell office:value-type="float" office:value="4.4" calcext:value-type="float">
            <text:p>4.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10-01" calcext:value-type="date">
            <text:p>10/01/2021</text:p>
          </table:table-cell>
          <table:table-cell office:value-type="float" office:value="2.63" calcext:value-type="float">
            <text:p>2.6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1-01" calcext:value-type="date">
            <text:p>01/01/2021</text:p>
          </table:table-cell>
          <table:table-cell office:value-type="float" office:value="16.28" calcext:value-type="float">
            <text:p>16.2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2-01" calcext:value-type="date">
            <text:p>02/01/2021</text:p>
          </table:table-cell>
          <table:table-cell office:value-type="float" office:value="15.3" calcext:value-type="float">
            <text:p>15.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3-01" calcext:value-type="date">
            <text:p>03/01/2021</text:p>
          </table:table-cell>
          <table:table-cell office:value-type="float" office:value="15.3" calcext:value-type="float">
            <text:p>15.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4-01" calcext:value-type="date">
            <text:p>04/01/2021</text:p>
          </table:table-cell>
          <table:table-cell office:value-type="float" office:value="15.3" calcext:value-type="float">
            <text:p>15.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5-01" calcext:value-type="date">
            <text:p>05/01/2021</text:p>
          </table:table-cell>
          <table:table-cell office:value-type="float" office:value="17.15" calcext:value-type="float">
            <text:p>17.1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6-01" calcext:value-type="date">
            <text:p>06/01/2021</text:p>
          </table:table-cell>
          <table:table-cell office:value-type="float" office:value="15.29" calcext:value-type="float">
            <text:p>15.2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7-01" calcext:value-type="date">
            <text:p>07/01/2021</text:p>
          </table:table-cell>
          <table:table-cell office:value-type="float" office:value="16.72" calcext:value-type="float">
            <text:p>16.7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8-01" calcext:value-type="date">
            <text:p>08/01/2021</text:p>
          </table:table-cell>
          <table:table-cell office:value-type="float" office:value="16.43" calcext:value-type="float">
            <text:p>16.4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9-01" calcext:value-type="date">
            <text:p>09/01/2021</text:p>
          </table:table-cell>
          <table:table-cell office:value-type="float" office:value="19.04" calcext:value-type="float">
            <text:p>19.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10-01" calcext:value-type="date">
            <text:p>10/01/2021</text:p>
          </table:table-cell>
          <table:table-cell office:value-type="float" office:value="21.76" calcext:value-type="float">
            <text:p>21.7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11-01" calcext:value-type="date">
            <text:p>11/01/2021</text:p>
          </table:table-cell>
          <table:table-cell office:value-type="float" office:value="19.04" calcext:value-type="float">
            <text:p>19.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12-01" calcext:value-type="date">
            <text:p>12/01/2021</text:p>
          </table:table-cell>
          <table:table-cell office:value-type="float" office:value="19.17" calcext:value-type="float">
            <text:p>19.17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/>
          <table:table-cell table:style-name="ce23" table:formula="of:=SUM([.C14:.C53])" office:value-type="float" office:value="1408.86" calcext:value-type="float">
            <text:p>1408.8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rdware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handsets</text:p>
          </table:table-cell>
          <table:table-cell office:value-type="date" office:date-value="2021-02-19" calcext:value-type="date">
            <text:p>02/19/2021</text:p>
          </table:table-cell>
          <table:table-cell office:value-type="float" office:value="98" calcext:value-type="float">
            <text:p>9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ocks</text:p>
          </table:table-cell>
          <table:table-cell office:value-type="date" office:date-value="2021-02-13" calcext:value-type="date">
            <text:p>02/13/2021</text:p>
          </table:table-cell>
          <table:table-cell office:value-type="float" office:value="40.3" calcext:value-type="float">
            <text:p>40.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ocks</text:p>
          </table:table-cell>
          <table:table-cell office:value-type="date" office:date-value="2021-02-13" calcext:value-type="date">
            <text:p>02/13/2021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isc hardware</text:p>
          </table:table-cell>
          <table:table-cell office:value-type="date" office:date-value="2021-03-24" calcext:value-type="date">
            <text:p>03/24/2021</text:p>
          </table:table-cell>
          <table:table-cell office:value-type="float" office:value="261.52" calcext:value-type="float">
            <text:p>261.52</text:p>
          </table:table-cell>
          <table:table-cell table:number-columns-repeated="2"/>
          <table:table-cell office:value-type="string" calcext:value-type="string">
            <text:p>audiofone</text:p>
          </table:table-cell>
        </table:table-row>
        <table:table-row table:style-name="ro2">
          <table:table-cell office:value-type="string" calcext:value-type="string">
            <text:p>handsets</text:p>
          </table:table-cell>
          <table:table-cell office:value-type="date" office:date-value="2021-04-08" calcext:value-type="date">
            <text:p>04/08/2021</text:p>
          </table:table-cell>
          <table:table-cell office:value-type="float" office:value="130" calcext:value-type="float">
            <text:p>13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yphone and handset</text:p>
          </table:table-cell>
          <table:table-cell office:value-type="date" office:date-value="2021-04-12" calcext:value-type="date">
            <text:p>04/12/2021</text:p>
          </table:table-cell>
          <table:table-cell office:value-type="float" office:value="330" calcext:value-type="float">
            <text:p>33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j11 cable</text:p>
          </table:table-cell>
          <table:table-cell office:value-type="date" office:date-value="2021-05-28" calcext:value-type="date">
            <text:p>05/28/2021</text:p>
          </table:table-cell>
          <table:table-cell office:value-type="float" office:value="139.99" calcext:value-type="float">
            <text:p>139.9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yphone upper housing</text:p>
          </table:table-cell>
          <table:table-cell office:value-type="date" office:date-value="2021-06-08" calcext:value-type="date">
            <text:p>06/08/2021</text:p>
          </table:table-cell>
          <table:table-cell office:value-type="float" office:value="165" calcext:value-type="float">
            <text:p>16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t&amp;t pioneer eshoppe – 4 payphones</text:p>
          </table:table-cell>
          <table:table-cell office:value-type="date" office:date-value="2021-06-14" calcext:value-type="date">
            <text:p>06/14/2021</text:p>
          </table:table-cell>
          <table:table-cell office:value-type="float" office:value="1147.58" calcext:value-type="float">
            <text:p>1147.5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bay – payphone</text:p>
          </table:table-cell>
          <table:table-cell office:value-type="date" office:date-value="2021-06-09" calcext:value-type="date">
            <text:p>06/09/2021</text:p>
          </table:table-cell>
          <table:table-cell office:value-type="float" office:value="263.55" calcext:value-type="float">
            <text:p>263.5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tallation hardware materials</text:p>
          </table:table-cell>
          <table:table-cell office:value-type="date" office:date-value="2021-09-11" calcext:value-type="date">
            <text:p>09/11/2021</text:p>
          </table:table-cell>
          <table:table-cell office:value-type="float" office:value="58.74" calcext:value-type="float">
            <text:p>58.7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tallation hardware materials</text:p>
          </table:table-cell>
          <table:table-cell office:value-type="date" office:date-value="2021-09-23" calcext:value-type="date">
            <text:p>09/23/2021</text:p>
          </table:table-cell>
          <table:table-cell office:value-type="float" office:value="9.08" calcext:value-type="float">
            <text:p>9.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t&amp;t pioneer eshoppe – payphone locks</text:p>
          </table:table-cell>
          <table:table-cell office:value-type="date" office:date-value="2021-10-02" calcext:value-type="date">
            <text:p>10/02/2021</text:p>
          </table:table-cell>
          <table:table-cell office:value-type="float" office:value="229" calcext:value-type="float">
            <text:p>22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outer</text:p>
          </table:table-cell>
          <table:table-cell office:value-type="date" office:date-value="2021-09-25" calcext:value-type="date">
            <text:p>09/25/2021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installation hardware materials</text:p>
          </table:table-cell>
          <table:table-cell office:value-type="date" office:date-value="2021-09-22" calcext:value-type="date">
            <text:p>09/22/2021</text:p>
          </table:table-cell>
          <table:table-cell office:value-type="float" office:value="7.99" calcext:value-type="float">
            <text:p>7.9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obile beacon – 2 hotspots and service</text:p>
          </table:table-cell>
          <table:table-cell office:value-type="date" office:date-value="2021-09-13" calcext:value-type="date">
            <text:p>09/13/2021</text:p>
          </table:table-cell>
          <table:table-cell office:value-type="float" office:value="258" calcext:value-type="float">
            <text:p>258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Ebay – 10 atas</text:p>
          </table:table-cell>
          <table:table-cell office:value-type="date" office:date-value="2021-09-13" calcext:value-type="date">
            <text:p>09/13/2021</text:p>
          </table:table-cell>
          <table:table-cell office:value-type="float" office:value="195" calcext:value-type="float">
            <text:p>195</text:p>
          </table:table-cell>
          <table:table-cell table:number-columns-repeated="3"/>
        </table:table-row>
        <table:table-row table:style-name="ro2">
          <table:table-cell table:style-name="ce24" office:value-type="string" calcext:value-type="string">
            <text:p>1 payphone, 2 enclosures, 1 lock</text:p>
          </table:table-cell>
          <table:table-cell office:value-type="date" office:date-value="2021-09-28" calcext:value-type="date">
            <text:p>09/28/2021</text:p>
          </table:table-cell>
          <table:table-cell office:value-type="float" office:value="800" calcext:value-type="float">
            <text:p>800</text:p>
          </table:table-cell>
          <table:table-cell table:number-columns-repeated="3"/>
        </table:table-row>
        <table:table-row table:style-name="ro2">
          <table:table-cell table:style-name="ce24" office:value-type="string" calcext:value-type="string">
            <text:p>2 payphone upper housing</text:p>
          </table:table-cell>
          <table:table-cell office:value-type="date" office:date-value="2021-09-28" calcext:value-type="date">
            <text:p>09/28/2021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ead-acid battery</text:p>
          </table:table-cell>
          <table:table-cell office:value-type="date" office:date-value="2021-10-15" calcext:value-type="date">
            <text:p>10/15/2021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digital timer</text:p>
          </table:table-cell>
          <table:table-cell office:value-type="date" office:date-value="2021-10-18" calcext:value-type="date">
            <text:p>10/18/2021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Lead-acid battery</text:p>
          </table:table-cell>
          <table:table-cell office:value-type="date" office:date-value="2021-10-24" calcext:value-type="date">
            <text:p>10/24/2021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Renology – solar panel and controller</text:p>
          </table:table-cell>
          <table:table-cell office:value-type="date" office:date-value="2021-10-17" calcext:value-type="date">
            <text:p>10/17/2021</text:p>
          </table:table-cell>
          <table:table-cell office:value-type="float" office:value="176" calcext:value-type="float">
            <text:p>176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hi viz vests</text:p>
          </table:table-cell>
          <table:table-cell office:value-type="date" office:date-value="2021-07-13" calcext:value-type="date">
            <text:p>07/13/2021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ble clips</text:p>
          </table:table-cell>
          <table:table-cell office:value-type="date" office:date-value="2021-05-29" calcext:value-type="date">
            <text:p>05/29/2021</text:p>
          </table:table-cell>
          <table:table-cell office:value-type="float" office:value="3.95" calcext:value-type="float">
            <text:p>3.9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ble clips</text:p>
          </table:table-cell>
          <table:table-cell office:value-type="date" office:date-value="2021-09-22" calcext:value-type="date">
            <text:p>09/22/2021</text:p>
          </table:table-cell>
          <table:table-cell office:value-type="float" office:value="7.99" calcext:value-type="float">
            <text:p>7.9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ncrete bolts</text:p>
          </table:table-cell>
          <table:table-cell office:value-type="date" office:date-value="2021-09-27" calcext:value-type="date">
            <text:p>09/27/2021</text:p>
          </table:table-cell>
          <table:table-cell office:value-type="float" office:value="36.54" calcext:value-type="float">
            <text:p>36.5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lectrical hardware</text:p>
          </table:table-cell>
          <table:table-cell office:value-type="date" office:date-value="2021-10-27" calcext:value-type="date">
            <text:p>10/27/2021</text:p>
          </table:table-cell>
          <table:table-cell office:value-type="float" office:value="32.25" calcext:value-type="float">
            <text:p>32.25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electrical hardware</text:p>
          </table:table-cell>
          <table:table-cell office:value-type="date" office:date-value="2021-11-04" calcext:value-type="date">
            <text:p>11/04/2021</text:p>
          </table:table-cell>
          <table:table-cell office:value-type="float" office:value="11.41" calcext:value-type="float">
            <text:p>11.41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electrical hardware</text:p>
          </table:table-cell>
          <table:table-cell office:value-type="date" office:date-value="2021-11-06" calcext:value-type="date">
            <text:p>11/06/2021</text:p>
          </table:table-cell>
          <table:table-cell office:value-type="float" office:value="6.95" calcext:value-type="float">
            <text:p>6.95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electrical hardware</text:p>
          </table:table-cell>
          <table:table-cell office:value-type="date" office:date-value="2021-11-11" calcext:value-type="date">
            <text:p>11/11/2021</text:p>
          </table:table-cell>
          <table:table-cell office:value-type="float" office:value="55.4" calcext:value-type="float">
            <text:p>55.4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electrical hardware</text:p>
          </table:table-cell>
          <table:table-cell office:value-type="date" office:date-value="2021-11-26" calcext:value-type="date">
            <text:p>11/26/2021</text:p>
          </table:table-cell>
          <table:table-cell office:value-type="float" office:value="13.12" calcext:value-type="float">
            <text:p>13.12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electrical hardware</text:p>
          </table:table-cell>
          <table:table-cell office:value-type="date" office:date-value="2021-12-04" calcext:value-type="date">
            <text:p>12/04/2021</text:p>
          </table:table-cell>
          <table:table-cell office:value-type="float" office:value="36.85" calcext:value-type="float">
            <text:p>36.85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installation hardware</text:p>
          </table:table-cell>
          <table:table-cell office:value-type="date" office:date-value="2021-12-14" calcext:value-type="date">
            <text:p>12/14/2021</text:p>
          </table:table-cell>
          <table:table-cell office:value-type="float" office:value="22.97" calcext:value-type="float">
            <text:p>22.9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tallation hardware</text:p>
          </table:table-cell>
          <table:table-cell office:value-type="date" office:date-value="2021-12-14" calcext:value-type="date">
            <text:p>12/14/2021</text:p>
          </table:table-cell>
          <table:table-cell office:value-type="float" office:value="32.54" calcext:value-type="float">
            <text:p>32.5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lectrical hardware</text:p>
          </table:table-cell>
          <table:table-cell office:value-type="date" office:date-value="2021-12-29" calcext:value-type="date">
            <text:p>12/29/2021</text:p>
          </table:table-cell>
          <table:table-cell office:value-type="float" office:value="13.27" calcext:value-type="float">
            <text:p>13.27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/>
          <table:table-cell table:style-name="Default"/>
          <table:table-cell/>
          <table:table-cell table:formula="of:=SUM([.C56:.C91])" office:value-type="float" office:value="4919.99" calcext:value-type="float">
            <text:p>4919.9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dia, outreach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minuteman press – zine printing</text:p>
          </table:table-cell>
          <table:table-cell office:value-type="date" office:date-value="2021-05-27" calcext:value-type="date">
            <text:p>05/27/2021</text:p>
          </table:table-cell>
          <table:table-cell office:value-type="float" office:value="149" calcext:value-type="float">
            <text:p>14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sps – zine mailing</text:p>
          </table:table-cell>
          <table:table-cell office:value-type="date" office:date-value="2021-06-14" calcext:value-type="date">
            <text:p>06/14/2021</text:p>
          </table:table-cell>
          <table:table-cell office:value-type="float" office:value="41.03" calcext:value-type="float">
            <text:p>41.0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sps – zine mailing</text:p>
          </table:table-cell>
          <table:table-cell office:value-type="date" office:date-value="2021-09-07" calcext:value-type="date">
            <text:p>09/07/2021</text:p>
          </table:table-cell>
          <table:table-cell office:value-type="float" office:value="5.44" calcext:value-type="float">
            <text:p>5.44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/>
          <table:table-cell table:formula="of:=SUM([.C94:.C96])" office:value-type="float" office:value="195.47" calcext:value-type="float">
            <text:p>195.4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iscal sponsor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paypal donations</text:p>
          </table:table-cell>
          <table:table-cell office:value-type="date" office:date-value="2021-05-03" calcext:value-type="date">
            <text:p>05/03/2021</text:p>
          </table:table-cell>
          <table:table-cell office:value-type="float" office:value="36" calcext:value-type="float">
            <text:p>3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ypal donations and patreon</text:p>
          </table:table-cell>
          <table:table-cell office:value-type="date" office:date-value="2021-07-11" calcext:value-type="date">
            <text:p>07/11/2021</text:p>
          </table:table-cell>
          <table:table-cell office:value-type="float" office:value="56.17" calcext:value-type="float">
            <text:p>56.1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elson donation</text:p>
          </table:table-cell>
          <table:table-cell office:value-type="date" office:date-value="2021-10-07" calcext:value-type="date">
            <text:p>10/07/2021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treon payout</text:p>
          </table:table-cell>
          <table:table-cell office:value-type="date" office:date-value="2021-12-02" calcext:value-type="date">
            <text:p>12/02/2021</text:p>
          </table:table-cell>
          <table:table-cell office:value-type="float" office:value="21.19" calcext:value-type="float">
            <text:p>21.19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misc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tax half RACC grant 2020</text:p>
          </table:table-cell>
          <table:table-cell office:value-type="date" office:date-value="2021-02-16" calcext:value-type="date">
            <text:p>02/16/2021</text:p>
          </table:table-cell>
          <table:table-cell office:value-type="float" office:value="750" calcext:value-type="float">
            <text:p>7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o box</text:p>
          </table:table-cell>
          <table:table-cell office:value-type="date" office:date-value="2021-11-05" calcext:value-type="date">
            <text:p>11/05/2021</text:p>
          </table:table-cell>
          <table:table-cell office:value-type="float" office:value="134" calcext:value-type="float">
            <text:p>134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total expenses</text:p>
          </table:table-cell>
          <table:table-cell table:style-name="Default"/>
          <table:table-cell/>
          <table:table-cell table:formula="of:=SUM([.C2:.C107])" office:value-type="float" office:value="9871.68" calcext:value-type="float">
            <text:p>9871.68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income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half RACC grant 2020</text:p>
          </table:table-cell>
          <table:table-cell office:value-type="date" office:date-value="2021-02-16" calcext:value-type="date">
            <text:p>02/16/2021</text:p>
          </table:table-cell>
          <table:table-cell office:value-type="float" office:value="-3000" calcext:value-type="float">
            <text:p>-30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ric Kunsman project half</text:p>
          </table:table-cell>
          <table:table-cell table:style-name="Default" office:value-type="string" calcext:value-type="string">
            <text:p>2021-03–9</text:p>
          </table:table-cell>
          <table:table-cell office:value-type="float" office:value="-900" calcext:value-type="float">
            <text:p>-900</text:p>
          </table:table-cell>
          <table:table-cell table:number-columns-repeated="2"/>
          <table:table-cell office:value-type="string" calcext:value-type="string">
            <text:p>audiofone</text:p>
          </table:table-cell>
        </table:table-row>
        <table:table-row table:style-name="ro2">
          <table:table-cell office:value-type="string" calcext:value-type="string">
            <text:p>Eric Kunsman project half</text:p>
          </table:table-cell>
          <table:table-cell office:value-type="date" office:date-value="2021-04-28" calcext:value-type="date">
            <text:p>04/28/2021</text:p>
          </table:table-cell>
          <table:table-cell office:value-type="float" office:value="-900" calcext:value-type="float">
            <text:p>-900</text:p>
          </table:table-cell>
          <table:table-cell table:number-columns-repeated="2"/>
          <table:table-cell office:value-type="string" calcext:value-type="string">
            <text:p>audiofone</text:p>
          </table:table-cell>
        </table:table-row>
        <table:table-row table:style-name="ro2">
          <table:table-cell office:value-type="string" calcext:value-type="string">
            <text:p>various paypal donations</text:p>
          </table:table-cell>
          <table:table-cell office:value-type="date" office:date-value="2021-05-03" calcext:value-type="date">
            <text:p>05/03/2021</text:p>
          </table:table-cell>
          <table:table-cell office:value-type="float" office:value="-220" calcext:value-type="float">
            <text:p>-22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ypal donation</text:p>
          </table:table-cell>
          <table:table-cell office:value-type="date" office:date-value="2021-05-03" calcext:value-type="date">
            <text:p>05/03/2021</text:p>
          </table:table-cell>
          <table:table-cell office:value-type="float" office:value="-500" calcext:value-type="float">
            <text:p>-5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ypal donation</text:p>
          </table:table-cell>
          <table:table-cell office:value-type="date" office:date-value="2021-07-11" calcext:value-type="date">
            <text:p>07/11/2021</text:p>
          </table:table-cell>
          <table:table-cell office:value-type="float" office:value="-25" calcext:value-type="float">
            <text:p>-2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treon payout</text:p>
          </table:table-cell>
          <table:table-cell office:value-type="date" office:date-value="2021-07-11" calcext:value-type="date">
            <text:p>07/11/2021</text:p>
          </table:table-cell>
          <table:table-cell office:value-type="float" office:value="-1099.2" calcext:value-type="float">
            <text:p>-1099.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ACC make|learn|build grant</text:p>
          </table:table-cell>
          <table:table-cell office:value-type="date" office:date-value="2021-08-30" calcext:value-type="date">
            <text:p>08/30/2021</text:p>
          </table:table-cell>
          <table:table-cell office:value-type="float" office:value="-1500" calcext:value-type="float">
            <text:p>-15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elson donation</text:p>
          </table:table-cell>
          <table:table-cell office:value-type="date" office:date-value="2021-10-07" calcext:value-type="date">
            <text:p>10/07/2021</text:p>
          </table:table-cell>
          <table:table-cell office:value-type="float" office:value="-1000" calcext:value-type="float">
            <text:p>-10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treon payout</text:p>
          </table:table-cell>
          <table:table-cell office:value-type="date" office:date-value="2021-12-02" calcext:value-type="date">
            <text:p>12/02/2021</text:p>
          </table:table-cell>
          <table:table-cell office:value-type="float" office:value="-423.91" calcext:value-type="float">
            <text:p>-423.9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payout</text:p>
          </table:table-cell>
          <table:table-cell office:value-type="date" office:date-value="2021-12-19" calcext:value-type="date">
            <text:p>12/19/2021</text:p>
          </table:table-cell>
          <table:table-cell office:value-type="float" office:value="-13" calcext:value-type="float">
            <text:p>-13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total income</text:p>
          </table:table-cell>
          <table:table-cell table:style-name="Default"/>
          <table:table-cell/>
          <table:table-cell table:formula="of:=SUM([.C111:.C121])" office:value-type="float" office:value="-9581.11" calcext:value-type="float">
            <text:p>-9581.11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net</text:p>
          </table:table-cell>
          <table:table-cell table:style-name="Default"/>
          <table:table-cell/>
          <table:table-cell table:formula="of:=SUM([.C1:.C123])" office:value-type="float" office:value="290.57" calcext:value-type="float">
            <text:p>290.57</text:p>
          </table:table-cell>
          <table:table-cell table:number-columns-repeated="2"/>
        </table:table-row>
      </table:table>
      <table:table table:name="expenses-2022" table:style-name="ta1">
        <table:table-column table:style-name="co14" table:default-cell-style-name="ce1"/>
        <table:table-column table:style-name="co15" table:default-cell-style-name="ce26"/>
        <table:table-column table:style-name="co16" table:default-cell-style-name="ce1"/>
        <table:table-column table:style-name="co1" table:number-columns-repeated="1021" table:default-cell-style-name="ce1"/>
        <table:table-row table:style-name="ro1">
          <table:table-cell office:value-type="string" calcext:value-type="string">
            <text:p>expenses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category total</text:p>
          </table:table-cell>
          <table:table-cell office:value-type="string" calcext:value-type="string">
            <text:p>funding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ayments, reimbursemen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thew Lippincott, electrical consulting</text:p>
          </table:table-cell>
          <table:table-cell office:value-type="date" office:date-value="2022-06-14" calcext:value-type="date">
            <text:p>2022-06-14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ml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arl Anderson, assembly etc</text:p>
          </table:table-cell>
          <table:table-cell office:value-type="date" office:date-value="2022-06-14" calcext:value-type="date">
            <text:p>2022-06-14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mlb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ervice provide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oip.ms</text:p>
          </table:table-cell>
          <table:table-cell office:value-type="date" office:date-value="2022-02-25" calcext:value-type="date">
            <text:p>2022-02-25</text:p>
          </table:table-cell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oip.ms</text:p>
          </table:table-cell>
          <table:table-cell office:value-type="date" office:date-value="2022-10-14" calcext:value-type="date">
            <text:p>2022-10-14</text:p>
          </table:table-cell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2-01-01" calcext:value-type="date">
            <text:p>2022-01-01</text:p>
          </table:table-cell>
          <table:table-cell office:value-type="float" office:value="20.06" calcext:value-type="float">
            <text:p>20.0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2-02-01" calcext:value-type="date">
            <text:p>2022-02-01</text:p>
          </table:table-cell>
          <table:table-cell office:value-type="float" office:value="18.45" calcext:value-type="float">
            <text:p>18.4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2-03-01" calcext:value-type="date">
            <text:p>2022-03-01</text:p>
          </table:table-cell>
          <table:table-cell office:value-type="float" office:value="21" calcext:value-type="float">
            <text:p>2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2-04-01" calcext:value-type="date">
            <text:p>2022-04-01</text:p>
          </table:table-cell>
          <table:table-cell office:value-type="float" office:value="22.52" calcext:value-type="float">
            <text:p>22.5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2-05-01" calcext:value-type="date">
            <text:p>2022-05-01</text:p>
          </table:table-cell>
          <table:table-cell office:value-type="float" office:value="21.85" calcext:value-type="float">
            <text:p>21.8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2-06-01" calcext:value-type="date">
            <text:p>2022-06-01</text:p>
          </table:table-cell>
          <table:table-cell office:value-type="float" office:value="25.51" calcext:value-type="float">
            <text:p>25.5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2-07-01" calcext:value-type="date">
            <text:p>2022-07-01</text:p>
          </table:table-cell>
          <table:table-cell office:value-type="float" office:value="25.12" calcext:value-type="float">
            <text:p>25.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2-08-01" calcext:value-type="date">
            <text:p>2022-08-01</text:p>
          </table:table-cell>
          <table:table-cell office:value-type="float" office:value="29.07" calcext:value-type="float">
            <text:p>29.0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2-09-01" calcext:value-type="date">
            <text:p>2022-09-01</text:p>
          </table:table-cell>
          <table:table-cell office:value-type="float" office:value="25.19" calcext:value-type="float">
            <text:p>25.1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2-10-01" calcext:value-type="date">
            <text:p>2022-10-01</text:p>
          </table:table-cell>
          <table:table-cell office:value-type="float" office:value="19.77" calcext:value-type="float">
            <text:p>19.7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2-11-01" calcext:value-type="date">
            <text:p>2022-11-01</text:p>
          </table:table-cell>
          <table:table-cell office:value-type="float" office:value="17.39" calcext:value-type="float">
            <text:p>17.3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2-12-01" calcext:value-type="date">
            <text:p>2022-12-01</text:p>
          </table:table-cell>
          <table:table-cell office:value-type="float" office:value="18.61" calcext:value-type="float">
            <text:p>18.6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llcentric</text:p>
          </table:table-cell>
          <table:table-cell office:value-type="date" office:date-value="2022-02-18" calcext:value-type="date">
            <text:p>2022-02-18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2-01-08" calcext:value-type="date">
            <text:p>2022-01-08</text:p>
          </table:table-cell>
          <table:table-cell office:value-type="float" office:value="50.02" calcext:value-type="float">
            <text:p>50.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2-02-09" calcext:value-type="date">
            <text:p>2022-02-09</text:p>
          </table:table-cell>
          <table:table-cell office:value-type="float" office:value="50.23" calcext:value-type="float">
            <text:p>50.2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2-03-31" calcext:value-type="date">
            <text:p>2022-03-31</text:p>
          </table:table-cell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2-04-30" calcext:value-type="date">
            <text:p>2022-04-30</text:p>
          </table:table-cell>
          <table:table-cell office:value-type="float" office:value="50.01" calcext:value-type="float">
            <text:p>50.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2-05-15" calcext:value-type="date">
            <text:p>2022-05-15</text:p>
          </table:table-cell>
          <table:table-cell office:value-type="float" office:value="50.5" calcext:value-type="float">
            <text:p>50.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2-06-15" calcext:value-type="date">
            <text:p>2022-06-15</text:p>
          </table:table-cell>
          <table:table-cell office:value-type="float" office:value="50.02" calcext:value-type="float">
            <text:p>50.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2-07-19" calcext:value-type="date">
            <text:p>2022-07-19</text:p>
          </table:table-cell>
          <table:table-cell office:value-type="float" office:value="50.39" calcext:value-type="float">
            <text:p>50.3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2-09-03" calcext:value-type="date">
            <text:p>2022-09-03</text:p>
          </table:table-cell>
          <table:table-cell office:value-type="float" office:value="50.02" calcext:value-type="float">
            <text:p>50.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2-10-15" calcext:value-type="date">
            <text:p>2022-10-15</text:p>
          </table:table-cell>
          <table:table-cell office:value-type="float" office:value="50.27" calcext:value-type="float">
            <text:p>50.2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2-12-06" calcext:value-type="date">
            <text:p>2022-12-06</text:p>
          </table:table-cell>
          <table:table-cell office:value-type="float" office:value="50.73" calcext:value-type="float">
            <text:p>50.7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obile beacon</text:p>
          </table:table-cell>
          <table:table-cell office:value-type="date" office:date-value="2022-09-01" calcext:value-type="date">
            <text:p>2022-09-01</text:p>
          </table:table-cell>
          <table:table-cell office:value-type="float" office:value="120" calcext:value-type="float">
            <text:p>1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mecheap – futel.net</text:p>
          </table:table-cell>
          <table:table-cell office:value-type="date" office:date-value="2022-09-22" calcext:value-type="date">
            <text:p>2022-09-22</text:p>
          </table:table-cell>
          <table:table-cell office:value-type="float" office:value="15.16" calcext:value-type="float">
            <text:p>15.1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mazon aws</text:p>
          </table:table-cell>
          <table:table-cell office:value-type="date" office:date-value="2022-11-02" calcext:value-type="date">
            <text:p>2022-11-02</text:p>
          </table:table-cell>
          <table:table-cell office:value-type="float" office:value="0.54" calcext:value-type="float">
            <text:p>0.5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mazon aws</text:p>
          </table:table-cell>
          <table:table-cell office:value-type="date" office:date-value="2022-11-30" calcext:value-type="date">
            <text:p>2022-11-30</text:p>
          </table:table-cell>
          <table:table-cell office:value-type="float" office:value="0.51" calcext:value-type="float">
            <text:p>0.5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sps – po box</text:p>
          </table:table-cell>
          <table:table-cell office:value-type="date" office:date-value="2022-11-01" calcext:value-type="date">
            <text:p>2022-11-01</text:p>
          </table:table-cell>
          <table:table-cell office:value-type="float" office:value="166" calcext:value-type="float">
            <text:p>166</text:p>
          </table:table-cell>
          <table:table-cell table:number-columns-repeated="1021"/>
        </table:table-row>
        <table:table-row table:style-name="ro1">
          <table:table-cell table:number-columns-repeated="3"/>
          <table:table-cell table:formula="of:=SUM([.C8:.C37])" office:value-type="float" office:value="1178.94" calcext:value-type="float">
            <text:p>1178.9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rdwa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etal</text:p>
          </table:table-cell>
          <table:table-cell office:value-type="date" office:date-value="2022-01-25" calcext:value-type="date">
            <text:p>2022-01-25</text:p>
          </table:table-cell>
          <table:table-cell office:value-type="float" office:value="24" calcext:value-type="float">
            <text:p>2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uters</text:p>
          </table:table-cell>
          <table:table-cell office:value-type="date" office:date-value="2022-01-24" calcext:value-type="date">
            <text:p>2022-01-24</text:p>
          </table:table-cell>
          <table:table-cell office:value-type="float" office:value="27.9" calcext:value-type="float">
            <text:p>27.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ttery charger</text:p>
          </table:table-cell>
          <table:table-cell office:value-type="date" office:date-value="2022-01-24" calcext:value-type="date">
            <text:p>2022-01-24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ml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cp sign supply – enclosure parts</text:p>
          </table:table-cell>
          <table:table-cell office:value-type="date" office:date-value="2022-02-07" calcext:value-type="date">
            <text:p>2022-02-07</text:p>
          </table:table-cell>
          <table:table-cell office:value-type="float" office:value="8.45" calcext:value-type="float">
            <text:p>8.4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p plastics – enclosure parts</text:p>
          </table:table-cell>
          <table:table-cell office:value-type="date" office:date-value="2022-01-29" calcext:value-type="date">
            <text:p>2022-01-29</text:p>
          </table:table-cell>
          <table:table-cell office:value-type="float" office:value="12.6" calcext:value-type="float">
            <text:p>12.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vision hardware – enclosure parts</text:p>
          </table:table-cell>
          <table:table-cell office:value-type="date" office:date-value="2022-01-27" calcext:value-type="date">
            <text:p>2022-01-27</text:p>
          </table:table-cell>
          <table:table-cell office:value-type="float" office:value="37.56" calcext:value-type="float">
            <text:p>37.5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yobi battery</text:p>
          </table:table-cell>
          <table:table-cell office:value-type="date" office:date-value="2022-03-05" calcext:value-type="date">
            <text:p>2022-03-05</text:p>
          </table:table-cell>
          <table:table-cell office:value-type="float" office:value="51.99" calcext:value-type="float">
            <text:p>51.9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uter</text:p>
          </table:table-cell>
          <table:table-cell office:value-type="date" office:date-value="2022-02-26" calcext:value-type="date">
            <text:p>2022-02-26</text:p>
          </table:table-cell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ools</text:p>
          </table:table-cell>
          <table:table-cell office:value-type="date" office:date-value="2022-03-23" calcext:value-type="date">
            <text:p>2022-03-23</text:p>
          </table:table-cell>
          <table:table-cell office:value-type="float" office:value="14.36" calcext:value-type="float">
            <text:p>14.3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nclosure parts</text:p>
          </table:table-cell>
          <table:table-cell office:value-type="date" office:date-value="2022-03-08" calcext:value-type="date">
            <text:p>2022-03-08</text:p>
          </table:table-cell>
          <table:table-cell office:value-type="float" office:value="18.52" calcext:value-type="float">
            <text:p>18.52</text:p>
          </table:table-cell>
          <table:table-cell/>
          <table:table-cell office:value-type="string" calcext:value-type="string">
            <text:p>ml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ttery charger</text:p>
          </table:table-cell>
          <table:table-cell office:value-type="date" office:date-value="2022-04-01" calcext:value-type="date">
            <text:p>2022-04-01</text:p>
          </table:table-cell>
          <table:table-cell office:value-type="float" office:value="15.45" calcext:value-type="float">
            <text:p>15.45</text:p>
          </table:table-cell>
          <table:table-cell/>
          <table:table-cell office:value-type="string" calcext:value-type="string">
            <text:p>ml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ools</text:p>
          </table:table-cell>
          <table:table-cell office:value-type="date" office:date-value="2022-05-26" calcext:value-type="date">
            <text:p>2022-05-26</text:p>
          </table:table-cell>
          <table:table-cell office:value-type="float" office:value="17.99" calcext:value-type="float">
            <text:p>17.99</text:p>
          </table:table-cell>
          <table:table-cell/>
          <table:table-cell office:value-type="string" calcext:value-type="string">
            <text:p>ml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t hardware</text:p>
          </table:table-cell>
          <table:table-cell office:value-type="date" office:date-value="2022-04-16" calcext:value-type="date">
            <text:p>2022-04-16</text:p>
          </table:table-cell>
          <table:table-cell office:value-type="float" office:value="3.39" calcext:value-type="float">
            <text:p>3.39</text:p>
          </table:table-cell>
          <table:table-cell/>
          <table:table-cell office:value-type="string" calcext:value-type="string">
            <text:p>ml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ools</text:p>
          </table:table-cell>
          <table:table-cell office:value-type="date" office:date-value="2022-03-27" calcext:value-type="date">
            <text:p>2022-03-27</text:p>
          </table:table-cell>
          <table:table-cell office:value-type="float" office:value="3.6" calcext:value-type="float">
            <text:p>3.6</text:p>
          </table:table-cell>
          <table:table-cell/>
          <table:table-cell office:value-type="string" calcext:value-type="string">
            <text:p>ml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stallation parts</text:p>
          </table:table-cell>
          <table:table-cell office:value-type="date" office:date-value="2022-05-29" calcext:value-type="date">
            <text:p>2022-05-29</text:p>
          </table:table-cell>
          <table:table-cell office:value-type="float" office:value="12.98" calcext:value-type="float">
            <text:p>12.9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ncrete tools</text:p>
          </table:table-cell>
          <table:table-cell office:value-type="date" office:date-value="2022-08-04" calcext:value-type="date">
            <text:p>2022-08-04</text:p>
          </table:table-cell>
          <table:table-cell office:value-type="float" office:value="10.99" calcext:value-type="float">
            <text:p>10.9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yphone keys</text:p>
          </table:table-cell>
          <table:table-cell office:value-type="date" office:date-value="2022-08-22" calcext:value-type="date">
            <text:p>2022-08-22</text:p>
          </table:table-cell>
          <table:table-cell office:value-type="float" office:value="46.5" calcext:value-type="float">
            <text:p>46.5</text:p>
          </table:table-cell>
          <table:table-cell table:number-columns-repeated="1021"/>
        </table:table-row>
        <table:table-row table:style-name="ro1">
          <table:table-cell table:style-name="ce25" office:value-type="string" calcext:value-type="string">
            <text:p>Walmart – electrical</text:p>
          </table:table-cell>
          <table:table-cell office:value-type="date" office:date-value="2022-09-01" calcext:value-type="date">
            <text:p>2022-09-01</text:p>
          </table:table-cell>
          <table:table-cell office:value-type="float" office:value="41.97" calcext:value-type="float">
            <text:p>41.97</text:p>
          </table:table-cell>
          <table:table-cell table:number-columns-repeated="1021"/>
        </table:table-row>
        <table:table-row table:style-name="ro1">
          <table:table-cell table:style-name="ce25" office:value-type="string" calcext:value-type="string">
            <text:p>Ebay – buttset</text:p>
          </table:table-cell>
          <table:table-cell office:value-type="date" office:date-value="2022-09-03" calcext:value-type="date">
            <text:p>2022-09-03</text:p>
          </table:table-cell>
          <table:table-cell office:value-type="float" office:value="24.1" calcext:value-type="float">
            <text:p>24.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ouser – ceeco electronics</text:p>
          </table:table-cell>
          <table:table-cell office:value-type="date" office:date-value="2022-10-23" calcext:value-type="date">
            <text:p>2022-10-23</text:p>
          </table:table-cell>
          <table:table-cell office:value-type="float" office:value="13.51" calcext:value-type="float">
            <text:p>13.51</text:p>
          </table:table-cell>
          <table:table-cell table:number-columns-repeated="1021"/>
        </table:table-row>
        <table:table-row table:style-name="ro1">
          <table:table-cell table:number-columns-repeated="3"/>
          <table:table-cell table:formula="of:=SUM([.C40:.C59])" office:value-type="float" office:value="453.86" calcext:value-type="float">
            <text:p>453.8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dia, outreac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ps- zine mailing</text:p>
          </table:table-cell>
          <table:table-cell office:value-type="date" office:date-value="2022-04-04" calcext:value-type="date">
            <text:p>2022-04-04</text:p>
          </table:table-cell>
          <table:table-cell office:value-type="float" office:value="67.21" calcext:value-type="float">
            <text:p>67.2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sps- zine mailing</text:p>
          </table:table-cell>
          <table:table-cell office:value-type="date" office:date-value="2022-04-20" calcext:value-type="date">
            <text:p>2022-04-20</text:p>
          </table:table-cell>
          <table:table-cell office:value-type="float" office:value="2.72" calcext:value-type="float">
            <text:p>2.7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uteman press – zine printing</text:p>
          </table:table-cell>
          <table:table-cell office:value-type="date" office:date-value="2022-03-24" calcext:value-type="date">
            <text:p>2022-03-24</text:p>
          </table:table-cell>
          <table:table-cell office:value-type="float" office:value="65.5" calcext:value-type="float">
            <text:p>65.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sps- zine mailing</text:p>
          </table:table-cell>
          <table:table-cell office:value-type="date" office:date-value="2022-04-29" calcext:value-type="date">
            <text:p>2022-04-29</text:p>
          </table:table-cell>
          <table:table-cell office:value-type="float" office:value="1.36" calcext:value-type="float">
            <text:p>1.36</text:p>
          </table:table-cell>
          <table:table-cell table:number-columns-repeated="1021"/>
        </table:table-row>
        <table:table-row table:style-name="ro1">
          <table:table-cell table:number-columns-repeated="3"/>
          <table:table-cell table:formula="of:=SUM([.C61:.C65])" office:value-type="float" office:value="136.79" calcext:value-type="float">
            <text:p>136.7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iscal sponso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atreon payout </text:p>
          </table:table-cell>
          <table:table-cell office:value-type="date" office:date-value="2022-07-26" calcext:value-type="date">
            <text:p>2022-07-26</text:p>
          </table:table-cell>
          <table:table-cell office:value-type="float" office:value="24.5" calcext:value-type="float">
            <text:p>24.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elson donation</text:p>
          </table:table-cell>
          <table:table-cell office:value-type="date" office:date-value="2022-09-13" calcext:value-type="date">
            <text:p>2022-09-13</text:p>
          </table:table-cell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treon payout</text:p>
          </table:table-cell>
          <table:table-cell office:value-type="date" office:date-value="2022-01-01" calcext:value-type="date">
            <text:p>2022-01-01</text:p>
          </table:table-cell>
          <table:table-cell office:value-type="float" office:value="28.66" calcext:value-type="float">
            <text:p>28.66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is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ps – router mailing</text:p>
          </table:table-cell>
          <table:table-cell office:value-type="date" office:date-value="2022-06-17" calcext:value-type="date">
            <text:p>2022-06-17</text:p>
          </table:table-cell>
          <table:table-cell office:value-type="float" office:value="16.1" calcext:value-type="float">
            <text:p>16.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sps – phone parts mailing</text:p>
          </table:table-cell>
          <table:table-cell office:value-type="date" office:date-value="2022-07-07" calcext:value-type="date">
            <text:p>2022-07-07</text:p>
          </table:table-cell>
          <table:table-cell office:value-type="float" office:value="16.1" calcext:value-type="float">
            <text:p>16.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orker lunch</text:p>
          </table:table-cell>
          <table:table-cell office:value-type="date" office:date-value="2022-08-06" calcext:value-type="date">
            <text:p>2022-08-06</text:p>
          </table:table-cell>
          <table:table-cell office:value-type="float" office:value="28" calcext:value-type="float">
            <text:p>28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otal expenses</text:p>
          </table:table-cell>
          <table:table-cell table:number-columns-repeated="2"/>
          <table:table-cell table:formula="of:=SUM([.C2:.C76])" office:value-type="float" office:value="2232.95" calcext:value-type="float">
            <text:p>2232.95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ncom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preadshirt payout</text:p>
          </table:table-cell>
          <table:table-cell office:value-type="date" office:date-value="2022-01-19" calcext:value-type="date">
            <text:p>2022-01-19</text:p>
          </table:table-cell>
          <table:table-cell office:value-type="float" office:value="-16.5" calcext:value-type="float">
            <text:p>-16.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treon payout</text:p>
          </table:table-cell>
          <table:table-cell office:value-type="date" office:date-value="2022-07-26" calcext:value-type="date">
            <text:p>2022-07-26</text:p>
          </table:table-cell>
          <table:table-cell office:value-type="float" office:value="-498.27" calcext:value-type="float">
            <text:p>-498.2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preadshirt payout</text:p>
          </table:table-cell>
          <table:table-cell office:value-type="date" office:date-value="2022-06-21" calcext:value-type="date">
            <text:p>2022-06-21</text:p>
          </table:table-cell>
          <table:table-cell office:value-type="float" office:value="-15.75" calcext:value-type="float">
            <text:p>-15.7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elson donation</text:p>
          </table:table-cell>
          <table:table-cell office:value-type="date" office:date-value="2022-09-13" calcext:value-type="date">
            <text:p>2022-09-13</text:p>
          </table:table-cell>
          <table:table-cell office:value-type="float" office:value="-1000" calcext:value-type="float">
            <text:p>-1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treon payout</text:p>
          </table:table-cell>
          <table:table-cell office:value-type="date" office:date-value="2022-12-01" calcext:value-type="date">
            <text:p>2022-12-01</text:p>
          </table:table-cell>
          <table:table-cell office:value-type="float" office:value="-573.21" calcext:value-type="float">
            <text:p>-573.21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otal income</text:p>
          </table:table-cell>
          <table:table-cell table:number-columns-repeated="2"/>
          <table:table-cell table:formula="of:=SUM([.C80:.C84])" office:value-type="float" office:value="-2103.73" calcext:value-type="float">
            <text:p>-2103.73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et</text:p>
          </table:table-cell>
          <table:table-cell table:number-columns-repeated="2"/>
          <table:table-cell table:formula="of:=SUM([.C1:.C86])" office:value-type="float" office:value="129.22" calcext:value-type="float">
            <text:p>129.22</text:p>
          </table:table-cell>
          <table:table-cell table:number-columns-repeated="1020"/>
        </table:table-row>
        <table:table-row table:style-name="ro1" table:number-rows-repeated="104848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xpenses-2023" table:style-name="ta1">
        <table:table-column table:style-name="co17" table:default-cell-style-name="Default"/>
        <table:table-column table:style-name="co1" table:default-cell-style-name="ce30"/>
        <table:table-column table:style-name="co1" table:number-columns-repeated="7" table:default-cell-style-name="Default"/>
        <table:table-row table:style-name="ro2">
          <table:table-cell/>
          <table:table-cell office:value-type="string" calcext:value-type="string">
            <text:p>date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category total</text:p>
          </table:table-cell>
          <table:table-cell office:value-type="string" calcext:value-type="string">
            <text:p>funding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In-kind amount</text:p>
          </table:table-cell>
          <table:table-cell office:value-type="string" calcext:value-type="string">
            <text:p>In-kind donator</text:p>
          </table:table-cell>
          <table:table-cell/>
        </table:table-row>
        <table:table-row table:style-name="ro2">
          <table:table-cell office:value-type="string" calcext:value-type="string">
            <text:p>expenses</text:p>
          </table:table-cell>
          <table:table-cell table:number-columns-repeated="8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payments, reimbursements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Jessamyn West – wikipedia editing</text:p>
          </table:table-cell>
          <table:table-cell office:value-type="date" office:date-value="2023-01-06" calcext:value-type="date">
            <text:p>2023-01-06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string" calcext:value-type="string">
            <text:p>wikipedi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Karl Anderson – teardown installation</text:p>
          </table:table-cell>
          <table:table-cell office:value-type="date" office:date-value="2023-07-06" calcext:value-type="date">
            <text:p>2023-07-06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teardown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Karl Anderson – 160 hours at $20/hr</text:p>
          </table:table-cell>
          <table:table-cell office:value-type="date" office:date-value="2023-12-31" calcext:value-type="date">
            <text:p>2023-12-31</text:p>
          </table:table-cell>
          <table:table-cell office:value-type="float" office:value="3200" calcext:value-type="float">
            <text:p>3200</text:p>
          </table:table-cell>
          <table:table-cell/>
          <table:table-cell office:value-type="string" calcext:value-type="string">
            <text:p>arts3c</text:p>
          </table:table-cell>
          <table:table-cell table:number-columns-repeated="4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service providers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01-01" calcext:value-type="date">
            <text:p>2023-01-01</text:p>
          </table:table-cell>
          <table:table-cell office:value-type="float" office:value="13.78" calcext:value-type="float">
            <text:p>13.7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02-01" calcext:value-type="date">
            <text:p>2023-02-01</text:p>
          </table:table-cell>
          <table:table-cell office:value-type="float" office:value="13.73" calcext:value-type="float">
            <text:p>13.7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03-01" calcext:value-type="date">
            <text:p>2023-03-01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04-01" calcext:value-type="date">
            <text:p>2023-04-01</text:p>
          </table:table-cell>
          <table:table-cell office:value-type="float" office:value="18.96" calcext:value-type="float">
            <text:p>18.9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05-01" calcext:value-type="date">
            <text:p>2023-05-01</text:p>
          </table:table-cell>
          <table:table-cell office:value-type="float" office:value="15.67" calcext:value-type="float">
            <text:p>15.6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06-01" calcext:value-type="date">
            <text:p>2023-06-01</text:p>
          </table:table-cell>
          <table:table-cell office:value-type="float" office:value="21.28" calcext:value-type="float">
            <text:p>21.2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07-01" calcext:value-type="date">
            <text:p>2023-07-01</text:p>
          </table:table-cell>
          <table:table-cell office:value-type="float" office:value="22.94" calcext:value-type="float">
            <text:p>22.9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08-01" calcext:value-type="date">
            <text:p>2023-08-01</text:p>
          </table:table-cell>
          <table:table-cell office:value-type="float" office:value="16.8" calcext:value-type="float">
            <text:p>16.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09-01" calcext:value-type="date">
            <text:p>2023-09-01</text:p>
          </table:table-cell>
          <table:table-cell office:value-type="float" office:value="15.57" calcext:value-type="float">
            <text:p>15.5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10-01" calcext:value-type="date">
            <text:p>2023-10-01</text:p>
          </table:table-cell>
          <table:table-cell office:value-type="float" office:value="17.68" calcext:value-type="float">
            <text:p>17.6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11-01" calcext:value-type="date">
            <text:p>2023-11-01</text:p>
          </table:table-cell>
          <table:table-cell office:value-type="float" office:value="20.42" calcext:value-type="float">
            <text:p>20.4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12-01" calcext:value-type="date">
            <text:p>2023-12-01</text:p>
          </table:table-cell>
          <table:table-cell office:value-type="float" office:value="17.25" calcext:value-type="float">
            <text:p>17.2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mazon AWS year summary</text:p>
          </table:table-cell>
          <table:table-cell office:value-type="date" office:date-value="2023-12-31" calcext:value-type="date">
            <text:p>2023-12-31</text:p>
          </table:table-cell>
          <table:table-cell office:value-type="float" office:value="2.07" calcext:value-type="float">
            <text:p>2.0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GitHub</text:p>
          </table:table-cell>
          <table:table-cell office:value-type="date" office:date-value="2023-06-03" calcext:value-type="date">
            <text:p>2023-06-03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GitHub</text:p>
          </table:table-cell>
          <table:table-cell office:value-type="date" office:date-value="2023-07-03" calcext:value-type="date">
            <text:p>2023-07-03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GitHub</text:p>
          </table:table-cell>
          <table:table-cell office:value-type="date" office:date-value="2023-08-03" calcext:value-type="date">
            <text:p>2023-08-03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GitHub</text:p>
          </table:table-cell>
          <table:table-cell office:value-type="date" office:date-value="2023-09-03" calcext:value-type="date">
            <text:p>2023-09-03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GitHub</text:p>
          </table:table-cell>
          <table:table-cell office:value-type="date" office:date-value="2023-10-03" calcext:value-type="date">
            <text:p>2023-10-03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NameCheap</text:p>
          </table:table-cell>
          <table:table-cell office:value-type="date" office:date-value="2023-03-29" calcext:value-type="date">
            <text:p>2023-03-29</text:p>
          </table:table-cell>
          <table:table-cell office:value-type="float" office:value="15.16" calcext:value-type="float">
            <text:p>15.1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NameCheap</text:p>
          </table:table-cell>
          <table:table-cell office:value-type="date" office:date-value="2023-09-17" calcext:value-type="date">
            <text:p>2023-09-17</text:p>
          </table:table-cell>
          <table:table-cell office:value-type="float" office:value="15.16" calcext:value-type="float">
            <text:p>15.1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3-01-19" calcext:value-type="date">
            <text:p>2023-01-19</text:p>
          </table:table-cell>
          <table:table-cell office:value-type="float" office:value="50.1" calcext:value-type="float">
            <text:p>50.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3-03-05" calcext:value-type="date">
            <text:p>2023-03-05</text:p>
          </table:table-cell>
          <table:table-cell office:value-type="float" office:value="50.77" calcext:value-type="float">
            <text:p>50.7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3-04-09" calcext:value-type="date">
            <text:p>2023-04-09</text:p>
          </table:table-cell>
          <table:table-cell office:value-type="float" office:value="50.43" calcext:value-type="float">
            <text:p>50.4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3-05-15" calcext:value-type="date">
            <text:p>2023-05-15</text:p>
          </table:table-cell>
          <table:table-cell office:value-type="float" office:value="50.03" calcext:value-type="float">
            <text:p>50.0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3-06-12" calcext:value-type="date">
            <text:p>2023-06-12</text:p>
          </table:table-cell>
          <table:table-cell office:value-type="float" office:value="50.01" calcext:value-type="float">
            <text:p>50.0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3-07-11" calcext:value-type="date">
            <text:p>2023-07-11</text:p>
          </table:table-cell>
          <table:table-cell office:value-type="float" office:value="50.21" calcext:value-type="float">
            <text:p>50.2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3-08-16" calcext:value-type="date">
            <text:p>2023-08-16</text:p>
          </table:table-cell>
          <table:table-cell office:value-type="float" office:value="50.56" calcext:value-type="float">
            <text:p>50.5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3-09-22" calcext:value-type="date">
            <text:p>2023-09-22</text:p>
          </table:table-cell>
          <table:table-cell office:value-type="float" office:value="50.73" calcext:value-type="float">
            <text:p>50.7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3-11-12" calcext:value-type="date">
            <text:p>2023-11-12</text:p>
          </table:table-cell>
          <table:table-cell office:value-type="float" office:value="50.48" calcext:value-type="float">
            <text:p>50.4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3-12-16" calcext:value-type="date">
            <text:p>2023-12-16</text:p>
          </table:table-cell>
          <table:table-cell office:value-type="float" office:value="50.29" calcext:value-type="float">
            <text:p>50.2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23-10-20" calcext:value-type="date">
            <text:p>2023-10-20</text:p>
          </table:table-cell>
          <table:table-cell office:value-type="float" office:value="50" calcext:value-type="float">
            <text:p>5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23-02-16" calcext:value-type="date">
            <text:p>2023-02-16</text:p>
          </table:table-cell>
          <table:table-cell office:value-type="float" office:value="50" calcext:value-type="float">
            <text:p>5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3-02-26" calcext:value-type="date">
            <text:p>2023-02-26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BulkVS</text:p>
          </table:table-cell>
          <table:table-cell office:value-type="date" office:date-value="2023-02-25" calcext:value-type="date">
            <text:p>2023-02-25</text:p>
          </table:table-cell>
          <table:table-cell office:value-type="float" office:value="25" calcext:value-type="float">
            <text:p>2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obile Beacon – hotspot</text:p>
          </table:table-cell>
          <table:table-cell office:value-type="date" office:date-value="2023-08-26" calcext:value-type="date">
            <text:p>2023-08-26</text:p>
          </table:table-cell>
          <table:table-cell office:value-type="float" office:value="120" calcext:value-type="float">
            <text:p>120</text:p>
          </table:table-cell>
          <table:table-cell table:number-columns-repeated="6"/>
        </table:table-row>
        <table:table-row table:style-name="ro2">
          <table:table-cell table:number-columns-repeated="3"/>
          <table:table-cell table:formula="of:=SUM([.C10:.C44])" office:value-type="float" office:value="1049.08" calcext:value-type="float">
            <text:p>1049.0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hardware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Safeway – pedestal removal supplies</text:p>
          </table:table-cell>
          <table:table-cell office:value-type="date" office:date-value="2023-03-04" calcext:value-type="date">
            <text:p>2023-03-04</text:p>
          </table:table-cell>
          <table:table-cell office:value-type="float" office:value="10.09" calcext:value-type="float">
            <text:p>10.0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mazon – cat6 jacks</text:p>
          </table:table-cell>
          <table:table-cell office:value-type="date" office:date-value="2023-04-06" calcext:value-type="date">
            <text:p>2023-04-06</text:p>
          </table:table-cell>
          <table:table-cell office:value-type="float" office:value="14.98" calcext:value-type="float">
            <text:p>14.9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ayphones.com - phone boards</text:p>
          </table:table-cell>
          <table:table-cell office:value-type="date" office:date-value="2023-08-05" calcext:value-type="date">
            <text:p>2023-08-05</text:p>
          </table:table-cell>
          <table:table-cell office:value-type="float" office:value="260.55" calcext:value-type="float">
            <text:p>260.5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Hardware – teardown installation</text:p>
          </table:table-cell>
          <table:table-cell office:value-type="date" office:date-value="2023-06-22" calcext:value-type="date">
            <text:p>2023-06-22</text:p>
          </table:table-cell>
          <table:table-cell office:value-type="float" office:value="31.5" calcext:value-type="float">
            <text:p>31.5</text:p>
          </table:table-cell>
          <table:table-cell/>
          <table:table-cell office:value-type="string" calcext:value-type="string">
            <text:p>teardown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bay – 5 ATAs</text:p>
          </table:table-cell>
          <table:table-cell office:value-type="date" office:date-value="2023-08-16" calcext:value-type="date">
            <text:p>2023-08-16</text:p>
          </table:table-cell>
          <table:table-cell office:value-type="float" office:value="89.95" calcext:value-type="float">
            <text:p>89.9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hris Bush – 10 payphones</text:p>
          </table:table-cell>
          <table:table-cell office:value-type="date" office:date-value="2023-09-24" calcext:value-type="date">
            <text:p>2023-09-24</text:p>
          </table:table-cell>
          <table:table-cell office:value-type="float" office:value="1000" calcext:value-type="float">
            <text:p>10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mazon – IT hardware</text:p>
          </table:table-cell>
          <table:table-cell office:value-type="date" office:date-value="2023-02-02" calcext:value-type="date">
            <text:p>2023-02-02</text:p>
          </table:table-cell>
          <table:table-cell office:value-type="float" office:value="28.87" calcext:value-type="float">
            <text:p>28.8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mazon – IT hardware</text:p>
          </table:table-cell>
          <table:table-cell office:value-type="date" office:date-value="2023-12-02" calcext:value-type="date">
            <text:p>2023-12-02</text:p>
          </table:table-cell>
          <table:table-cell office:value-type="float" office:value="5.99" calcext:value-type="float">
            <text:p>5.9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mazon – installation hardware</text:p>
          </table:table-cell>
          <table:table-cell office:value-type="date" office:date-value="2023-12-02" calcext:value-type="date">
            <text:p>2023-12-02</text:p>
          </table:table-cell>
          <table:table-cell office:value-type="float" office:value="39.89" calcext:value-type="float">
            <text:p>39.89</text:p>
          </table:table-cell>
          <table:table-cell table:number-columns-repeated="6"/>
        </table:table-row>
        <table:table-row table:style-name="ro2">
          <table:table-cell table:number-columns-repeated="3"/>
          <table:table-cell table:formula="of:=SUM([.C47:.C55])" office:value-type="float" office:value="1481.82" calcext:value-type="float">
            <text:p>1481.8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edia, outreac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UPS store – zine printing</text:p>
          </table:table-cell>
          <table:table-cell office:value-type="date" office:date-value="2023-04-18" calcext:value-type="date">
            <text:p>2023-04-18</text:p>
          </table:table-cell>
          <table:table-cell office:value-type="float" office:value="44" calcext:value-type="float">
            <text:p>4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inuteman press – zine printing</text:p>
          </table:table-cell>
          <table:table-cell office:value-type="date" office:date-value="2023-04-24" calcext:value-type="date">
            <text:p>2023-04-24</text:p>
          </table:table-cell>
          <table:table-cell office:value-type="float" office:value="145" calcext:value-type="float">
            <text:p>14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SPS – mail zines to Sisyphus</text:p>
          </table:table-cell>
          <table:table-cell office:value-type="date" office:date-value="2023-04-18" calcext:value-type="date">
            <text:p>2023-04-18</text:p>
          </table:table-cell>
          <table:table-cell office:value-type="float" office:value="10.05" calcext:value-type="float">
            <text:p>10.0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mazon – envelopes</text:p>
          </table:table-cell>
          <table:table-cell office:value-type="date" office:date-value="2023-04-25" calcext:value-type="date">
            <text:p>2023-04-25</text:p>
          </table:table-cell>
          <table:table-cell office:value-type="float" office:value="19.55" calcext:value-type="float">
            <text:p>19.5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SPS – postage</text:p>
          </table:table-cell>
          <table:table-cell office:value-type="date" office:date-value="2023-05-02" calcext:value-type="date">
            <text:p>2023-05-02</text:p>
          </table:table-cell>
          <table:table-cell office:value-type="float" office:value="63" calcext:value-type="float">
            <text:p>6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SPS – postage</text:p>
          </table:table-cell>
          <table:table-cell office:value-type="date" office:date-value="2023-07-06" calcext:value-type="date">
            <text:p>2023-07-06</text:p>
          </table:table-cell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SPS – postage</text:p>
          </table:table-cell>
          <table:table-cell office:value-type="date" office:date-value="2023-08-28" calcext:value-type="date">
            <text:p>2023-08-28</text:p>
          </table:table-cell>
          <table:table-cell office:value-type="float" office:value="10.47" calcext:value-type="float">
            <text:p>10.47</text:p>
          </table:table-cell>
          <table:table-cell table:number-columns-repeated="6"/>
        </table:table-row>
        <table:table-row table:style-name="ro2">
          <table:table-cell table:number-columns-repeated="3"/>
          <table:table-cell table:formula="of:=SUM([.C58:.C64])" office:value-type="float" office:value="301.07" calcext:value-type="float">
            <text:p>301.07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fiscal sponsor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ACC Arts3C grant</text:p>
          </table:table-cell>
          <table:table-cell office:value-type="date" office:date-value="2023-07-14" calcext:value-type="date">
            <text:p>2023-07-14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arts3c</text:p>
          </table:table-cell>
          <table:table-cell table:number-columns-repeated="4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misc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USPS – mail parts to ypsi</text:p>
          </table:table-cell>
          <table:table-cell office:value-type="date" office:date-value="2023-04-10" calcext:value-type="date">
            <text:p>2023-04-10</text:p>
          </table:table-cell>
          <table:table-cell office:value-type="float" office:value="17.1" calcext:value-type="float">
            <text:p>17.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SPS – mail parts to ypsi</text:p>
          </table:table-cell>
          <table:table-cell office:value-type="date" office:date-value="2023-05-04" calcext:value-type="date">
            <text:p>2023-05-04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total expenses</text:p>
          </table:table-cell>
          <table:table-cell/>
          <table:table-cell table:style-name="ce23" table:formula="of:=SUM([.C3:.C72])" office:value-type="float" office:value="6510.07" calcext:value-type="float">
            <text:p>6510.07</text:p>
          </table:table-cell>
          <table:table-cell table:number-columns-repeated="6"/>
        </table:table-row>
        <table:table-row table:style-name="ro2" table:number-rows-repeated="2">
          <table:table-cell table:number-columns-repeated="9"/>
        </table:table-row>
        <table:table-row table:style-name="ro2">
          <table:table-cell office:value-type="string" calcext:value-type="string">
            <text:p>income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Nelson donation for wikipedia</text:p>
          </table:table-cell>
          <table:table-cell office:value-type="date" office:date-value="2023-01-10" calcext:value-type="date">
            <text:p>2023-01-10</text:p>
          </table:table-cell>
          <table:table-cell office:value-type="float" office:value="-144" calcext:value-type="float">
            <text:p>-144</text:p>
          </table:table-cell>
          <table:table-cell/>
          <table:table-cell office:value-type="string" calcext:value-type="string">
            <text:p>wikipedi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preadshirt</text:p>
          </table:table-cell>
          <table:table-cell office:value-type="date" office:date-value="2023-01-20" calcext:value-type="date">
            <text:p>2023-01-20</text:p>
          </table:table-cell>
          <table:table-cell office:value-type="float" office:value="-65" calcext:value-type="float">
            <text:p>-6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zine sales</text:p>
          </table:table-cell>
          <table:table-cell office:value-type="date" office:date-value="2023-04-18" calcext:value-type="date">
            <text:p>2023-04-18</text:p>
          </table:table-cell>
          <table:table-cell office:value-type="float" office:value="-19" calcext:value-type="float">
            <text:p>-1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preadshirt</text:p>
          </table:table-cell>
          <table:table-cell office:value-type="date" office:date-value="2023-06-15" calcext:value-type="date">
            <text:p>2023-06-15</text:p>
          </table:table-cell>
          <table:table-cell office:value-type="float" office:value="-12.02" calcext:value-type="float">
            <text:p>-12.0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preadshirt</text:p>
          </table:table-cell>
          <table:table-cell office:value-type="date" office:date-value="2023-09-17" calcext:value-type="date">
            <text:p>2023-09-17</text:p>
          </table:table-cell>
          <table:table-cell office:value-type="float" office:value="-11.7" calcext:value-type="float">
            <text:p>-11.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ardown installation</text:p>
          </table:table-cell>
          <table:table-cell office:value-type="date" office:date-value="2023-07-06" calcext:value-type="date">
            <text:p>2023-07-06</text:p>
          </table:table-cell>
          <table:table-cell office:value-type="float" office:value="-400" calcext:value-type="float">
            <text:p>-400</text:p>
          </table:table-cell>
          <table:table-cell/>
          <table:table-cell office:value-type="string" calcext:value-type="string">
            <text:p>teardown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RACC Arts3C grant</text:p>
          </table:table-cell>
          <table:table-cell office:value-type="date" office:date-value="2023-07-14" calcext:value-type="date">
            <text:p>2023-07-14</text:p>
          </table:table-cell>
          <table:table-cell office:value-type="float" office:value="-4000" calcext:value-type="float">
            <text:p>-4000</text:p>
          </table:table-cell>
          <table:table-cell/>
          <table:table-cell office:value-type="string" calcext:value-type="string">
            <text:p>arts3c</text:p>
          </table:table-cell>
          <table:table-cell table:number-columns-repeated="4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total income</text:p>
          </table:table-cell>
          <table:table-cell/>
          <table:table-cell table:formula="of:=SUM([.C77:.C84])" office:value-type="float" office:value="-4651.72" calcext:value-type="float">
            <text:p>-4651.72</text:p>
          </table:table-cell>
          <table:table-cell table:number-columns-repeated="6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in kind income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2 hours grant proposal advisor services</text:p>
          </table:table-cell>
          <table:table-cell office:value-type="string" calcext:value-type="string">
            <text:p>2023-03</text:p>
          </table:table-cell>
          <table:table-cell table:number-columns-repeated="4"/>
          <table:table-cell office:value-type="float" office:value="280" calcext:value-type="float">
            <text:p>280</text:p>
          </table:table-cell>
          <table:table-cell office:value-type="string" calcext:value-type="string">
            <text:p>Karl purchased and donated</text:p>
          </table:table-cell>
          <table:table-cell/>
        </table:table-row>
        <table:table-row table:style-name="ro2">
          <table:table-cell office:value-type="string" calcext:value-type="string">
            <text:p>site host resources, maintenance</text:p>
          </table:table-cell>
          <table:table-cell office:value-type="date" office:date-value="1905-07-15" calcext:value-type="date">
            <text:p>1905-07-15</text:p>
          </table:table-cell>
          <table:table-cell table:number-columns-repeated="6"/>
          <table:table-cell office:value-type="string" calcext:value-type="string">
            <text:p>50/mo</text:p>
          </table:table-cell>
        </table:table-row>
        <table:table-row table:style-name="ro2">
          <table:table-cell office:value-type="string" calcext:value-type="string">
            <text:p>Site installation and hardware acquisition labor</text:p>
          </table:table-cell>
          <table:table-cell office:value-type="date" office:date-value="1905-07-15" calcext:value-type="date">
            <text:p>1905-07-15</text:p>
          </table:table-cell>
          <table:table-cell table:number-columns-repeated="5"/>
          <table:table-cell office:value-type="string" calcext:value-type="string">
            <text:p>Karl, Jason, Elijah, Jesse</text:p>
          </table:table-cell>
          <table:table-cell/>
        </table:table-row>
        <table:table-row table:style-name="ro2">
          <table:table-cell office:value-type="string" calcext:value-type="string">
            <text:p>Site maintenance labor</text:p>
          </table:table-cell>
          <table:table-cell office:value-type="string" calcext:value-type="string">
            <text:p>2023-03</text:p>
          </table:table-cell>
          <table:table-cell table:number-columns-repeated="5"/>
          <table:table-cell office:value-type="string" calcext:value-type="string">
            <text:p>Karl</text:p>
          </table:table-cell>
          <table:table-cell/>
        </table:table-row>
        <table:table-row table:style-name="ro2">
          <table:table-cell office:value-type="string" calcext:value-type="string">
            <text:p>media, outreach labor</text:p>
          </table:table-cell>
          <table:table-cell office:value-type="date" office:date-value="1905-07-15" calcext:value-type="date">
            <text:p>1905-07-15</text:p>
          </table:table-cell>
          <table:table-cell table:number-columns-repeated="5"/>
          <table:table-cell office:value-type="string" calcext:value-type="string">
            <text:p>Karl</text:p>
          </table:table-cell>
          <table:table-cell/>
        </table:table-row>
        <table:table-row table:style-name="ro2">
          <table:table-cell office:value-type="string" calcext:value-type="string">
            <text:p>storage</text:p>
          </table:table-cell>
          <table:table-cell office:value-type="date" office:date-value="1905-07-15" calcext:value-type="date">
            <text:p>1905-07-15</text:p>
          </table:table-cell>
          <table:table-cell table:number-columns-repeated="5"/>
          <table:table-cell office:value-type="string" calcext:value-type="string">
            <text:p>Karl</text:p>
          </table:table-cell>
          <table:table-cell office:value-type="string" calcext:value-type="string">
            <text:p>50/mo</text:p>
          </table:table-cell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net</text:p>
          </table:table-cell>
          <table:table-cell/>
          <table:table-cell table:formula="of:=SUM([.C73];[.C85])" office:value-type="float" office:value="1858.35" calcext:value-type="float">
            <text:p>1858.35</text:p>
          </table:table-cell>
          <table:table-cell table:number-columns-repeated="6"/>
        </table:table-row>
        <table:table-row table:style-name="ro2" table:number-rows-repeated="1048480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expenses-2024" table:style-name="ta1">
        <table:table-column table:style-name="co17" table:default-cell-style-name="Default"/>
        <table:table-column table:style-name="co1" table:default-cell-style-name="ce30"/>
        <table:table-column table:style-name="co1" table:number-columns-repeated="7" table:default-cell-style-name="Default"/>
        <table:table-row table:style-name="ro2">
          <table:table-cell/>
          <table:table-cell office:value-type="string" calcext:value-type="string">
            <text:p>date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category total</text:p>
          </table:table-cell>
          <table:table-cell office:value-type="string" calcext:value-type="string">
            <text:p>funding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In-kind amount</text:p>
          </table:table-cell>
          <table:table-cell office:value-type="string" calcext:value-type="string">
            <text:p>In-kind donator</text:p>
          </table:table-cell>
          <table:table-cell/>
        </table:table-row>
        <table:table-row table:style-name="ro2">
          <table:table-cell office:value-type="string" calcext:value-type="string">
            <text:p>expenses</text:p>
          </table:table-cell>
          <table:table-cell table:number-columns-repeated="8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payments, reimbursements</text:p>
          </table:table-cell>
          <table:table-cell table:number-columns-repeated="8"/>
        </table:table-row>
        <table:table-row table:style-name="ro2" table:number-rows-repeated="3">
          <table:table-cell/>
          <table:table-cell table:style-name="Default"/>
          <table:table-cell table:number-columns-repeated="7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service providers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4-01-01" calcext:value-type="date">
            <text:p>2024-01-01</text:p>
          </table:table-cell>
          <table:table-cell office:value-type="float" office:value="13.85" calcext:value-type="float">
            <text:p>13.8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4-02-01" calcext:value-type="date">
            <text:p>2024-02-01</text:p>
          </table:table-cell>
          <table:table-cell office:value-type="float" office:value="14.58" calcext:value-type="float">
            <text:p>14.5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4-03-01" calcext:value-type="date">
            <text:p>2024-03-01</text:p>
          </table:table-cell>
          <table:table-cell office:value-type="float" office:value="13.47" calcext:value-type="float">
            <text:p>13.4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4-04-01" calcext:value-type="date">
            <text:p>2024-04-01</text:p>
          </table:table-cell>
          <table:table-cell office:value-type="float" office:value="20.42" calcext:value-type="float">
            <text:p>20.4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4-05-01" calcext:value-type="date">
            <text:p>2024-05-01</text:p>
          </table:table-cell>
          <table:table-cell office:value-type="float" office:value="20.42" calcext:value-type="float">
            <text:p>20.4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4-06-01" calcext:value-type="date">
            <text:p>2024-06-01</text:p>
          </table:table-cell>
          <table:table-cell office:value-type="float" office:value="21.18" calcext:value-type="float">
            <text:p>21.1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4-07-01" calcext:value-type="date">
            <text:p>2024-07-01</text:p>
          </table:table-cell>
          <table:table-cell office:value-type="float" office:value="20.93" calcext:value-type="float">
            <text:p>20.9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4-08-01" calcext:value-type="date">
            <text:p>2024-08-01</text:p>
          </table:table-cell>
          <table:table-cell office:value-type="float" office:value="20.42" calcext:value-type="float">
            <text:p>20.4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4-09-01" calcext:value-type="date">
            <text:p>2024-09-01</text:p>
          </table:table-cell>
          <table:table-cell office:value-type="float" office:value="20.42" calcext:value-type="float">
            <text:p>20.4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4-10-01" calcext:value-type="date">
            <text:p>2024-10-01</text:p>
          </table:table-cell>
          <table:table-cell office:value-type="float" office:value="20.42" calcext:value-type="float">
            <text:p>20.4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4-11-01" calcext:value-type="date">
            <text:p>2024-11-01</text:p>
          </table:table-cell>
          <table:table-cell office:value-type="float" office:value="20.42" calcext:value-type="float">
            <text:p>20.4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4-12-01" calcext:value-type="date">
            <text:p>2024-12-01</text:p>
          </table:table-cell>
          <table:table-cell office:value-type="float" office:value="20.42" calcext:value-type="float">
            <text:p>20.4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hatgpt</text:p>
          </table:table-cell>
          <table:table-cell office:value-type="date" office:date-value="2024-04-17" calcext:value-type="date">
            <text:p>2024-04-17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nthropic</text:p>
          </table:table-cell>
          <table:table-cell office:value-type="date" office:date-value="2024-10-25" calcext:value-type="date">
            <text:p>2024-10-25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nthropic</text:p>
          </table:table-cell>
          <table:table-cell office:value-type="date" office:date-value="2024-11-25" calcext:value-type="date">
            <text:p>2024-11-25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01-25" calcext:value-type="date">
            <text:p>2024-01-25</text:p>
          </table:table-cell>
          <table:table-cell office:value-type="float" office:value="51.79" calcext:value-type="float">
            <text:p>51.7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02-03" calcext:value-type="date">
            <text:p>2024-02-03</text:p>
          </table:table-cell>
          <table:table-cell office:value-type="float" office:value="63.36" calcext:value-type="float">
            <text:p>63.3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03-05" calcext:value-type="date">
            <text:p>2024-03-05</text:p>
          </table:table-cell>
          <table:table-cell office:value-type="float" office:value="61.54" calcext:value-type="float">
            <text:p>61.5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03-28" calcext:value-type="date">
            <text:p>2024-03-28</text:p>
          </table:table-cell>
          <table:table-cell office:value-type="float" office:value="88.96" calcext:value-type="float">
            <text:p>88.9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04-16" calcext:value-type="date">
            <text:p>2024-04-16</text:p>
          </table:table-cell>
          <table:table-cell office:value-type="float" office:value="50.21" calcext:value-type="float">
            <text:p>50.2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05-15" calcext:value-type="date">
            <text:p>2024-05-15</text:p>
          </table:table-cell>
          <table:table-cell office:value-type="float" office:value="103.86" calcext:value-type="float">
            <text:p>103.8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05-26" calcext:value-type="date">
            <text:p>2024-05-26</text:p>
          </table:table-cell>
          <table:table-cell office:value-type="float" office:value="77.25" calcext:value-type="float">
            <text:p>77.2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06-05" calcext:value-type="date">
            <text:p>2024-06-05</text:p>
          </table:table-cell>
          <table:table-cell office:value-type="float" office:value="54.65" calcext:value-type="float">
            <text:p>54.6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07-03" calcext:value-type="date">
            <text:p>2024-07-03</text:p>
          </table:table-cell>
          <table:table-cell office:value-type="float" office:value="52.72" calcext:value-type="float">
            <text:p>52.7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07-30" calcext:value-type="date">
            <text:p>2024-07-30</text:p>
          </table:table-cell>
          <table:table-cell office:value-type="float" office:value="50.02" calcext:value-type="float">
            <text:p>50.0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08-21" calcext:value-type="date">
            <text:p>2024-08-21</text:p>
          </table:table-cell>
          <table:table-cell office:value-type="float" office:value="50.07" calcext:value-type="float">
            <text:p>50.0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09-08" calcext:value-type="date">
            <text:p>2024-09-08</text:p>
          </table:table-cell>
          <table:table-cell office:value-type="float" office:value="96.25" calcext:value-type="float">
            <text:p>96.2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09-20" calcext:value-type="date">
            <text:p>2024-09-20</text:p>
          </table:table-cell>
          <table:table-cell office:value-type="float" office:value="50.15" calcext:value-type="float">
            <text:p>50.1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ws</text:p>
          </table:table-cell>
          <table:table-cell office:value-type="date" office:date-value="2024-11-02" calcext:value-type="date">
            <text:p>2024-11-02</text:p>
          </table:table-cell>
          <table:table-cell office:value-type="float" office:value="0.15" calcext:value-type="float">
            <text:p>0.1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ws</text:p>
          </table:table-cell>
          <table:table-cell office:value-type="date" office:date-value="2024-12-02" calcext:value-type="date">
            <text:p>2024-12-02</text:p>
          </table:table-cell>
          <table:table-cell office:value-type="float" office:value="0.11" calcext:value-type="float">
            <text:p>0.11</text:p>
          </table:table-cell>
          <table:table-cell table:number-columns-repeated="6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hardware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Amazon – connectors</text:p>
          </table:table-cell>
          <table:table-cell office:value-type="date" office:date-value="2024-03-23" calcext:value-type="date">
            <text:p>2024-03-23</text:p>
          </table:table-cell>
          <table:table-cell office:value-type="float" office:value="7.88" calcext:value-type="float">
            <text:p>7.8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rs – network hardware, raspberry pi</text:p>
          </table:table-cell>
          <table:table-cell office:value-type="date" office:date-value="2024-03-20" calcext:value-type="date">
            <text:p>2024-03-20</text:p>
          </table:table-cell>
          <table:table-cell office:value-type="float" office:value="78.85" calcext:value-type="float">
            <text:p>78.8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Lowes – mud pan</text:p>
          </table:table-cell>
          <table:table-cell office:value-type="date" office:date-value="2024-03-17" calcext:value-type="date">
            <text:p>2024-03-17</text:p>
          </table:table-cell>
          <table:table-cell office:value-type="float" office:value="55.49" calcext:value-type="float">
            <text:p>55.4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Lowes – fish tape</text:p>
          </table:table-cell>
          <table:table-cell office:value-type="date" office:date-value="2024-03-16" calcext:value-type="date">
            <text:p>2024-03-16</text:p>
          </table:table-cell>
          <table:table-cell office:value-type="float" office:value="16.98" calcext:value-type="float">
            <text:p>16.9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Lowes – anchors</text:p>
          </table:table-cell>
          <table:table-cell office:value-type="date" office:date-value="2024-03-16" calcext:value-type="date">
            <text:p>2024-03-16</text:p>
          </table:table-cell>
          <table:table-cell office:value-type="float" office:value="49.98" calcext:value-type="float">
            <text:p>49.9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o it best – ppe</text:p>
          </table:table-cell>
          <table:table-cell office:value-type="date" office:date-value="2024-03-22" calcext:value-type="date">
            <text:p>2024-03-22</text:p>
          </table:table-cell>
          <table:table-cell office:value-type="float" office:value="54.81" calcext:value-type="float">
            <text:p>54.8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libaba – desk phones</text:p>
          </table:table-cell>
          <table:table-cell office:value-type="date" office:date-value="2024-03-26" calcext:value-type="date">
            <text:p>2024-03-26</text:p>
          </table:table-cell>
          <table:table-cell office:value-type="float" office:value="39.65" calcext:value-type="float">
            <text:p>39.6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able for toorcamp</text:p>
          </table:table-cell>
          <table:table-cell office:value-type="date" office:date-value="2024-06-17" calcext:value-type="date">
            <text:p>2024-06-17</text:p>
          </table:table-cell>
          <table:table-cell office:value-type="float" office:value="115.1" calcext:value-type="float">
            <text:p>115.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Hankins – tools</text:p>
          </table:table-cell>
          <table:table-cell office:value-type="date" office:date-value="2024-05-18" calcext:value-type="date">
            <text:p>2024-05-18</text:p>
          </table:table-cell>
          <table:table-cell office:value-type="float" office:value="41" calcext:value-type="float">
            <text:p>4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rs – it hardware</text:p>
          </table:table-cell>
          <table:table-cell office:value-type="date" office:date-value="2024-03-18" calcext:value-type="date">
            <text:p>2024-03-18</text:p>
          </table:table-cell>
          <table:table-cell office:value-type="float" office:value="86.58" calcext:value-type="float">
            <text:p>86.5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Hankins – installation hardware</text:p>
          </table:table-cell>
          <table:table-cell office:value-type="date" office:date-value="2024-07-05" calcext:value-type="date">
            <text:p>2024-07-05</text:p>
          </table:table-cell>
          <table:table-cell office:value-type="float" office:value="45" calcext:value-type="float">
            <text:p>4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mazon – installation hardware</text:p>
          </table:table-cell>
          <table:table-cell office:value-type="date" office:date-value="2024-07-16" calcext:value-type="date">
            <text:p>2024-07-16</text:p>
          </table:table-cell>
          <table:table-cell office:value-type="float" office:value="56.77" calcext:value-type="float">
            <text:p>56.7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ebay – it hardware</text:p>
          </table:table-cell>
          <table:table-cell office:value-type="date" office:date-value="2024-08-05" calcext:value-type="date">
            <text:p>2024-08-05</text:p>
          </table:table-cell>
          <table:table-cell office:value-type="float" office:value="14.75" calcext:value-type="float">
            <text:p>14.7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ebay – it hardware</text:p>
          </table:table-cell>
          <table:table-cell office:value-type="date" office:date-value="2024-08-05" calcext:value-type="date">
            <text:p>2024-08-05</text:p>
          </table:table-cell>
          <table:table-cell office:value-type="float" office:value="16.99" calcext:value-type="float">
            <text:p>16.9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mazon – installation hardware</text:p>
          </table:table-cell>
          <table:table-cell office:value-type="date" office:date-value="2024-10-07" calcext:value-type="date">
            <text:p>2024-10-07</text:p>
          </table:table-cell>
          <table:table-cell office:value-type="float" office:value="24.9" calcext:value-type="float">
            <text:p>24.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mazon – tools</text:p>
          </table:table-cell>
          <table:table-cell office:value-type="date" office:date-value="2024-09-25" calcext:value-type="date">
            <text:p>2024-09-25</text:p>
          </table:table-cell>
          <table:table-cell office:value-type="float" office:value="9.99" calcext:value-type="float">
            <text:p>9.9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Ebay – atas</text:p>
          </table:table-cell>
          <table:table-cell office:value-type="date" office:date-value="2024-10-26" calcext:value-type="date">
            <text:p>2024-10-26</text:p>
          </table:table-cell>
          <table:table-cell office:value-type="float" office:value="65.68" calcext:value-type="float">
            <text:p>65.6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hris bush – payphones</text:p>
          </table:table-cell>
          <table:table-cell office:value-type="date" office:date-value="2024-11-19" calcext:value-type="date">
            <text:p>2024-11-19</text:p>
          </table:table-cell>
          <table:table-cell office:value-type="float" office:value="1400" calcext:value-type="float">
            <text:p>1400</text:p>
          </table:table-cell>
          <table:table-cell table:number-columns-repeated="6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media, outreac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Usps -</text:p>
          </table:table-cell>
          <table:table-cell office:value-type="date" office:date-value="2024-01-24" calcext:value-type="date">
            <text:p>2024-01-24</text:p>
          </table:table-cell>
          <table:table-cell office:value-type="float" office:value="10.4" calcext:value-type="float">
            <text:p>10.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mazon – envelopes</text:p>
          </table:table-cell>
          <table:table-cell office:value-type="date" office:date-value="2024-03-20" calcext:value-type="date">
            <text:p>2024-03-20</text:p>
          </table:table-cell>
          <table:table-cell office:value-type="float" office:value="19.98" calcext:value-type="float">
            <text:p>19.9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inuteman – printing</text:p>
          </table:table-cell>
          <table:table-cell office:value-type="date" office:date-value="2024-03-15" calcext:value-type="date">
            <text:p>2024-03-15</text:p>
          </table:table-cell>
          <table:table-cell office:value-type="float" office:value="135" calcext:value-type="float">
            <text:p>13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sps – postage</text:p>
          </table:table-cell>
          <table:table-cell office:value-type="date" office:date-value="2024-03-18" calcext:value-type="date">
            <text:p>2024-03-18</text:p>
          </table:table-cell>
          <table:table-cell office:value-type="float" office:value="48.9" calcext:value-type="float">
            <text:p>48.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sps – postage</text:p>
          </table:table-cell>
          <table:table-cell office:value-type="date" office:date-value="2024-03-25" calcext:value-type="date">
            <text:p>2024-03-25</text:p>
          </table:table-cell>
          <table:table-cell office:value-type="float" office:value="46.3" calcext:value-type="float">
            <text:p>46.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mazon – staples</text:p>
          </table:table-cell>
          <table:table-cell office:value-type="date" office:date-value="2024-09-25" calcext:value-type="date">
            <text:p>2024-09-25</text:p>
          </table:table-cell>
          <table:table-cell office:value-type="float" office:value="2.18" calcext:value-type="float">
            <text:p>2.1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sps – po box</text:p>
          </table:table-cell>
          <table:table-cell office:value-type="date" office:date-value="2024-11-16" calcext:value-type="date">
            <text:p>2024-11-16</text:p>
          </table:table-cell>
          <table:table-cell office:value-type="float" office:value="182" calcext:value-type="float">
            <text:p>182</text:p>
          </table:table-cell>
          <table:table-cell table:number-columns-repeated="6"/>
        </table:table-row>
        <table:table-row table:style-name="ro2" table:number-rows-repeated="2">
          <table:table-cell table:number-columns-repeated="9"/>
        </table:table-row>
        <table:table-row table:style-name="ro2">
          <table:table-cell office:value-type="string" calcext:value-type="string">
            <text:p>fiscal sponsor</text:p>
          </table:table-cell>
          <table:table-cell table:number-columns-repeated="8"/>
        </table:table-row>
        <table:table-row table:style-name="ro2" table:number-rows-repeated="2">
          <table:table-cell table:number-columns-repeated="9"/>
        </table:table-row>
        <table:table-row table:style-name="ro2">
          <table:table-cell office:value-type="string" calcext:value-type="string">
            <text:p>misc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acc – professional consult</text:p>
          </table:table-cell>
          <table:table-cell office:value-type="date" office:date-value="2024-05-06" calcext:value-type="date">
            <text:p>2024-05-06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2" table:number-rows-repeated="2">
          <table:table-cell table:number-columns-repeated="9"/>
        </table:table-row>
        <table:table-row table:style-name="ro2">
          <table:table-cell office:value-type="string" calcext:value-type="string">
            <text:p>total expenses</text:p>
          </table:table-cell>
          <table:table-cell/>
          <table:table-cell table:style-name="ce23" table:formula="of:=SUM([.C3:.C77])" office:value-type="float" office:value="3778.2" calcext:value-type="float">
            <text:p>3778.2</text:p>
          </table:table-cell>
          <table:table-cell table:number-columns-repeated="6"/>
        </table:table-row>
        <table:table-row table:style-name="ro2" table:number-rows-repeated="2">
          <table:table-cell table:number-columns-repeated="9"/>
        </table:table-row>
        <table:table-row table:style-name="ro2">
          <table:table-cell office:value-type="string" calcext:value-type="string">
            <text:p>income</text:p>
          </table:table-cell>
          <table:table-cell table:number-columns-repeated="8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microcosm zines</text:p>
          </table:table-cell>
          <table:table-cell office:value-type="date" office:date-value="2024-04-30" calcext:value-type="date">
            <text:p>2024-04-30</text:p>
          </table:table-cell>
          <table:table-cell office:value-type="float" office:value="-102.72" calcext:value-type="float">
            <text:p>-102.7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bottles and cans host donation</text:p>
          </table:table-cell>
          <table:table-cell office:value-type="date" office:date-value="2024-05-14" calcext:value-type="date">
            <text:p>2024-05-14</text:p>
          </table:table-cell>
          <table:table-cell office:value-type="float" office:value="-365" calcext:value-type="float">
            <text:p>-36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preadshirt</text:p>
          </table:table-cell>
          <table:table-cell office:value-type="date" office:date-value="2024-09-06" calcext:value-type="date">
            <text:p>2024-09-06</text:p>
          </table:table-cell>
          <table:table-cell office:value-type="float" office:value="-17.56" calcext:value-type="float">
            <text:p>-17.56</text:p>
          </table:table-cell>
          <table:table-cell table:number-columns-repeated="6"/>
        </table:table-row>
        <table:table-row table:style-name="ro2" table:number-rows-repeated="4">
          <table:table-cell table:number-columns-repeated="9"/>
        </table:table-row>
        <table:table-row table:style-name="ro2">
          <table:table-cell office:value-type="string" calcext:value-type="string">
            <text:p>total income</text:p>
          </table:table-cell>
          <table:table-cell/>
          <table:table-cell table:formula="of:=SUM([.C82:.C89])" office:value-type="float" office:value="-485.28" calcext:value-type="float">
            <text:p>-485.28</text:p>
          </table:table-cell>
          <table:table-cell table:number-columns-repeated="6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in kind income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2 hours hired grant writer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site host resources, maintenance</text:p>
          </table:table-cell>
          <table:table-cell table:style-name="Default"/>
          <table:table-cell table:number-columns-repeated="6"/>
          <table:table-cell office:value-type="string" calcext:value-type="string">
            <text:p>50/mo</text:p>
          </table:table-cell>
        </table:table-row>
        <table:table-row table:style-name="ro2">
          <table:table-cell office:value-type="string" calcext:value-type="string">
            <text:p>Site installation and hardware acquisition labor</text:p>
          </table:table-cell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Site maintenance labor</text:p>
          </table:table-cell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media, outreach labor</text:p>
          </table:table-cell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storage</text:p>
          </table:table-cell>
          <table:table-cell table:style-name="Default"/>
          <table:table-cell table:number-columns-repeated="6"/>
          <table:table-cell office:value-type="string" calcext:value-type="string">
            <text:p>50/mo</text:p>
          </table:table-cell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net</text:p>
          </table:table-cell>
          <table:table-cell/>
          <table:table-cell table:formula="of:=SUM([.C78];[.C90])" office:value-type="float" office:value="3292.92" calcext:value-type="float">
            <text:p>3292.92</text:p>
          </table:table-cell>
          <table:table-cell table:number-columns-repeated="6"/>
        </table:table-row>
        <table:table-row table:style-name="ro2" table:number-rows-repeated="1048475">
          <table:table-cell table:number-columns-repeated="9"/>
        </table:table-row>
        <table:table-row table:style-name="ro2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 Regular" style:font-family-asian="'Noto Sans CJK SC Regular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17">00/00/0000</text:date>, <text:time style:data-style-name="N2" text:time-value="17:11:39.72096265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2-17T17:13:14.588245510</dc:date>
    <meta:editing-duration>P6DT4H55M30S</meta:editing-duration>
    <meta:editing-cycles>627</meta:editing-cycles>
    <meta:generator>LibreOffice/24.8.3.2$Linux_X86_64 LibreOffice_project/480$Build-2</meta:generator>
    <meta:document-statistic meta:table-count="10" meta:cell-count="2302" meta:object-count="0"/>
  </office:meta>
</office:document-meta>
</file>